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13E000001B08174C9C0CF932388.png" manifest:media-type="image/png"/>
  <manifest:file-entry manifest:full-path="Pictures/100000010000021B000001433A7E7194B163473F.png" manifest:media-type="image/png"/>
  <manifest:file-entry manifest:full-path="Pictures/10000001000001B8000000D4F29EEE85256FEC96.png" manifest:media-type="image/png"/>
  <manifest:file-entry manifest:full-path="Pictures/2000000900002D5F000015CB1BE07CD0769E66A1.svm" manifest:media-type="image/x-svm"/>
  <manifest:file-entry manifest:full-path="Pictures/10000001000001B8000000D45DFA1A323F81B772.png" manifest:media-type="image/png"/>
  <manifest:file-entry manifest:full-path="Pictures/2000000900002D5F000015CB73BB74FDCAEEA18C.svm" manifest:media-type="image/x-svm"/>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draw:fill="none" draw:textarea-vertical-align="middle"/>
    </style:style>
    <style:style style:name="gr3" style:family="graphic" style:parent-style-name="objectwithoutfill">
      <style:graphic-properties svg:stroke-width="0.053cm" draw:marker-start="Arrowheads_20_2" draw:marker-start-width="0.279cm" draw:marker-end="Arrowheads_20_2" draw:marker-end-width="0.279cm" draw:fill="none" draw:textarea-vertical-align="middle" fo:padding-top="0.151cm" fo:padding-bottom="0.151cm" fo:padding-left="0.276cm" fo:padding-right="0.276cm"/>
    </style:style>
    <style:style style:name="gr4" style:family="graphic" style:parent-style-name="standard">
      <style:graphic-properties draw:stroke="none" svg:stroke-color="#000000" draw:fill="solid" draw:fill-color="#ffffff" fo:min-height="0.615cm" fo:min-width="0.353cm"/>
      <style:paragraph-properties style:writing-mode="lr-tb"/>
    </style:style>
    <style:style style:name="gr5" style:family="graphic" style:parent-style-name="standard">
      <style:graphic-properties draw:stroke="none" svg:stroke-color="#000000" draw:fill="solid" draw:fill-color="#ffffff" fo:min-height="0.438cm" fo:min-width="0.967cm"/>
      <style:paragraph-properties style:writing-mode="lr-tb"/>
    </style:style>
    <style:style style:name="gr6" style:family="graphic" style:parent-style-name="standard">
      <style:graphic-properties draw:stroke="none" svg:stroke-color="#000000" draw:fill="solid" draw:fill-color="#ffffff" fo:min-height="0.615cm" fo:min-width="0.438cm"/>
      <style:paragraph-properties style:writing-mode="lr-tb"/>
    </style:style>
    <style:style style:name="gr7" style:family="graphic" style:parent-style-name="standard">
      <style:graphic-properties draw:stroke="none" svg:stroke-color="#000000" draw:fill="solid" draw:fill-color="#ffffff" fo:min-height="0.703cm" fo:min-width="1.496cm"/>
      <style:paragraph-properties style:writing-mode="lr-tb"/>
    </style:style>
    <style:style style:name="gr8" style:family="graphic" style:parent-style-name="standard">
      <style:graphic-properties draw:stroke="none" svg:stroke-color="#000000" draw:fill="none" draw:fill-color="#ffffff" fo:min-height="0.535cm" fo:min-width="0.789cm"/>
      <style:paragraph-properties style:writing-mode="lr-tb"/>
    </style:style>
    <style:style style:name="gr9" style:family="graphic" style:parent-style-name="standard">
      <style:graphic-properties draw:textarea-horizontal-align="justify" draw:textarea-vertical-align="middle" draw:auto-grow-height="false" fo:min-height="0.159cm" fo:min-width="0cm"/>
    </style:style>
    <style:style style:name="gr10" style:family="graphic" style:parent-style-name="standard">
      <style:graphic-properties draw:stroke="none" svg:stroke-color="#000000" draw:fill="none" draw:fill-color="#ffffff" fo:min-height="0.712cm" fo:min-width="0.425cm"/>
      <style:paragraph-properties style:writing-mode="lr-tb"/>
    </style:style>
    <style:style style:name="gr11" style:family="graphic" style:parent-style-name="standard">
      <style:graphic-properties draw:stroke="none" svg:stroke-color="#000000" draw:fill="none" draw:fill-color="#ffffff" fo:min-height="0.568cm" fo:min-width="2.114cm"/>
      <style:paragraph-properties style:writing-mode="lr-tb"/>
    </style:style>
    <style:style style:name="gr12" style:family="graphic" style:parent-style-name="standard">
      <style:graphic-properties draw:stroke="none" svg:stroke-color="#000000" draw:fill="solid" draw:fill-color="#ffffff" fo:min-height="0.52cm" fo:min-width="2.868cm"/>
      <style:paragraph-properties style:writing-mode="lr-tb"/>
    </style:style>
    <style:style style:name="gr13" style:family="graphic" style:parent-style-name="objectwithoutfill">
      <style:graphic-properties svg:stroke-width="0.053cm" svg:stroke-color="#000000" draw:marker-start="Arrowheads_20_2" draw:marker-start-width="0.279cm" draw:marker-end="" draw:marker-end-width="0.279cm" draw:fill="none" draw:textarea-vertical-align="middle" fo:padding-top="0.151cm" fo:padding-bottom="0.151cm" fo:padding-left="0.276cm" fo:padding-right="0.276cm"/>
    </style:style>
    <style:style style:name="gr14" style:family="graphic" style:parent-style-name="objectwithoutfill">
      <style:graphic-properties svg:stroke-width="0.053cm" svg:stroke-color="#000000" draw:marker-start="Arrowheads_20_2" draw:marker-start-width="0.279cm" draw:marker-end="Arrowheads_20_2" draw:marker-end-width="0.279cm" draw:fill="none" draw:textarea-vertical-align="middle" fo:padding-top="0.151cm" fo:padding-bottom="0.151cm" fo:padding-left="0.276cm" fo:padding-right="0.276cm"/>
    </style:style>
    <style:style style:name="gr15" style:family="graphic" style:parent-style-name="objectwithoutfill">
      <style:graphic-properties svg:stroke-width="0.053cm" svg:stroke-color="#000000" draw:marker-start="Arrowheads_20_3" draw:marker-start-width="0.279cm" draw:marker-end="Arrowheads_20_3" draw:marker-end-width="0.279cm" draw:fill="none" draw:textarea-vertical-align="middle" fo:padding-top="0.151cm" fo:padding-bottom="0.151cm" fo:padding-left="0.276cm" fo:padding-right="0.276cm"/>
    </style:style>
    <style:style style:name="gr16" style:family="graphic" style:parent-style-name="standard">
      <style:graphic-properties draw:stroke="none" draw:stroke-dash="Dash_20_Dot_20_4" svg:stroke-width="0cm" svg:stroke-color="#b2b2b2" draw:stroke-linejoin="round" svg:stroke-linecap="butt" draw:fill="solid" draw:fill-color="#b2b2b2" draw:opacity="100%" draw:textarea-horizontal-align="center" draw:textarea-vertical-align="middle" fo:padding-top="0.165cm" fo:padding-bottom="0.165cm" fo:padding-left="0.29cm" fo:padding-right="0.29cm"/>
    </style:style>
    <style:style style:name="gr17" style:family="graphic" style:parent-style-name="standard">
      <style:graphic-properties draw:stroke="none" draw:stroke-dash="Dash_20_Dot_20_4" svg:stroke-width="0cm" svg:stroke-color="#004586" draw:stroke-linejoin="round" svg:stroke-linecap="butt" draw:fill="solid" draw:fill-color="#004586" draw:opacity="100%" draw:textarea-horizontal-align="center" draw:textarea-vertical-align="middle" fo:padding-top="0.165cm" fo:padding-bottom="0.165cm" fo:padding-left="0.29cm" fo:padding-right="0.29cm"/>
    </style:style>
    <style:style style:name="gr18" style:family="graphic" style:parent-style-name="standard">
      <style:graphic-properties draw:stroke="solid" draw:stroke-dash="Dash_20_Dot_20_4" svg:stroke-width="0.08cm" svg:stroke-color="#b2b2b2" draw:stroke-linejoin="round" svg:stroke-linecap="butt" draw:textarea-horizontal-align="center" draw:textarea-vertical-align="middle" fo:padding-top="0.165cm" fo:padding-bottom="0.165cm" fo:padding-left="0.29cm" fo:padding-right="0.29cm"/>
    </style:style>
    <style:style style:name="gr19" style:family="graphic" style:parent-style-name="standard">
      <style:graphic-properties draw:stroke="solid" draw:stroke-dash="Dash_20_Dot_20_4" svg:stroke-width="0.08cm" svg:stroke-color="#004586" draw:stroke-linejoin="round" svg:stroke-linecap="butt" draw:textarea-horizontal-align="center" draw:textarea-vertical-align="middle" fo:padding-top="0.165cm" fo:padding-bottom="0.165cm" fo:padding-left="0.29cm" fo:padding-right="0.29cm"/>
    </style:style>
    <style:style style:name="gr20" style:family="graphic" style:parent-style-name="standard">
      <style:graphic-properties draw:stroke="none" draw:stroke-dash="Dash_20_Dot_20_4" svg:stroke-width="0cm" svg:stroke-color="#004586" draw:stroke-linejoin="round" svg:stroke-linecap="butt" draw:fill="solid" draw:fill-color="#b2b2b2" draw:opacity="100%" draw:textarea-horizontal-align="center" draw:textarea-vertical-align="middle" fo:padding-top="0.165cm" fo:padding-bottom="0.165cm" fo:padding-left="0.29cm" fo:padding-right="0.29cm"/>
    </style:style>
    <style:style style:name="gr21" style:family="graphic" style:parent-style-name="objectwithoutfill">
      <style:graphic-properties svg:stroke-width="0.053cm" draw:marker-start="Arrowheads_20_3" draw:marker-start-width="0.279cm" draw:marker-end="Arrowheads_20_3" draw:marker-end-width="0.279cm" draw:fill="none" draw:textarea-vertical-align="middle" fo:padding-top="0.151cm" fo:padding-bottom="0.151cm" fo:padding-left="0.276cm" fo:padding-right="0.276cm"/>
    </style:style>
    <style:style style:name="gr22" style:family="graphic" style:parent-style-name="objectwithoutfill">
      <style:graphic-properties svg:stroke-width="0.053cm" draw:marker-start-width="0.279cm" draw:marker-end="Arrowheads_20_5" draw:marker-end-width="0.279cm" draw:fill="none" draw:textarea-vertical-align="middle" fo:padding-top="0.151cm" fo:padding-bottom="0.151cm" fo:padding-left="0.276cm" fo:padding-right="0.276cm"/>
    </style:style>
    <style:style style:name="gr23" style:family="graphic" style:parent-style-name="objectwithoutfill">
      <style:graphic-properties svg:stroke-width="0.053cm" svg:stroke-color="#000000" draw:marker-start-width="0.279cm" draw:marker-end-width="0.279cm" draw:fill="none" draw:textarea-vertical-align="middle" fo:padding-top="0.151cm" fo:padding-bottom="0.151cm" fo:padding-left="0.276cm" fo:padding-right="0.276cm"/>
    </style:style>
    <style:style style:name="gr24" style:family="graphic" style:parent-style-name="standard">
      <style:graphic-properties draw:stroke="none" svg:stroke-color="#000000" draw:fill="none" draw:fill-color="#ffffff" fo:min-width="0.743cm"/>
      <style:paragraph-properties style:writing-mode="lr-tb"/>
    </style:style>
    <style:style style:name="gr25" style:family="graphic" style:parent-style-name="objectwithoutfill">
      <style:graphic-properties svg:stroke-width="0.053cm" svg:stroke-color="#ff0000" draw:marker-start-width="0.279cm" draw:marker-end="Arrowheads_20_5" draw:marker-end-width="0.279cm" draw:fill="none" draw:textarea-vertical-align="middle" fo:padding-top="0.151cm" fo:padding-bottom="0.151cm" fo:padding-left="0.276cm" fo:padding-right="0.276cm"/>
    </style:style>
    <style:style style:name="gr26" style:family="graphic" style:parent-style-name="standard">
      <style:graphic-properties draw:stroke="none" svg:stroke-color="#000000" draw:fill="none" draw:fill-color="#ffffff" fo:min-width="0.353cm"/>
      <style:paragraph-properties style:writing-mode="lr-tb"/>
    </style:style>
    <style:style style:name="gr27" style:family="graphic" style:parent-style-name="standard">
      <style:graphic-properties draw:stroke="none" svg:stroke-color="#000000" draw:fill="none" draw:fill-color="#ffffff" fo:min-width="1.06cm"/>
      <style:paragraph-properties style:writing-mode="lr-tb"/>
    </style:style>
    <style:style style:name="gr28" style:family="graphic" style:parent-style-name="standard">
      <style:graphic-properties draw:stroke="none" draw:stroke-dash="Dash_20_Dot_20_4" svg:stroke-width="0cm" svg:stroke-color="#b2b2b2" draw:stroke-linejoin="round" svg:stroke-linecap="butt" draw:fill="solid" draw:fill-color="#000000" draw:opacity="100%" draw:textarea-horizontal-align="center" draw:textarea-vertical-align="middle" fo:padding-top="0.165cm" fo:padding-bottom="0.165cm" fo:padding-left="0.29cm" fo:padding-right="0.29cm"/>
    </style:style>
    <style:style style:name="gr29" style:family="graphic" style:parent-style-name="objectwithoutfill">
      <style:graphic-properties draw:marker-start="Arrowheads_20_6" draw:marker-end="" draw:fill="none" draw:textarea-vertical-align="middle"/>
    </style:style>
    <style:style style:name="gr30" style:family="graphic" style:parent-style-name="objectwithoutfill">
      <style:graphic-properties draw:marker-start="" draw:marker-end="Arrowheads_20_6" draw:fill="none" draw:textarea-vertical-align="middle"/>
    </style:style>
    <style:style style:name="gr31" style:family="graphic" style:parent-style-name="standard">
      <style:graphic-properties draw:stroke="none" svg:stroke-color="#000000" draw:fill="none" draw:fill-color="#ffffff" draw:fit-to-size="false" style:shrink-to-fit="false" fo:min-width="1.831cm"/>
      <style:paragraph-properties style:writing-mode="lr-tb"/>
    </style:style>
    <style:style style:name="gr32" style:family="graphic" style:parent-style-name="standard">
      <style:graphic-properties draw:stroke="none" svg:stroke-color="#000000" draw:fill="none" draw:fill-color="#ffffff" draw:fit-to-size="false" style:shrink-to-fit="false" fo:min-width="3.135cm"/>
      <style:paragraph-properties style:writing-mode="lr-tb"/>
    </style:style>
    <style:style style:name="gr33" style:family="graphic" style:parent-style-name="standard">
      <style:graphic-properties draw:textarea-vertical-align="middle"/>
    </style:style>
    <style:style style:name="gr34" style:family="graphic" style:parent-style-name="standard">
      <style:graphic-properties draw:fill="hatch" draw:fill-hatch-name="Blue_20_45_20_Degrees_20_Crossed" draw:textarea-horizontal-align="justify" draw:textarea-vertical-align="middle" draw:auto-grow-height="false" fo:min-height="0cm" fo:min-width="2.555cm"/>
    </style:style>
    <style:style style:name="gr35" style:family="graphic" style:parent-style-name="objectwithoutfill">
      <style:graphic-properties svg:stroke-width="0.053cm" draw:marker-start-width="0.279cm" draw:marker-end-width="0.279cm" draw:fill="none" draw:textarea-vertical-align="middle" draw:auto-grow-height="true" draw:auto-grow-width="false" fo:padding-top="0.151cm" fo:padding-bottom="0.151cm" fo:padding-left="0.276cm" fo:padding-right="0.276cm"/>
    </style:style>
    <style:style style:name="gr36" style:family="graphic" style:parent-style-name="objectwithoutfill">
      <style:graphic-properties svg:stroke-color="#ff0000" draw:marker-start="Arrowheads_20_2" draw:fill="none" draw:textarea-vertical-align="middle" draw:auto-grow-height="true" draw:auto-grow-width="false"/>
    </style:style>
    <style:style style:name="gr37" style:family="graphic" style:parent-style-name="objectwithoutfill">
      <style:graphic-properties svg:stroke-width="0.053cm" svg:stroke-color="#ff0000" draw:marker-start-width="0.279cm" draw:marker-end-width="0.279cm" draw:fill="none" draw:textarea-vertical-align="middle" draw:auto-grow-height="true" draw:auto-grow-width="false" fo:padding-top="0.151cm" fo:padding-bottom="0.151cm" fo:padding-left="0.276cm" fo:padding-right="0.276cm"/>
    </style:style>
    <style:style style:name="gr3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textarea-horizontal-align="justify" draw:textarea-vertical-align="middle" draw:auto-grow-height="false" draw:auto-grow-width="false" fo:min-height="0.057cm" fo:min-width="0cm"/>
    </style:style>
    <style:style style:name="gr40" style:family="graphic" style:parent-style-name="standard">
      <style:graphic-properties draw:fill="none" draw:fill-color="#729fcf" loext:fill-use-slide-background="false" draw:textarea-horizontal-align="justify" draw:textarea-vertical-align="middle" draw:auto-grow-height="false" draw:auto-grow-width="false" fo:min-height="0.296cm" fo:min-width="0.046cm"/>
    </style:style>
    <style:style style:name="gr41" style:family="graphic" style:parent-style-name="standard">
      <style:graphic-properties draw:fill="none" draw:fill-color="#729fcf" loext:fill-use-slide-background="false" draw:textarea-horizontal-align="justify" draw:textarea-vertical-align="middle" draw:auto-grow-height="false" draw:auto-grow-width="false" fo:min-height="0.611cm" fo:min-width="0.361cm"/>
    </style:style>
    <style:style style:name="gr42" style:family="graphic" style:parent-style-name="standard">
      <style:graphic-properties draw:fill="none" draw:fill-color="#729fcf" loext:fill-use-slide-background="false" draw:textarea-horizontal-align="justify" draw:textarea-vertical-align="middle" draw:auto-grow-height="false" draw:auto-grow-width="false" fo:min-height="0.883cm" fo:min-width="0.633cm"/>
    </style:style>
    <style:style style:name="gr43" style:family="graphic" style:parent-style-name="standard">
      <style:graphic-properties draw:fill="none" draw:fill-color="#729fcf" loext:fill-use-slide-background="false" draw:textarea-horizontal-align="justify" draw:textarea-vertical-align="middle" draw:auto-grow-height="false" draw:auto-grow-width="false" fo:min-height="1.15cm" fo:min-width="0.9cm"/>
    </style:style>
    <style:style style:name="gr44" style:family="graphic" style:parent-style-name="standard">
      <style:graphic-properties draw:fill="none" draw:fill-color="#729fcf" loext:fill-use-slide-background="false" draw:textarea-horizontal-align="justify" draw:textarea-vertical-align="middle" draw:auto-grow-height="false" draw:auto-grow-width="false" fo:min-height="1.438cm" fo:min-width="1.188cm"/>
    </style:style>
    <style:style style:name="gr45" style:family="graphic" style:parent-style-name="standard">
      <style:graphic-properties draw:fill="none" draw:fill-color="#729fcf" loext:fill-use-slide-background="false" draw:textarea-horizontal-align="justify" draw:textarea-vertical-align="middle" draw:auto-grow-height="false" draw:auto-grow-width="false" fo:min-height="1.721cm" fo:min-width="1.471cm"/>
    </style:style>
    <style:style style:name="gr46" style:family="graphic" style:parent-style-name="standard">
      <style:graphic-properties draw:fill="none" draw:fill-color="#729fcf" loext:fill-use-slide-background="false" draw:textarea-horizontal-align="justify" draw:textarea-vertical-align="middle" draw:auto-grow-height="false" draw:auto-grow-width="false" fo:min-height="1.991cm" fo:min-width="1.741cm"/>
    </style:style>
    <style:style style:name="gr47" style:family="graphic" style:parent-style-name="standard">
      <style:graphic-properties draw:fill="none" draw:fill-color="#729fcf" loext:fill-use-slide-background="false" draw:textarea-horizontal-align="justify" draw:textarea-vertical-align="middle" draw:auto-grow-height="false" draw:auto-grow-width="false" fo:min-height="2.291cm" fo:min-width="2.041cm"/>
    </style:style>
    <style:style style:name="gr48" style:family="graphic" style:parent-style-name="standard">
      <style:graphic-properties draw:fill-color="#ff0000" draw:textarea-horizontal-align="justify" draw:textarea-vertical-align="middle" draw:auto-grow-height="false" draw:auto-grow-width="false" fo:min-height="0.057cm" fo:min-width="0cm"/>
    </style:style>
    <style:style style:name="gr49" style:family="graphic" style:parent-style-name="objectwithoutfill">
      <style:graphic-properties svg:stroke-width="0.053cm" svg:stroke-color="#000000" draw:marker-start-width="0.279cm" draw:marker-end="Arrowheads_20_2" draw:marker-end-width="0.279cm" draw:fill="none" draw:textarea-vertical-align="middle" draw:auto-grow-height="true" draw:auto-grow-width="false" fo:padding-top="0.151cm" fo:padding-bottom="0.151cm" fo:padding-left="0.276cm" fo:padding-right="0.276cm"/>
    </style:style>
    <style:style style:name="gr50" style:family="graphic" style:parent-style-name="standard">
      <style:graphic-properties draw:textarea-horizontal-align="justify" draw:textarea-vertical-align="middle" draw:auto-grow-height="false" draw:auto-grow-width="false" fo:min-height="1.722cm" fo:min-width="0cm"/>
    </style:style>
    <style:style style:name="gr51" style:family="graphic" style:parent-style-name="standard">
      <style:graphic-properties draw:textarea-horizontal-align="justify" draw:textarea-vertical-align="middle" draw:auto-grow-height="false" fo:min-height="0.012cm" fo:min-width="0cm"/>
    </style:style>
    <style:style style:name="gr52" style:family="graphic" style:parent-style-name="standard">
      <style:graphic-properties draw:textarea-horizontal-align="justify" draw:textarea-vertical-align="middle" draw:auto-grow-height="false" fo:min-height="0.013cm" fo:min-width="0cm"/>
    </style:style>
    <style:style style:name="gr53" style:family="graphic" style:parent-style-name="standard">
      <style:graphic-properties draw:textarea-horizontal-align="justify" draw:textarea-vertical-align="middle" draw:auto-grow-height="false" draw:auto-grow-width="false" fo:min-height="0.227cm" fo:min-width="1.916cm" draw:shadow="hidden"/>
    </style:style>
    <style:style style:name="gr54" style:family="graphic" style:parent-style-name="standard">
      <style:graphic-properties draw:fill="solid" draw:fill-color="#b2b2b2" draw:textarea-horizontal-align="justify" draw:textarea-vertical-align="middle" draw:auto-grow-height="false" draw:auto-grow-width="false" fo:min-height="0.517cm" fo:min-width="0.283cm"/>
    </style:style>
    <style:style style:name="gr55" style:family="graphic" style:parent-style-name="standard">
      <style:graphic-properties draw:fill="hatch" draw:fill-color="#b2b2b2" draw:fill-hatch-name="Blue_20_45_20_Degrees_20_Crossed" draw:textarea-horizontal-align="justify" draw:textarea-vertical-align="middle" draw:auto-grow-height="false" draw:auto-grow-width="false" fo:min-height="0.517cm" fo:min-width="0.283cm"/>
    </style:style>
    <style:style style:name="gr56" style:family="graphic" style:parent-style-name="standard">
      <style:graphic-properties draw:textarea-horizontal-align="justify" draw:textarea-vertical-align="middle" draw:auto-grow-height="false" draw:auto-grow-width="false" fo:min-height="2.556cm" fo:min-width="1.711cm" draw:shadow="hidden"/>
    </style:style>
    <style:style style:name="gr57" style:family="graphic" style:parent-style-name="standard">
      <style:graphic-properties draw:textarea-horizontal-align="justify" draw:textarea-vertical-align="middle" draw:auto-grow-height="false" draw:auto-grow-width="false" fo:min-height="1.65cm" fo:min-width="0.462cm"/>
    </style:style>
    <style:style style:name="gr58" style:family="graphic" style:parent-style-name="standard">
      <style:graphic-properties draw:textarea-vertical-align="middle" draw:auto-grow-height="true" draw:auto-grow-width="false"/>
    </style:style>
    <style:style style:name="gr59" style:family="graphic" style:parent-style-name="standard">
      <style:graphic-properties draw:fill-color="#b2b2b2" draw:textarea-horizontal-align="justify" draw:textarea-vertical-align="middle" draw:auto-grow-height="false" draw:auto-grow-width="false" fo:min-height="9.78cm" fo:min-width="12.2cm"/>
    </style:style>
    <style:style style:name="gr60" style:family="graphic" style:parent-style-name="standard">
      <style:graphic-properties draw:textarea-horizontal-align="justify" draw:textarea-vertical-align="middle" draw:auto-grow-height="false" draw:auto-grow-width="false" fo:min-height="9.78cm" fo:min-width="12.2cm"/>
    </style:style>
    <style:style style:name="gr61" style:family="graphic" style:parent-style-name="objectwithoutfill">
      <style:graphic-properties svg:stroke-width="0.053cm" draw:marker-start-width="0.279cm" draw:marker-end="Arrowheads_20_2" draw:marker-end-width="0.279cm" draw:fill="none" draw:textarea-vertical-align="middle" draw:auto-grow-height="true" draw:auto-grow-width="false" fo:padding-top="0.151cm" fo:padding-bottom="0.151cm" fo:padding-left="0.276cm" fo:padding-right="0.276cm"/>
    </style:style>
    <style:style style:name="gr62" style:family="graphic" style:parent-style-name="standard">
      <style:graphic-properties draw:stroke="none" draw:stroke-dash="Dash_20_Dot_20_4" svg:stroke-width="0.053cm" svg:stroke-color="#004586" draw:marker-start-width="0.279cm" draw:marker-end-width="0.279cm" draw:stroke-linejoin="round" svg:stroke-linecap="butt" draw:fill="solid" draw:fill-color="#004586" draw:opacity="100%" draw:textarea-horizontal-align="center" draw:textarea-vertical-align="middle" fo:padding-top="0.165cm" fo:padding-bottom="0.165cm" fo:padding-left="0.29cm" fo:padding-right="0.29cm"/>
    </style:style>
    <style:style style:name="gr63" style:family="graphic" style:parent-style-name="standard">
      <style:graphic-properties draw:stroke="none" draw:stroke-dash="Dash_20_Dot_20_4" svg:stroke-width="0.053cm" svg:stroke-color="#004586" draw:marker-start-width="0.279cm" draw:marker-end-width="0.279cm" draw:stroke-linejoin="round" svg:stroke-linecap="butt" draw:fill="solid" draw:fill-color="#b2b2b2" draw:opacity="100%" draw:textarea-horizontal-align="center" draw:textarea-vertical-align="middle" fo:padding-top="0.165cm" fo:padding-bottom="0.165cm" fo:padding-left="0.29cm" fo:padding-right="0.29cm"/>
    </style:style>
    <style:style style:name="gr64" style:family="graphic" style:parent-style-name="objectwithoutfill">
      <style:graphic-properties svg:stroke-width="0.053cm" svg:stroke-color="#666666" draw:marker-start-width="0.279cm" draw:marker-end-width="0.279cm" draw:fill="none" draw:textarea-vertical-align="middle" draw:auto-grow-height="true" draw:auto-grow-width="false" fo:padding-top="0.151cm" fo:padding-bottom="0.151cm" fo:padding-left="0.276cm" fo:padding-right="0.276cm"/>
    </style:style>
    <style:style style:name="gr65" style:family="graphic" style:parent-style-name="standard">
      <style:graphic-properties draw:textarea-horizontal-align="justify" draw:textarea-vertical-align="middle" draw:auto-grow-height="false" draw:auto-grow-width="false" fo:min-height="2.032cm" fo:min-width="2.251cm" draw:shadow="hidden"/>
    </style:style>
    <style:style style:name="gr66" style:family="graphic" style:parent-style-name="standard">
      <style:graphic-properties draw:fill-color="#dddddd" draw:textarea-horizontal-align="justify" draw:textarea-vertical-align="middle" draw:auto-grow-height="false" draw:auto-grow-width="false" fo:min-height="1.217cm" fo:min-width="4.07cm"/>
    </style:style>
    <style:style style:name="gr67" style:family="graphic" style:parent-style-name="standard">
      <style:graphic-properties draw:fill-color="#000000" draw:textarea-horizontal-align="justify" draw:textarea-vertical-align="middle" draw:auto-grow-height="false" draw:auto-grow-width="false" fo:min-height="0.755cm" fo:min-width="0cm"/>
    </style:style>
    <style:style style:name="gr68" style:family="graphic" style:parent-style-name="standard">
      <style:graphic-properties draw:fill-color="#666666" draw:textarea-horizontal-align="justify" draw:textarea-vertical-align="middle" draw:auto-grow-height="false" draw:auto-grow-width="false" fo:min-height="0.755cm" fo:min-width="0cm"/>
    </style:style>
    <style:style style:name="gr69" style:family="graphic" style:parent-style-name="standard">
      <style:graphic-properties draw:fill-color="#999999" draw:textarea-horizontal-align="justify" draw:textarea-vertical-align="middle" draw:auto-grow-height="false" draw:auto-grow-width="false" fo:min-height="0.755cm" fo:min-width="0cm"/>
    </style:style>
    <style:style style:name="gr70" style:family="graphic" style:parent-style-name="standard">
      <style:graphic-properties draw:fill-color="#cccccc" draw:textarea-horizontal-align="justify" draw:textarea-vertical-align="middle" draw:auto-grow-height="false" draw:auto-grow-width="false" fo:min-height="0.755cm" fo:min-width="0cm"/>
    </style:style>
    <style:style style:name="gr71" style:family="graphic" style:parent-style-name="standard">
      <style:graphic-properties draw:fill-color="#dddddd" draw:textarea-horizontal-align="justify" draw:textarea-vertical-align="middle" draw:auto-grow-height="false" draw:auto-grow-width="false" fo:min-height="0.755cm" fo:min-width="0cm"/>
    </style:style>
    <style:style style:name="gr72" style:family="graphic" style:parent-style-name="objectwithoutfill">
      <style:graphic-properties draw:stroke="dash" draw:stroke-dash="Dash_20__28_Rounded_29_" svg:stroke-width="0.053cm" svg:stroke-color="#3faf46" draw:marker-start="" draw:marker-start-width="0.279cm" draw:marker-end="" draw:marker-end-width="0.279cm" svg:stroke-linecap="round" draw:fill="none" draw:textarea-vertical-align="middle" fo:padding-top="0.151cm" fo:padding-bottom="0.151cm" fo:padding-left="0.276cm" fo:padding-right="0.276cm"/>
    </style:style>
    <style:style style:name="gr73" style:family="graphic" style:parent-style-name="objectwithoutfill">
      <style:graphic-properties draw:stroke="dash" draw:stroke-dash="Dash_20__28_Rounded_29_" svg:stroke-width="0.053cm" draw:marker-start="" draw:marker-start-width="0.279cm" draw:marker-end="" draw:marker-end-width="0.279cm" svg:stroke-linecap="round" draw:fill="none" draw:textarea-vertical-align="middle" fo:padding-top="0.151cm" fo:padding-bottom="0.151cm" fo:padding-left="0.276cm" fo:padding-right="0.276cm"/>
    </style:style>
    <style:style style:name="gr74" style:family="graphic" style:parent-style-name="objectwithoutfill">
      <style:graphic-properties svg:stroke-width="0.053cm" svg:stroke-color="#3faf46" draw:marker-start-width="0.279cm" draw:marker-end="Arrowheads_20_5" draw:marker-end-width="0.279cm" draw:fill="none" draw:textarea-vertical-align="middle" fo:padding-top="0.151cm" fo:padding-bottom="0.151cm" fo:padding-left="0.276cm" fo:padding-right="0.276cm"/>
    </style:style>
    <style:style style:name="gr75" style:family="graphic" style:parent-style-name="standard">
      <style:graphic-properties draw:marker-start="Arrowheads_20_6" draw:marker-end="" draw:textarea-vertical-align="middle"/>
    </style:style>
    <style:style style:name="gr76" style:family="graphic" style:parent-style-name="standard">
      <style:graphic-properties draw:marker-end="Arrowheads_20_6" draw:textarea-vertical-align="middle"/>
    </style:style>
    <style:style style:name="gr77" style:family="graphic" style:parent-style-name="standard">
      <style:graphic-properties draw:stroke="none" svg:stroke-color="#000000" draw:fill="none" draw:fill-color="#ffffff" fo:min-width="0.476cm"/>
      <style:paragraph-properties style:writing-mode="lr-tb"/>
    </style:style>
    <style:style style:name="gr78" style:family="graphic" style:parent-style-name="standard">
      <style:graphic-properties draw:stroke="none" svg:stroke-color="#000000" draw:fill="none" draw:fill-color="#ffffff" fo:min-width="0.705cm"/>
      <style:paragraph-properties style:writing-mode="lr-tb"/>
    </style:style>
    <style:style style:name="gr79" style:family="graphic" style:parent-style-name="standard">
      <style:graphic-properties draw:stroke="none" svg:stroke-color="#000000" draw:fill="solid" draw:fill-color="#ffffff" fo:min-width="0.476cm"/>
      <style:paragraph-properties style:writing-mode="lr-tb"/>
    </style:style>
    <style:style style:name="gr80" style:family="graphic" style:parent-style-name="standard">
      <style:graphic-properties draw:stroke="none" svg:stroke-color="#000000" draw:fill="none" draw:fill-color="#ffffff" draw:fit-to-size="false" style:shrink-to-fit="false" fo:min-width="0.476cm"/>
      <style:paragraph-properties style:writing-mode="lr-tb"/>
    </style:style>
    <style:style style:name="gr81" style:family="graphic" style:parent-style-name="standard">
      <style:graphic-properties draw:stroke="none" svg:stroke-color="#000000" draw:fill="none" draw:fill-color="#ffffff" draw:textarea-vertical-align="bottom" draw:fit-to-size="false" style:shrink-to-fit="false" fo:min-width="0.476cm"/>
      <style:paragraph-properties style:writing-mode="lr-tb"/>
    </style:style>
    <style:style style:name="gr82" style:family="graphic" style:parent-style-name="standard">
      <style:graphic-properties draw:stroke="none" svg:stroke-color="#000000" draw:fill="none" draw:fill-color="#ffffff" draw:fit-to-size="false" style:shrink-to-fit="false" fo:min-width="0.286cm"/>
      <style:paragraph-properties style:writing-mode="lr-tb"/>
    </style:style>
    <style:style style:name="gr83" style:family="graphic" style:parent-style-name="standard">
      <style:graphic-properties draw:stroke="none" draw:fill="none" draw:textarea-vertical-align="bottom" draw:fit-to-size="false" style:shrink-to-fit="false" fo:min-width="0.476cm"/>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ffffff"/>
    </style:style>
    <style:style style:name="P3" style:family="paragraph">
      <loext:graphic-properties draw:fill="none" draw:fill-color="#ffffff"/>
    </style:style>
    <style:style style:name="P4" style:family="paragraph">
      <style:paragraph-properties fo:text-align="center"/>
    </style:style>
    <style:style style:name="P5" style:family="paragraph">
      <loext:graphic-properties draw:fill="solid" draw:fill-color="#b2b2b2" draw:opacity="100%"/>
      <style:paragraph-properties fo:text-align="center"/>
    </style:style>
    <style:style style:name="P6" style:family="paragraph">
      <loext:graphic-properties draw:fill="solid" draw:fill-color="#004586" draw:opacity="100%"/>
      <style:paragraph-properties fo:text-align="center"/>
    </style:style>
    <style:style style:name="P7" style:family="paragraph">
      <loext:graphic-properties draw:fill="solid" draw:fill-color="#000000" draw:opacity="100%"/>
      <style:paragraph-properties fo:text-align="center"/>
    </style:style>
    <style:style style:name="P8" style:family="paragraph">
      <loext:graphic-properties draw:fill="none" draw:fill-color="#ffffff"/>
      <style:paragraph-properties fo:text-align="center"/>
    </style:style>
    <style:style style:name="P9" style:family="paragraph">
      <loext:graphic-properties draw:fill="hatch" draw:fill-hatch-name="Blue_20_45_20_Degrees_20_Crossed"/>
      <style:paragraph-properties fo:text-align="center"/>
    </style:style>
    <style:style style:name="P10" style:family="paragraph">
      <loext:graphic-properties draw:fill="none" draw:fill-color="#729fcf"/>
      <style:paragraph-properties fo:text-align="center"/>
    </style:style>
    <style:style style:name="P11" style:family="paragraph">
      <loext:graphic-properties draw:fill-color="#ff0000"/>
      <style:paragraph-properties fo:text-align="center"/>
    </style:style>
    <style:style style:name="P12" style:family="paragraph">
      <loext:graphic-properties draw:fill="solid" draw:fill-color="#b2b2b2"/>
      <style:paragraph-properties fo:text-align="center"/>
    </style:style>
    <style:style style:name="P13" style:family="paragraph">
      <loext:graphic-properties draw:fill="hatch" draw:fill-color="#b2b2b2" draw:fill-hatch-name="Blue_20_45_20_Degrees_20_Crossed"/>
      <style:paragraph-properties fo:text-align="center"/>
    </style:style>
    <style:style style:name="P14" style:family="paragraph">
      <loext:graphic-properties draw:fill-color="#b2b2b2"/>
      <style:paragraph-properties fo:text-align="center"/>
    </style:style>
    <style:style style:name="P15" style:family="paragraph">
      <loext:graphic-properties draw:fill-color="#dddddd"/>
      <style:paragraph-properties fo:text-align="center"/>
    </style:style>
    <style:style style:name="P16" style:family="paragraph">
      <loext:graphic-properties draw:fill-color="#000000"/>
      <style:paragraph-properties fo:text-align="center"/>
    </style:style>
    <style:style style:name="P17" style:family="paragraph">
      <loext:graphic-properties draw:fill-color="#666666"/>
      <style:paragraph-properties fo:text-align="center"/>
    </style:style>
    <style:style style:name="P18" style:family="paragraph">
      <loext:graphic-properties draw:fill-color="#999999"/>
      <style:paragraph-properties fo:text-align="center"/>
    </style:style>
    <style:style style:name="P19" style:family="paragraph">
      <loext:graphic-properties draw:fill-color="#cccccc"/>
      <style:paragraph-properties fo:text-align="center"/>
    </style:style>
    <style:style style:name="P20" style:family="paragraph">
      <loext:graphic-properties draw:fill="none"/>
      <style:paragraph-properties fo:text-align="center"/>
      <style:text-properties fo:font-size="12pt"/>
    </style:style>
    <style:style style:name="P21" style:family="paragraph">
      <style:paragraph-properties fo:text-align="center"/>
      <style:text-properties fo:font-size="12pt"/>
    </style:style>
    <style:style style:name="P22" style:family="paragraph">
      <loext:graphic-properties draw:fill="none" draw:fill-color="#ffffff"/>
      <style:text-properties fo:font-size="12pt"/>
    </style:style>
    <style:style style:name="P23" style:family="paragraph">
      <loext:graphic-properties draw:fill="solid" draw:fill-color="#ffffff"/>
      <style:text-properties fo:font-size="12pt"/>
    </style:style>
    <style:style style:name="P24" style:family="paragraph">
      <style:paragraph-properties fo:text-align="end"/>
    </style:style>
    <style:style style:name="P25" style:family="paragraph">
      <loext:graphic-properties draw:fill="none"/>
      <style:paragraph-properties fo:text-align="end"/>
      <style:text-properties fo:font-size="12pt"/>
    </style:style>
    <style:style style:name="T1" style:family="text">
      <style:text-properties fo:font-size="1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frame draw:style-name="gr1" draw:text-style-name="P1" draw:layer="layout" svg:width="11.614cm" svg:height="5.578cm" svg:x="4.775cm" svg:y="3.943cm">
          <draw:image xlink:href="Pictures/2000000900002D5F000015CB73BB74FDCAEEA18C.svm" xlink:type="simple" xlink:show="embed" xlink:actuate="onLoad" draw:mime-type="image/x-svm">
            <text:p/>
          </draw:image>
          <draw:image xlink:href="Pictures/10000001000001B8000000D45DFA1A323F81B772.png" xlink:type="simple" xlink:show="embed" xlink:actuate="onLoad" draw:mime-type="image/png"/>
        </draw:frame>
        <draw:line draw:style-name="gr2" draw:text-style-name="P1" draw:layer="layout" svg:x1="3.509cm" svg:y1="6.791cm" svg:x2="17.532cm" svg:y2="6.791cm">
          <text:p/>
        </draw:line>
        <draw:line draw:style-name="gr2" draw:text-style-name="P1" draw:layer="layout" svg:x1="4.803cm" svg:y1="3.439cm" svg:x2="4.803cm" svg:y2="9.819cm">
          <text:p/>
        </draw:line>
        <draw:line draw:style-name="gr3" draw:text-style-name="P1" draw:layer="layout" svg:x1="3.45cm" svg:y1="3.41cm" svg:x2="3.45cm" svg:y2="6.791cm">
          <text:p/>
        </draw:line>
        <draw:line draw:style-name="gr2" draw:text-style-name="P1" draw:layer="layout" svg:x1="7.703cm" svg:y1="3.439cm" svg:x2="7.703cm" svg:y2="9.819cm">
          <text:p/>
        </draw:line>
        <draw:line draw:style-name="gr2" draw:text-style-name="P1" draw:layer="layout" svg:x1="10.603cm" svg:y1="3.439cm" svg:x2="10.603cm" svg:y2="9.819cm">
          <text:p/>
        </draw:line>
        <draw:line draw:style-name="gr2" draw:text-style-name="P1" draw:layer="layout" svg:x1="13.503cm" svg:y1="3.439cm" svg:x2="13.503cm" svg:y2="9.819cm">
          <text:p/>
        </draw:line>
        <draw:line draw:style-name="gr2" draw:text-style-name="P1" draw:layer="layout" svg:x1="16.303cm" svg:y1="3.439cm" svg:x2="16.303cm" svg:y2="9.819cm">
          <text:p/>
        </draw:line>
        <draw:line draw:style-name="gr3" draw:text-style-name="P1" draw:layer="layout" svg:x1="10.601cm" svg:y1="9.407cm" svg:x2="4.787cm" svg:y2="9.445cm">
          <text:p/>
        </draw:line>
        <draw:frame draw:style-name="gr4" draw:text-style-name="P2" draw:layer="layout" svg:width="0.853cm" svg:height="0.962cm" svg:x="3.972cm" svg:y="6.916cm">
          <draw:text-box>
            <text:p>0</text:p>
          </draw:text-box>
        </draw:frame>
        <draw:frame draw:style-name="gr5" draw:text-style-name="P2" draw:layer="layout" svg:width="1.467cm" svg:height="0.962cm" svg:x="6.926cm" svg:y="6.916cm">
          <draw:text-box>
            <text:p>π/2</text:p>
          </draw:text-box>
        </draw:frame>
        <draw:frame draw:style-name="gr6" draw:text-style-name="P2" draw:layer="layout" svg:width="0.938cm" svg:height="0.962cm" svg:x="9.615cm" svg:y="6.916cm">
          <draw:text-box>
            <text:p>π</text:p>
          </draw:text-box>
        </draw:frame>
        <draw:frame draw:style-name="gr7" draw:text-style-name="P2" draw:layer="layout" svg:width="1.996cm" svg:height="0.962cm" svg:x="12.641cm" svg:y="6.916cm">
          <draw:text-box>
            <text:p>3π/2 </text:p>
          </draw:text-box>
        </draw:frame>
        <draw:frame draw:style-name="gr8" draw:text-style-name="P3" draw:layer="layout" svg:width="1.289cm" svg:height="0.962cm" svg:x="16.368cm" svg:y="6.916cm">
          <draw:text-box>
            <text:p>2π</text:p>
          </draw:text-box>
        </draw:frame>
        <draw:custom-shape draw:style-name="gr9" draw:text-style-name="P4" draw:layer="layout" svg:width="0.601cm" svg:height="0.577cm" svg:x="7.432cm" svg:y="3.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3" draw:layer="layout" svg:width="0.925cm" svg:height="0.962cm" svg:x="2.361cm" svg:y="4.426cm">
          <draw:text-box>
            <text:p>A</text:p>
          </draw:text-box>
        </draw:frame>
        <draw:frame draw:style-name="gr11" draw:text-style-name="P3" draw:layer="layout" svg:width="2.614cm" svg:height="0.962cm" svg:x="6.967cm" svg:y="2.525cm">
          <draw:text-box>
            <text:p>Particle</text:p>
          </draw:text-box>
        </draw:frame>
        <draw:frame draw:style-name="gr12" draw:text-style-name="P2" draw:layer="layout" svg:width="3.368cm" svg:height="0.962cm" svg:x="14.658cm" svg:y="5.676cm">
          <draw:text-box>
            <text:p>Y = sin (x)</text:p>
          </draw:text-box>
        </draw:frame>
        <draw:frame draw:style-name="gr1" draw:text-style-name="P1" draw:layer="layout" svg:width="1.428cm" svg:height="5.578cm" svg:x="4.882cm" svg:y="13.396cm">
          <draw:image xlink:href="Pictures/2000000900002D5F000015CB73BB74FDCAEEA18C.svm" xlink:type="simple" xlink:show="embed" xlink:actuate="onLoad" draw:mime-type="image/x-svm">
            <text:p/>
          </draw:image>
          <draw:image xlink:href="Pictures/10000001000001B8000000D45DFA1A323F81B772.png" xlink:type="simple" xlink:show="embed" xlink:actuate="onLoad" draw:mime-type="image/png"/>
        </draw:frame>
        <draw:frame draw:style-name="gr1" draw:text-style-name="P1" draw:layer="layout" svg:width="1.428cm" svg:height="5.578cm" svg:x="6.289cm" svg:y="13.396cm">
          <draw:image xlink:href="Pictures/2000000900002D5F000015CB73BB74FDCAEEA18C.svm" xlink:type="simple" xlink:show="embed" xlink:actuate="onLoad" draw:mime-type="image/x-svm">
            <text:p/>
          </draw:image>
          <draw:image xlink:href="Pictures/10000001000001B8000000D45DFA1A323F81B772.png" xlink:type="simple" xlink:show="embed" xlink:actuate="onLoad" draw:mime-type="image/png"/>
        </draw:frame>
        <draw:frame draw:style-name="gr1" draw:text-style-name="P1" draw:layer="layout" svg:width="1.428cm" svg:height="5.578cm" svg:x="7.724cm" svg:y="13.396cm">
          <draw:image xlink:href="Pictures/2000000900002D5F000015CB73BB74FDCAEEA18C.svm" xlink:type="simple" xlink:show="embed" xlink:actuate="onLoad" draw:mime-type="image/x-svm">
            <text:p/>
          </draw:image>
          <draw:image xlink:href="Pictures/10000001000001B8000000D45DFA1A323F81B772.png" xlink:type="simple" xlink:show="embed" xlink:actuate="onLoad" draw:mime-type="image/png"/>
        </draw:frame>
        <draw:frame draw:style-name="gr1" draw:text-style-name="P1" draw:layer="layout" svg:width="1.428cm" svg:height="5.578cm" svg:x="9.131cm" svg:y="13.396cm">
          <draw:image xlink:href="Pictures/2000000900002D5F000015CB73BB74FDCAEEA18C.svm" xlink:type="simple" xlink:show="embed" xlink:actuate="onLoad" draw:mime-type="image/x-svm">
            <text:p/>
          </draw:image>
          <draw:image xlink:href="Pictures/10000001000001B8000000D45DFA1A323F81B772.png" xlink:type="simple" xlink:show="embed" xlink:actuate="onLoad" draw:mime-type="image/png"/>
        </draw:frame>
        <draw:frame draw:style-name="gr1" draw:text-style-name="P1" draw:layer="layout" svg:width="1.428cm" svg:height="5.578cm" svg:x="10.583cm" svg:y="13.396cm">
          <draw:image xlink:href="Pictures/2000000900002D5F000015CB73BB74FDCAEEA18C.svm" xlink:type="simple" xlink:show="embed" xlink:actuate="onLoad" draw:mime-type="image/x-svm">
            <text:p/>
          </draw:image>
          <draw:image xlink:href="Pictures/10000001000001B8000000D45DFA1A323F81B772.png" xlink:type="simple" xlink:show="embed" xlink:actuate="onLoad" draw:mime-type="image/png"/>
        </draw:frame>
        <draw:frame draw:style-name="gr1" draw:text-style-name="P1" draw:layer="layout" svg:width="1.428cm" svg:height="5.578cm" svg:x="11.99cm" svg:y="13.396cm">
          <draw:image xlink:href="Pictures/2000000900002D5F000015CB73BB74FDCAEEA18C.svm" xlink:type="simple" xlink:show="embed" xlink:actuate="onLoad" draw:mime-type="image/x-svm">
            <text:p/>
          </draw:image>
          <draw:image xlink:href="Pictures/10000001000001B8000000D45DFA1A323F81B772.png" xlink:type="simple" xlink:show="embed" xlink:actuate="onLoad" draw:mime-type="image/png"/>
        </draw:frame>
        <draw:frame draw:style-name="gr1" draw:text-style-name="P1" draw:layer="layout" svg:width="1.428cm" svg:height="5.578cm" svg:x="13.425cm" svg:y="13.396cm">
          <draw:image xlink:href="Pictures/2000000900002D5F000015CB73BB74FDCAEEA18C.svm" xlink:type="simple" xlink:show="embed" xlink:actuate="onLoad" draw:mime-type="image/x-svm">
            <text:p/>
          </draw:image>
          <draw:image xlink:href="Pictures/10000001000001B8000000D45DFA1A323F81B772.png" xlink:type="simple" xlink:show="embed" xlink:actuate="onLoad" draw:mime-type="image/png"/>
        </draw:frame>
        <draw:frame draw:style-name="gr1" draw:text-style-name="P1" draw:layer="layout" svg:width="1.428cm" svg:height="5.578cm" svg:x="14.832cm" svg:y="13.396cm">
          <draw:image xlink:href="Pictures/2000000900002D5F000015CB73BB74FDCAEEA18C.svm" xlink:type="simple" xlink:show="embed" xlink:actuate="onLoad" draw:mime-type="image/x-svm">
            <text:p/>
          </draw:image>
          <draw:image xlink:href="Pictures/10000001000001B8000000D45DFA1A323F81B772.png" xlink:type="simple" xlink:show="embed" xlink:actuate="onLoad" draw:mime-type="image/png"/>
        </draw:frame>
        <draw:line draw:style-name="gr13" draw:text-style-name="P1" draw:layer="layout" svg:x1="16.211cm" svg:y1="16.26cm" svg:x2="4.787cm" svg:y2="16.245cm">
          <text:p/>
        </draw:line>
        <draw:frame draw:style-name="gr1" draw:text-style-name="P1" draw:layer="layout" svg:width="1.428cm" svg:height="5.578cm" svg:x="4.883cm" svg:y="20.796cm">
          <draw:image xlink:href="Pictures/2000000900002D5F000015CB73BB74FDCAEEA18C.svm" xlink:type="simple" xlink:show="embed" xlink:actuate="onLoad" draw:mime-type="image/x-svm">
            <text:p/>
          </draw:image>
          <draw:image xlink:href="Pictures/10000001000001B8000000D45DFA1A323F81B772.png" xlink:type="simple" xlink:show="embed" xlink:actuate="onLoad" draw:mime-type="image/png"/>
        </draw:frame>
        <draw:frame draw:style-name="gr1" draw:text-style-name="P1" draw:layer="layout" svg:width="1.428cm" svg:height="5.578cm" svg:x="6.29cm" svg:y="20.796cm">
          <draw:image xlink:href="Pictures/2000000900002D5F000015CB73BB74FDCAEEA18C.svm" xlink:type="simple" xlink:show="embed" xlink:actuate="onLoad" draw:mime-type="image/x-svm">
            <text:p/>
          </draw:image>
          <draw:image xlink:href="Pictures/10000001000001B8000000D45DFA1A323F81B772.png" xlink:type="simple" xlink:show="embed" xlink:actuate="onLoad" draw:mime-type="image/png"/>
        </draw:frame>
        <draw:frame draw:style-name="gr1" draw:text-style-name="P1" draw:layer="layout" svg:width="1.428cm" svg:height="5.578cm" svg:x="7.725cm" svg:y="20.796cm">
          <draw:image xlink:href="Pictures/2000000900002D5F000015CB73BB74FDCAEEA18C.svm" xlink:type="simple" xlink:show="embed" xlink:actuate="onLoad" draw:mime-type="image/x-svm">
            <text:p/>
          </draw:image>
          <draw:image xlink:href="Pictures/10000001000001B8000000D45DFA1A323F81B772.png" xlink:type="simple" xlink:show="embed" xlink:actuate="onLoad" draw:mime-type="image/png"/>
        </draw:frame>
        <draw:frame draw:style-name="gr1" draw:text-style-name="P1" draw:layer="layout" svg:width="1.428cm" svg:height="5.578cm" svg:x="9.132cm" svg:y="20.796cm">
          <draw:image xlink:href="Pictures/2000000900002D5F000015CB73BB74FDCAEEA18C.svm" xlink:type="simple" xlink:show="embed" xlink:actuate="onLoad" draw:mime-type="image/x-svm">
            <text:p/>
          </draw:image>
          <draw:image xlink:href="Pictures/10000001000001B8000000D45DFA1A323F81B772.png" xlink:type="simple" xlink:show="embed" xlink:actuate="onLoad" draw:mime-type="image/png"/>
        </draw:frame>
        <draw:frame draw:style-name="gr1" draw:text-style-name="P1" draw:layer="layout" svg:width="1.428cm" svg:height="5.578cm" svg:x="10.584cm" svg:y="20.796cm">
          <draw:image xlink:href="Pictures/2000000900002D5F000015CB73BB74FDCAEEA18C.svm" xlink:type="simple" xlink:show="embed" xlink:actuate="onLoad" draw:mime-type="image/x-svm">
            <text:p/>
          </draw:image>
          <draw:image xlink:href="Pictures/10000001000001B8000000D45DFA1A323F81B772.png" xlink:type="simple" xlink:show="embed" xlink:actuate="onLoad" draw:mime-type="image/png"/>
        </draw:frame>
        <draw:frame draw:style-name="gr1" draw:text-style-name="P1" draw:layer="layout" svg:width="1.428cm" svg:height="5.578cm" svg:x="11.991cm" svg:y="20.796cm">
          <draw:image xlink:href="Pictures/2000000900002D5F000015CB73BB74FDCAEEA18C.svm" xlink:type="simple" xlink:show="embed" xlink:actuate="onLoad" draw:mime-type="image/x-svm">
            <text:p/>
          </draw:image>
          <draw:image xlink:href="Pictures/10000001000001B8000000D45DFA1A323F81B772.png" xlink:type="simple" xlink:show="embed" xlink:actuate="onLoad" draw:mime-type="image/png"/>
        </draw:frame>
        <draw:frame draw:style-name="gr1" draw:text-style-name="P1" draw:layer="layout" svg:width="1.428cm" svg:height="5.578cm" svg:x="13.426cm" svg:y="20.796cm">
          <draw:image xlink:href="Pictures/2000000900002D5F000015CB73BB74FDCAEEA18C.svm" xlink:type="simple" xlink:show="embed" xlink:actuate="onLoad" draw:mime-type="image/x-svm">
            <text:p/>
          </draw:image>
          <draw:image xlink:href="Pictures/10000001000001B8000000D45DFA1A323F81B772.png" xlink:type="simple" xlink:show="embed" xlink:actuate="onLoad" draw:mime-type="image/png"/>
        </draw:frame>
        <draw:frame draw:style-name="gr1" draw:text-style-name="P1" draw:layer="layout" svg:width="1.428cm" svg:height="5.578cm" svg:x="14.833cm" svg:y="20.796cm">
          <draw:image xlink:href="Pictures/2000000900002D5F000015CB73BB74FDCAEEA18C.svm" xlink:type="simple" xlink:show="embed" xlink:actuate="onLoad" draw:mime-type="image/x-svm">
            <text:p/>
          </draw:image>
          <draw:image xlink:href="Pictures/10000001000001B8000000D45DFA1A323F81B772.png" xlink:type="simple" xlink:show="embed" xlink:actuate="onLoad" draw:mime-type="image/png"/>
        </draw:frame>
        <draw:line draw:style-name="gr14" draw:text-style-name="P1" draw:layer="layout" svg:x1="10.505cm" svg:y1="26.338cm" svg:x2="10.511cm" svg:y2="21.046cm">
          <text:p/>
        </draw:line>
        <draw:line draw:style-name="gr15" draw:text-style-name="P1" draw:layer="layout" svg:x1="9.525cm" svg:y1="20.852cm" svg:x2="7.961cm" svg:y2="20.851cm">
          <text:p/>
        </draw:line>
        <draw:line draw:style-name="gr15" draw:text-style-name="P1" draw:layer="layout" svg:x1="9.525cm" svg:y1="13.473cm" svg:x2="5.195cm" svg:y2="13.473cm">
          <text:p/>
        </draw:line>
        <draw:line draw:style-name="gr14" draw:text-style-name="P1" draw:layer="layout" svg:x1="10.505cm" svg:y1="18.838cm" svg:x2="10.511cm" svg:y2="13.546cm">
          <text:p/>
        </draw:line>
      </draw:page>
      <draw:page draw:name="page2" draw:style-name="dp1" draw:master-page-name="Default">
        <draw:frame draw:style-name="gr1" draw:text-style-name="P1" draw:layer="layout" svg:width="11.614cm" svg:height="5.578cm" svg:x="4.776cm" svg:y="11.545cm">
          <draw:image xlink:href="Pictures/2000000900002D5F000015CB73BB74FDCAEEA18C.svm" xlink:type="simple" xlink:show="embed" xlink:actuate="onLoad" draw:mime-type="image/x-svm">
            <text:p/>
          </draw:image>
          <draw:image xlink:href="Pictures/10000001000001B8000000D45DFA1A323F81B772.png" xlink:type="simple" xlink:show="embed" xlink:actuate="onLoad" draw:mime-type="image/png"/>
        </draw:frame>
        <draw:frame draw:style-name="gr1" draw:text-style-name="P1" draw:layer="layout" svg:width="11.614cm" svg:height="5.578cm" svg:x="6.14cm" svg:y="2.234cm">
          <draw:image xlink:href="Pictures/2000000900002D5F000015CB1BE07CD0769E66A1.svm" xlink:type="simple" xlink:show="embed" xlink:actuate="onLoad" draw:mime-type="image/x-svm">
            <text:p/>
          </draw:image>
          <draw:image xlink:href="Pictures/10000001000001B8000000D4F29EEE85256FEC96.png" xlink:type="simple" xlink:show="embed" xlink:actuate="onLoad" draw:mime-type="image/png"/>
        </draw:frame>
        <draw:frame draw:style-name="gr1" draw:text-style-name="P1" draw:layer="layout" svg:width="11.614cm" svg:height="5.578cm" svg:x="4.775cm" svg:y="2.244cm">
          <draw:image xlink:href="Pictures/2000000900002D5F000015CB73BB74FDCAEEA18C.svm" xlink:type="simple" xlink:show="embed" xlink:actuate="onLoad" draw:mime-type="image/x-svm">
            <text:p/>
          </draw:image>
          <draw:image xlink:href="Pictures/10000001000001B8000000D45DFA1A323F81B772.png" xlink:type="simple" xlink:show="embed" xlink:actuate="onLoad" draw:mime-type="image/png"/>
        </draw:frame>
        <draw:frame draw:style-name="gr1" draw:text-style-name="P1" draw:layer="layout" svg:width="11.614cm" svg:height="5.578cm" svg:x="4.776cm" svg:y="20.545cm">
          <draw:image xlink:href="Pictures/2000000900002D5F000015CB73BB74FDCAEEA18C.svm" xlink:type="simple" xlink:show="embed" xlink:actuate="onLoad" draw:mime-type="image/x-svm">
            <text:p/>
          </draw:image>
          <draw:image xlink:href="Pictures/10000001000001B8000000D45DFA1A323F81B772.png" xlink:type="simple" xlink:show="embed" xlink:actuate="onLoad" draw:mime-type="image/png"/>
        </draw:frame>
        <draw:line draw:style-name="gr2" draw:text-style-name="P1" draw:layer="layout" svg:x1="3.509cm" svg:y1="5.092cm" svg:x2="17.532cm" svg:y2="5.092cm">
          <text:p/>
        </draw:line>
        <draw:line draw:style-name="gr2" draw:text-style-name="P1" draw:layer="layout" svg:x1="4.803cm" svg:y1="1.74cm" svg:x2="4.803cm" svg:y2="8.12cm">
          <text:p/>
        </draw:line>
        <draw:line draw:style-name="gr2" draw:text-style-name="P1" draw:layer="layout" svg:x1="7.703cm" svg:y1="1.74cm" svg:x2="7.703cm" svg:y2="8.12cm">
          <text:p/>
        </draw:line>
        <draw:line draw:style-name="gr2" draw:text-style-name="P1" draw:layer="layout" svg:x1="10.603cm" svg:y1="1.74cm" svg:x2="10.603cm" svg:y2="8.12cm">
          <text:p/>
        </draw:line>
        <draw:line draw:style-name="gr2" draw:text-style-name="P1" draw:layer="layout" svg:x1="13.503cm" svg:y1="1.74cm" svg:x2="13.503cm" svg:y2="8.12cm">
          <text:p/>
        </draw:line>
        <draw:line draw:style-name="gr2" draw:text-style-name="P1" draw:layer="layout" svg:x1="16.303cm" svg:y1="1.74cm" svg:x2="16.303cm" svg:y2="8.12cm">
          <text:p/>
        </draw:line>
        <draw:frame draw:style-name="gr4" draw:text-style-name="P2" draw:layer="layout" svg:width="0.853cm" svg:height="0.962cm" svg:x="3.972cm" svg:y="5.217cm">
          <draw:text-box>
            <text:p>0</text:p>
          </draw:text-box>
        </draw:frame>
        <draw:frame draw:style-name="gr5" draw:text-style-name="P2" draw:layer="layout" svg:width="1.467cm" svg:height="0.962cm" svg:x="6.926cm" svg:y="5.217cm">
          <draw:text-box>
            <text:p>π/2</text:p>
          </draw:text-box>
        </draw:frame>
        <draw:frame draw:style-name="gr6" draw:text-style-name="P2" draw:layer="layout" svg:width="0.938cm" svg:height="0.962cm" svg:x="9.615cm" svg:y="5.217cm">
          <draw:text-box>
            <text:p>π</text:p>
          </draw:text-box>
        </draw:frame>
        <draw:frame draw:style-name="gr7" draw:text-style-name="P2" draw:layer="layout" svg:width="1.996cm" svg:height="0.962cm" svg:x="12.641cm" svg:y="5.217cm">
          <draw:text-box>
            <text:p>3π/2 </text:p>
          </draw:text-box>
        </draw:frame>
        <draw:frame draw:style-name="gr8" draw:text-style-name="P3" draw:layer="layout" svg:width="1.289cm" svg:height="0.962cm" svg:x="16.368cm" svg:y="5.217cm">
          <draw:text-box>
            <text:p>2π</text:p>
          </draw:text-box>
        </draw:frame>
        <draw:frame draw:style-name="gr12" draw:text-style-name="P2" draw:layer="layout" svg:width="3.368cm" svg:height="0.962cm" svg:x="14.658cm" svg:y="3.977cm">
          <draw:text-box>
            <text:p>Y = sin (x)</text:p>
          </draw:text-box>
        </draw:frame>
        <draw:frame draw:style-name="gr1" draw:text-style-name="P1" draw:layer="layout" svg:width="11.614cm" svg:height="5.578cm" svg:x="7.44cm" svg:y="2.234cm">
          <draw:image xlink:href="Pictures/2000000900002D5F000015CB1BE07CD0769E66A1.svm" xlink:type="simple" xlink:show="embed" xlink:actuate="onLoad" draw:mime-type="image/x-svm">
            <text:p/>
          </draw:image>
          <draw:image xlink:href="Pictures/10000001000001B8000000D4F29EEE85256FEC96.png" xlink:type="simple" xlink:show="embed" xlink:actuate="onLoad" draw:mime-type="image/png"/>
        </draw:frame>
        <draw:line draw:style-name="gr2" draw:text-style-name="P1" draw:layer="layout" svg:x1="3.51cm" svg:y1="23.393cm" svg:x2="17.533cm" svg:y2="23.393cm">
          <text:p/>
        </draw:line>
        <draw:line draw:style-name="gr2" draw:text-style-name="P1" draw:layer="layout" svg:x1="4.804cm" svg:y1="20.041cm" svg:x2="4.804cm" svg:y2="26.421cm">
          <text:p/>
        </draw:line>
        <draw:line draw:style-name="gr2" draw:text-style-name="P1" draw:layer="layout" svg:x1="7.704cm" svg:y1="20.041cm" svg:x2="7.704cm" svg:y2="26.421cm">
          <text:p/>
        </draw:line>
        <draw:line draw:style-name="gr2" draw:text-style-name="P1" draw:layer="layout" svg:x1="10.604cm" svg:y1="20.041cm" svg:x2="10.604cm" svg:y2="26.421cm">
          <text:p/>
        </draw:line>
        <draw:line draw:style-name="gr2" draw:text-style-name="P1" draw:layer="layout" svg:x1="13.504cm" svg:y1="20.041cm" svg:x2="13.504cm" svg:y2="26.421cm">
          <text:p/>
        </draw:line>
        <draw:line draw:style-name="gr2" draw:text-style-name="P1" draw:layer="layout" svg:x1="16.304cm" svg:y1="20.041cm" svg:x2="16.304cm" svg:y2="26.421cm">
          <text:p/>
        </draw:line>
        <draw:line draw:style-name="gr3" draw:text-style-name="P1" draw:layer="layout" svg:x1="16.332cm" svg:y1="25.972cm" svg:x2="4.788cm" svg:y2="26.047cm">
          <text:p/>
        </draw:line>
        <draw:line draw:style-name="gr2" draw:text-style-name="P1" draw:layer="layout" svg:x1="3.51cm" svg:y1="14.393cm" svg:x2="17.533cm" svg:y2="14.393cm">
          <text:p/>
        </draw:line>
        <draw:line draw:style-name="gr2" draw:text-style-name="P1" draw:layer="layout" svg:x1="4.804cm" svg:y1="11.041cm" svg:x2="4.804cm" svg:y2="17.421cm">
          <text:p/>
        </draw:line>
        <draw:line draw:style-name="gr2" draw:text-style-name="P1" draw:layer="layout" svg:x1="7.704cm" svg:y1="11.041cm" svg:x2="7.704cm" svg:y2="17.421cm">
          <text:p/>
        </draw:line>
        <draw:line draw:style-name="gr2" draw:text-style-name="P1" draw:layer="layout" svg:x1="10.604cm" svg:y1="11.041cm" svg:x2="10.604cm" svg:y2="17.421cm">
          <text:p/>
        </draw:line>
        <draw:line draw:style-name="gr2" draw:text-style-name="P1" draw:layer="layout" svg:x1="13.504cm" svg:y1="11.041cm" svg:x2="13.504cm" svg:y2="17.421cm">
          <text:p/>
        </draw:line>
        <draw:line draw:style-name="gr2" draw:text-style-name="P1" draw:layer="layout" svg:x1="16.304cm" svg:y1="11.041cm" svg:x2="16.304cm" svg:y2="17.421cm">
          <text:p/>
        </draw:line>
        <draw:frame draw:style-name="gr11" draw:text-style-name="P3" draw:layer="layout" svg:width="2.614cm" svg:height="0.962cm" svg:x="6.968cm" svg:y="10.127cm">
          <draw:text-box>
            <text:p>Particle</text:p>
          </draw:text-box>
        </draw:frame>
        <draw:custom-shape draw:style-name="gr9" draw:text-style-name="P4" draw:layer="layout" svg:width="0.601cm" svg:height="0.577cm" svg:x="7.433cm" svg:y="11.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 draw:text-style-name="P5" draw:layer="layout" svg:width="2.807cm" svg:height="2.805cm" svg:x="4.738cm" svg:y="5cm" svg:viewBox="0 0 2808 2806" svg:d="M0 2726l16-2 30-3 31-4 31-5 31-7 31-7 31-7 31-9 32-9 31-10 31-11 32-12 31-12 31-13 31-15 32-15 31-15 31-17 32-17 31-18 31-19 32-20 31-19 32-22 31-21 32-23 31-23 32-24 32-25 31-25 31-26 32-27 32-28 31-28 32-29 33-30 32-30 31-30 32-32 31-33 32-33 32-32 32-34 31-34 32-36c0 0 0-1 1-1l31-34 32-37 32-37 32-37 32-38 31-38 32-39 32-40 32-40 32-39 32-41 31-41 32-42 32-42 32-42 32-43c0-1 0-1 0-1l33-42 32-44 32-44 32-44 31-45 32-45 32-45 32-45v-1l32-44 32-46 32-47 32-46 32-47 32-46 32-47 32-48 32-47 32-47 32-48 32-48 32-47 32-48 32-48 32-48 32-48 33-48 33 23 33 22-33 48-32 48-32 48-32 48-32 48-32 47-32 48-32 48-32 47-32 47-32 48-32 47-32 46-32 47-32 46-32 47-32 46v1l-32 45-32 45v1l-32 45-32 45-32 45h-1l-32 44-32 44-32 44v1l-33 43-32 42-32 43v1l-32 42-32 42-32 41-32 41h-1l-32 40-32 40-32 40v1l-32 39-32 38-32 38-32 38c0 0-1 0-1 1l-32 37-32 37-32 35-32 36-32 35-1 1-32 34-32 33-32 33-32 33-1 1-32 32-32 31h-1l-31 30c-1 1-1 1-1 1l-33 30-32 29-32 29h-1l-32 28c0 1 0 1 0 1l-32 27-32 27c0 0-1 0-1 1l-32 25-32 25-32 25c-1 0-1 0-1 1l-32 23-32 23c-1 0-1 0-1 0l-32 22-32 22c-1 1-1 1-2 1l-32 20-32 20v1l-32 19-32 19c-1 0-1 0-1 0 0 0-1 0-1 1l-32 17-32 17h-1l-32 16h-1l-32 15-32 15c0 1 0 1-1 1l-32 14c0 0-1 0-2 1l-32 12-32 12-32 12c-1 0-1 0-2 0l-33 10c0 1-1 1-1 1l-32 9-32 9h-1l-32 8h-1l-32 7-32 7c-1 0-2 1-3 1l-32 5-32 5c0 0-1 0-2 0l-32 3-23 2z">
          <text:p/>
        </draw:path>
        <draw:path draw:style-name="gr16" draw:text-style-name="P5" draw:layer="layout" svg:width="1.459cm" svg:height="2.007cm" svg:x="4.786cm" svg:y="5cm" svg:viewBox="0 0 1460 2008" svg:d="M0 1892l19-21 32-36c0 0 0-1 1-1l31-34 32-37 32-37 32-37 32-38 31-38 32-39 32-40 32-40 32-39 32-41 31-41 32-42 32-42 32-42 32-43c0-1 0-1 0-1l33-42 32-44 32-44 32-44 31-45 32-45 32-45 32-45v-1l32-44 32-46 32-47 32-46 32-47 32-46 32-47 32-48 32-47 32-47 32-48 32-48 32-47 32-48 32-48 32-48 32-48 33-48 33 23 33 22-33 48-32 48-32 48-32 48-32 48-32 47-32 48-32 48-32 47-32 47-32 48-32 47-32 46-32 47-32 46-32 47-32 46v1l-32 45-32 45v1l-32 45-32 45-32 45h-1l-32 44-32 44-32 44v1l-33 43-32 42-32 43v1l-32 42-32 42-32 41-32 41h-1l-32 40-32 40-32 40v1l-32 39-32 38-32 38-32 38c0 0-1 0-1 1l-32 37-32 37-32 35-32 36-32 35-1 1-32 34-14 14z">
          <text:p/>
        </draw:path>
        <draw:line draw:style-name="gr14" draw:text-style-name="P1" draw:layer="layout" svg:x1="7.715cm" svg:y1="16.934cm" svg:x2="7.721cm" svg:y2="11.642cm">
          <text:p/>
        </draw:line>
      </draw:page>
      <draw:page draw:name="page3" draw:style-name="dp1" draw:master-page-name="Default">
        <draw:frame draw:style-name="gr1" draw:text-style-name="P1" draw:layer="layout" svg:width="11.614cm" svg:height="5.578cm" svg:x="4.775cm" svg:y="3.944cm">
          <draw:image xlink:href="Pictures/2000000900002D5F000015CB73BB74FDCAEEA18C.svm" xlink:type="simple" xlink:show="embed" xlink:actuate="onLoad" draw:mime-type="image/x-svm">
            <text:p/>
          </draw:image>
          <draw:image xlink:href="Pictures/10000001000001B8000000D45DFA1A323F81B772.png" xlink:type="simple" xlink:show="embed" xlink:actuate="onLoad" draw:mime-type="image/png"/>
        </draw:frame>
        <draw:line draw:style-name="gr2" draw:text-style-name="P1" draw:layer="layout" svg:x1="3.509cm" svg:y1="6.792cm" svg:x2="17.532cm" svg:y2="6.792cm">
          <text:p/>
        </draw:line>
        <draw:line draw:style-name="gr2" draw:text-style-name="P1" draw:layer="layout" svg:x1="4.803cm" svg:y1="3.44cm" svg:x2="4.803cm" svg:y2="9.82cm">
          <text:p/>
        </draw:line>
        <draw:line draw:style-name="gr3" draw:text-style-name="P1" draw:layer="layout" svg:x1="3.45cm" svg:y1="3.411cm" svg:x2="3.45cm" svg:y2="6.792cm">
          <text:p/>
        </draw:line>
        <draw:line draw:style-name="gr2" draw:text-style-name="P1" draw:layer="layout" svg:x1="7.703cm" svg:y1="3.44cm" svg:x2="7.703cm" svg:y2="9.82cm">
          <text:p/>
        </draw:line>
        <draw:line draw:style-name="gr2" draw:text-style-name="P1" draw:layer="layout" svg:x1="10.603cm" svg:y1="3.44cm" svg:x2="10.603cm" svg:y2="9.82cm">
          <text:p/>
        </draw:line>
        <draw:line draw:style-name="gr2" draw:text-style-name="P1" draw:layer="layout" svg:x1="13.503cm" svg:y1="3.44cm" svg:x2="13.503cm" svg:y2="9.82cm">
          <text:p/>
        </draw:line>
        <draw:line draw:style-name="gr2" draw:text-style-name="P1" draw:layer="layout" svg:x1="16.303cm" svg:y1="3.44cm" svg:x2="16.303cm" svg:y2="9.82cm">
          <text:p/>
        </draw:line>
        <draw:custom-shape draw:style-name="gr9" draw:text-style-name="P4" draw:layer="layout" svg:width="0.601cm" svg:height="0.577cm" svg:x="7.432cm" svg:y="3.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3" draw:layer="layout" svg:width="0.925cm" svg:height="0.962cm" svg:x="2.361cm" svg:y="4.427cm">
          <draw:text-box>
            <text:p>A</text:p>
          </draw:text-box>
        </draw:frame>
      </draw:page>
      <draw:page draw:name="page4" draw:style-name="dp1" draw:master-page-name="Default">
        <draw:line draw:style-name="gr2" draw:text-style-name="P1" draw:layer="layout" svg:x1="4.762cm" svg:y1="3.488cm" svg:x2="4.762cm" svg:y2="22.779cm">
          <text:p/>
        </draw:line>
        <draw:line draw:style-name="gr2" draw:text-style-name="P1" draw:layer="layout" svg:x1="16.262cm" svg:y1="3.489cm" svg:x2="16.262cm" svg:y2="22.78cm">
          <text:p/>
        </draw:line>
        <draw:path draw:style-name="gr17" draw:text-style-name="P6" draw:layer="layout" svg:width="11.429cm" svg:height="2.824cm" svg:x="4.781cm" svg:y="3.665cm" svg:viewBox="0 0 11430 2825" svg:d="M11430 2825l-19-14-65-48c-1 0-1 0-1 0l-63-48-64-48-63-48-63-48-63-47h-1l-63-48-63-48-63-47-63-47c-1 0-1 0-1 0l-63-48-63-47-63-46-63-47-64-46-63-47-63-45-63-45h-1l-63-46-63-45-63-45-63-45-63-44-63-44-63-43-65-43h-1l-63-43-63-43-63-42-63-41-63-42-63-40-63-40-63-40-63-40-63-39-63-37-63-38-63-38-63-37-63-37-62-34c-1 0-1 0-1-1l-63-35-63-35-62-34-63-32-63-33-63-33-63-32-62-30-63-30-64-29-64-29-62-29-63-28-62-27-63-26-62-25-63-25-62-24-62-23-63-22-62-22-62-22-62-19-63-20-62-19-62-18-62-17-62-16-62-16-62-15-62-15-61-13-61-12-63-12-61-11-62-10-63-9-62-8-61-8-62-7-61-7-61-4-61-5-61-3-62-3-62-2-61-2h-61-61l-61 2-62 2-62 3-61 3-61 5-61 4-61 7-62 7-61 8-62 8-63 9-62 10-61 11-63 12-61 12-61 13-62 15-62 15-62 16-62 16-62 17-62 18-62 19-63 20-62 19-62 22-62 22-63 22-62 23-62 24-63 25-62 25-63 26-62 27-63 28-62 29-64 29-65 29-62 30-62 30-63 32-63 33-63 33-63 32-62 34-63 35-63 35c0 1 0 1-1 1l-62 34-63 37-63 37-63 38-63 38-63 37-63 39-63 40-63 40-63 40-63 40-63 42-63 41-63 42-63 43-64 43-65 43-63 43-63 44-63 44-63 45-63 45-63 45-64 46-63 45-63 45-63 47-64 46-63 47-63 46-63 47-63 48h-1l-63 47-63 47-63 48-63 48c-1 0-1 0-1 0l-63 47-63 48-63 48-64 48-63 48-63 48-66-22-66-23 63-48 64-48 63-48 63-48 64-48 63-47 63-48 64-48 63-47 63-47 63-48c1 0 1 0 1 0l63-47h1l63-46 63-47 63-46 63-47c1 0 1 0 1 0l63-46c0 0 1 0 1-1l63-44 63-46v-1l64-45 63-44 63-45c0-1 1-1 1-1l63-44 63-44 64-44 1-1 65-42 63-43 63-43 1-1 63-41c0-1 0-1 1-1l63-41 63-41c0-1 0-1 0-1l63-41c1 0 1 0 1 0l63-40 64-40 63-40 1-1 63-39h1l63-38 63-38 64-38 63-37 64-37c0-1 1-1 1-1l63-35 63-36h1l63-35c0 0 1 0 1-1l63-34c1 0 1 0 1 0l63-33 64-33 63-33h1l63-32c1-1 1-1 1-1l63-31c1 0 1 0 1 0l64-30c0 0 0-1 1-1l65-30 63-29 64-29h1l63-28 1-1 63-27 64-27c0 0 1 0 2-1l63-25 64-25 63-25c1 0 2 0 2-1l64-23 63-23h1l64-22 63-22c1 0 2-1 3-1l63-20 64-20h1l63-19 64-19c0-1 0-1 1-1 0 0 1 0 2 0l63-17 64-17c0-1 1-1 1-1l64-16h1l64-15 63-15c1 0 1-1 2-1l63-14c2 0 3 0 4 0l64-12 63-12 63-12c2-1 3-1 5-1l65-10c1 0 1 0 2-1l63-9 63-9c1 0 2 0 3 0l63-8c1 0 1 0 2 0l64-7 63-7c1 0 3 0 5-1l63-5 63-5c2 0 3 0 5 0l63-3 64-3c0 0 1 0 2 0l63-2 64-2c1 0 3 0 5 0h63 63c2 0 4 0 5 0l64 2 63 2c1 0 1 0 2 0l64 3 63 3c2 0 3 0 5 0l63 5 63 5c2 1 4 1 5 1l63 7 64 7c0 0 1 0 2 0l63 8c1 0 2 0 3 0l63 9 63 9c1 1 1 1 2 1l65 10c2 0 3 0 5 1l63 12 63 12 64 12c1 0 2 0 4 0l63 14c1 0 1 1 2 1l63 15 63 15c1 0 2 0 2 0l64 16c0 0 1 0 1 1l64 17 63 17c1 0 2 0 2 0 1 0 1 0 1 1l64 19 63 19h1l64 20 63 20c1 0 2 1 3 1l63 22 64 22h1l63 23 64 23c0 1 1 1 2 1l63 25 64 25 63 25c1 1 2 1 2 1l64 27 63 27 1 1 63 28c1 0 1 0 1 0l64 29 63 29 65 30c1 0 1 1 1 1l64 30h1l63 31 1 1 63 32h1l63 33 64 33 63 33h1l63 34c0 1 0 1 1 1l63 35h1l63 36 63 35c0 0 1 0 1 1l63 37 64 37 64 38 63 38 63 38c1 0 1 0 1 0l63 39c1 1 1 1 1 1l63 40 64 40 63 40 64 41v1l63 41 63 41c1 0 1 0 1 1l63 41c0 1 1 1 1 1l63 43 63 43 65 42c0 1 1 1 1 1l64 44 63 44 63 44c0 0 1 0 1 1l63 45 63 44 64 45c0 1 0 1 0 1l63 46 63 44c0 1 1 1 1 1l63 46 64 47 63 46 63 47 63 46h1l63 47 64 48 63 47 63 47 64 48 63 48 63 47 64 48 63 48 63 48 17 13z">
          <text:p/>
        </draw:path>
        <draw:g>
          <draw:path draw:style-name="gr18" draw:text-style-name="P4" draw:layer="layout" svg:width="11.532cm" svg:height="5.496cm" draw:transform="rotate (-3.14159265358979) translate (16.3130035299182cm 15.3700071697437cm)" svg:viewBox="0 0 11533 5497" svg:d="M11533 2749c-11-16-21-32-32-48s-21-32-32-48-21-32-32-48-21-32-32-48-21-32-32-48-21-32-32-47c-11-16-21-32-32-48s-21-32-32-48-21-32-32-47c-11-16-21-32-32-47-11-16-21-32-32-48s-21-32-32-47c-11-16-21-31-32-46-11-16-21-32-32-47-11-16-21-31-32-46-11-16-21-32-32-47-11-16-21-31-32-46s-21-30-32-45c-11-16-21-31-32-46s-21-30-32-45-21-30-32-45-21-30-32-45-21-30-32-44c-11-15-21-30-32-44-11-15-21-30-32-44-11-15-22-29-33-43-11-15-21-29-32-43-11-15-21-29-32-43s-21-28-32-42-21-28-32-41c-11-14-21-28-32-42s-21-28-32-41c-11-14-21-27-32-40-11-14-21-27-32-40-11-14-21-27-32-40s-21-26-32-39-21-26-32-38c-11-13-21-26-32-38-11-13-21-26-32-38-11-13-21-25-32-37-11-13-21-25-32-37s-21-23-32-35-21-24-32-36-21-23-32-35c-11-11-21-23-32-34s-21-22-32-33-21-22-32-33-21-22-32-33-21-21-32-32c-11-10-21-21-32-31s-21-20-32-30-22-20-33-30-21-19-32-29-21-19-32-29c-11-9-21-19-32-28s-21-18-32-27-21-18-32-27c-11-8-21-17-32-25-10-8-21-17-32-25-10-8-21-17-32-25-10-8-21-15-32-23-10-8-21-15-32-23-10-7-21-15-32-22-10-7-21-15-32-22-10-7-21-13-32-20-10-7-21-13-32-20-10-6-21-13-32-19-10-6-21-13-32-19-10-6-21-11-32-17-10-6-21-11-32-17-10-5-21-11-32-16-10-5-21-10-32-15-10-5-21-10-32-15-10-5-21-9-32-14-10-4-21-8-32-12-10-4-21-8-32-12-10-4-21-8-32-12-11-3-22-7-33-10-10-3-21-6-32-9-10-3-21-6-32-9-10-3-21-5-32-8-10-2-21-5-32-7-10-2-21-5-32-7-10-2-21-3-32-5-10-2-21-3-32-5-10-1-21-2-32-3-10-1-21-2-32-3-10-1-21-1-32-2-10-1-21-1-32-2-10 0-21 0-32 0-10 0-21 0-32 0-10 1-21 1-32 2-10 1-21 1-32 2-10 1-21 2-32 3-10 1-21 2-32 3-10 2-21 3-32 5-10 2-21 3-32 5-10 2-21 5-32 7-10 2-21 5-32 7-10 3-21 5-32 8-10 3-21 6-32 9-10 3-21 6-32 9s-22 7-33 10c-10 4-21 8-32 12-10 4-21 8-32 12-10 4-21 8-32 12-10 5-21 9-32 14-10 5-21 10-32 15-10 5-21 10-32 15-10 5-21 11-32 16-10 6-21 11-32 17-10 6-21 11-32 17-10 6-21 13-32 19-10 6-21 13-32 19-10 7-21 13-32 20-10 7-21 13-32 20-10 7-21 15-32 22-10 7-21 15-32 22-10 8-21 15-32 23-10 8-21 15-32 23-10 8-21 17-32 25-10 8-21 17-32 25-10 8-21 17-32 25-10 9-21 18-32 27-10 9-21 18-32 27-10 9-21 19-32 28-10 10-21 19-32 29-10 10-21 19-32 29s-22 20-33 30c-10 10-21 20-32 30-10 10-21 21-32 31-10 11-21 21-32 32-10 11-21 22-32 33-10 11-21 22-32 33-10 11-21 22-32 33-10 11-21 23-32 34-10 12-21 23-32 35-10 12-21 24-32 36-10 12-21 23-32 35-10 12-21 24-32 37-10 12-21 24-32 37-10 12-21 25-32 38-10 12-21 25-32 38-10 12-21 25-32 38-10 13-21 26-32 39-10 13-21 26-32 40-10 13-21 26-32 40-10 13-21 26-32 40-10 13-21 27-32 41-10 14-21 28-32 42-10 13-21 27-32 41-10 14-21 28-32 42-10 14-21 28-32 43-10 14-21 28-32 43-11 14-22 28-33 43-10 14-21 29-32 44-10 14-21 29-32 44-10 14-21 29-32 44-10 15-21 30-32 45-10 15-21 30-32 45-10 15-21 30-32 45-10 15-21 30-32 46-10 15-21 30-32 45-10 15-21 30-32 46-10 15-21 31-32 47-10 15-21 30-32 46-10 15-21 31-32 47-10 15-21 30-32 46-10 15-21 31-32 47-10 16-21 32-32 48-10 15-21 31-32 47-10 15-21 31-32 47-10 16-21 32-32 48-10 16-21 32-32 48-10 15-21 31-32 47-10 16-21 32-32 48-10 16-21 32-32 48-10 16-21 32-32 48-10 16-21 32-31 48-11 16-22 32-33 48s-22 32-32 47c-11 16-22 32-32 48-11 16-22 32-32 48-11 16-22 32-32 48-11 16-22 32-32 48-11 16-22 32-32 47-11 16-22 32-32 48-11 16-22 32-32 48-11 16-22 32-32 47-11 16-22 32-32 47-11 16-22 32-32 48-11 16-22 32-32 47-11 16-22 31-32 46-11 16-22 32-32 47-11 16-22 31-32 46-11 16-22 32-32 47-11 16-22 31-32 46-11 15-22 30-32 45-11 16-22 31-32 46-11 15-22 30-32 45-11 15-22 30-32 45-11 15-22 30-32 45-11 15-22 30-32 44-11 15-22 30-32 44-11 15-22 30-32 44-11 15-22 29-33 43-11 15-22 29-32 43-11 15-22 29-32 43-11 14-22 28-32 42-11 14-22 28-32 42-11 14-22 28-32 41-11 14-22 28-32 41-11 14-22 27-32 40-11 14-22 27-32 40-11 14-22 27-32 40-11 13-22 26-32 39-11 13-22 26-32 38-11 13-22 26-32 38-11 13-22 26-32 38-11 13-22 25-32 37-11 13-22 25-32 37-11 12-22 24-32 35-11 12-22 24-32 36-11 12-22 24-32 35-11 11-22 23-32 34-11 11-22 22-32 33-11 11-22 22-32 33-11 11-22 22-32 33-11 11-22 21-32 32-11 10-22 21-32 31-11 10-22 20-32 30-11 10-22 20-33 30s-22 19-32 29c-11 10-22 19-32 29-11 9-22 19-32 28-11 9-22 18-32 27-11 9-22 18-32 27-11 8-22 17-32 25-11 8-22 17-32 25-11 8-22 17-32 25-11 8-22 15-32 23-11 8-22 15-32 23-11 7-22 15-32 22-11 7-22 15-32 22-11 7-22 13-32 20-11 7-22 13-32 20-11 6-22 13-32 19-11 6-22 13-32 19-11 6-22 11-32 17-11 6-22 11-32 17-11 5-22 11-32 16-11 5-22 10-32 15-11 5-22 10-32 15-11 5-22 9-32 14-11 4-22 8-32 12-11 4-22 8-32 12-11 4-22 8-32 12-11 3-22 7-33 10s-22 6-32 9c-11 3-22 6-32 9-11 3-22 5-32 8-11 2-22 5-32 7-11 2-22 5-32 7-11 2-22 3-32 5-11 2-22 3-32 5-11 1-22 2-32 3-11 1-22 2-32 3-11 1-22 1-32 2-11 1-22 1-32 2-11 0-22 0-32 0-11 0-22 0-32 0-11-1-22-1-32-2-11-1-22-1-32-2-11-1-22-2-32-3-11-1-22-2-32-3-11-2-22-3-32-5-11-2-22-3-32-5-11-2-22-5-32-7-11-2-22-5-32-7-11-3-22-5-32-8-11-3-22-6-32-9-11-3-22-6-32-9-11-3-22-7-33-10-11-4-22-8-32-12-11-4-22-8-32-12-11-4-22-8-32-12-11-5-22-9-32-14-11-5-22-10-32-15-11-5-22-10-32-15-11-5-22-11-32-16-11-6-22-11-32-17-11-6-22-11-32-17-11-6-22-13-32-19-11-6-22-13-32-19-11-7-22-13-32-20-11-7-22-13-32-20-11-7-22-15-32-22-11-7-22-15-32-22-11-8-22-15-32-23-11-8-21-15-32-23s-21-17-32-25-21-17-32-25-21-17-32-25c-11-9-21-18-32-27s-21-18-32-27-21-19-32-28c-11-10-21-19-32-29s-21-19-32-29-22-20-33-30-21-20-32-30-21-21-32-31c-11-11-21-21-32-32s-21-22-32-33-21-22-32-33-21-22-32-33-21-23-32-34-21-23-32-35-21-24-32-36c-11-11-21-23-32-35s-21-24-32-37c-11-12-21-24-32-37-11-12-21-25-32-38-11-12-21-25-32-38-11-12-21-25-32-38s-21-26-32-39-21-26-32-40c-11-13-21-26-32-40-11-13-21-26-32-40-11-13-21-27-32-41-11-13-21-27-32-41s-21-28-32-42-21-28-32-42-21-28-32-43c-11-14-21-28-32-43-11-14-22-28-33-43-11-14-21-29-32-44-11-14-21-29-32-44-11-14-21-29-32-44s-21-30-32-45-21-30-32-45-21-30-32-45-21-30-32-46c-11-15-21-30-32-45s-21-30-32-46c-11-15-21-31-32-47-11-15-21-30-32-46-11-15-21-31-32-47-11-15-21-30-32-46-11-15-21-31-32-47s-21-32-32-48c-11-15-21-31-32-47-11-15-21-31-32-47s-21-32-32-48-21-32-32-48c-11-15-21-31-32-47s-21-32-32-48-21-32-32-48-21-32-32-48-21-32-32-48c-11-15-22-31-33-47">
            <text:p/>
          </draw:path>
        </draw:g>
        <draw:g>
          <draw:path draw:style-name="gr19" draw:text-style-name="P4" draw:layer="layout" svg:width="11.532cm" svg:height="5.496cm" svg:x="4.815cm" svg:y="9.984cm" svg:viewBox="0 0 11533 5497" svg:d="M0 2749c11-16 21-32 32-48s21-32 32-48 21-32 32-48 21-32 32-48 21-32 32-48 21-32 32-47c11-16 21-32 32-48s21-32 32-48 21-32 32-47c11-16 21-32 32-47 11-16 21-32 32-48s21-32 32-47c11-16 21-31 32-46 11-16 21-32 32-47 11-16 21-31 32-46 11-16 21-32 32-47 11-16 21-31 32-46s21-30 32-45c11-16 21-31 32-46s21-30 32-45 21-30 32-45 21-30 32-45 21-30 32-44c11-15 21-30 32-44 11-15 21-30 32-44 11-15 22-29 33-43 11-15 21-29 32-43 11-15 21-29 32-43s21-28 32-42 21-28 32-41c11-14 21-28 32-42s21-28 32-41c11-14 21-27 32-40 11-14 21-27 32-40 11-14 21-27 32-40s21-26 32-39 21-26 32-38c11-13 21-26 32-38 11-13 21-26 32-38 11-13 21-25 32-37 11-13 21-25 32-37s21-23 32-35 21-24 32-36 21-23 32-35c11-11 21-23 32-34s21-22 32-33 21-22 32-33 21-22 32-33 21-21 32-32c11-10 21-21 32-31s21-20 32-30 22-20 33-30 21-19 32-29 21-19 32-29c11-9 21-19 32-28s21-18 32-27 21-18 32-27c11-8 21-17 32-25s21-17 32-25 21-17 32-25 21-15 32-23c10-8 21-15 32-23 10-7 21-15 32-22 10-7 21-15 32-22 10-7 21-13 32-20 10-7 21-13 32-20 10-6 21-13 32-19 10-6 21-13 32-19 10-6 21-11 32-17 10-6 21-11 32-17 10-5 21-11 32-16 10-5 21-10 32-15 10-5 21-10 32-15 10-5 21-9 32-14 10-4 21-8 32-12 10-4 21-8 32-12 10-4 21-8 32-12 11-3 22-7 33-10 10-3 21-6 32-9 10-3 21-6 32-9 10-3 21-5 32-8 10-2 21-5 32-7 10-2 21-5 32-7 10-2 21-3 32-5 10-2 21-3 32-5 10-1 21-2 32-3 10-1 21-2 32-3 10-1 21-1 32-2 10-1 21-1 32-2 10 0 21 0 32 0 10 0 21 0 32 0 10 1 21 1 32 2 10 1 21 1 32 2 10 1 21 2 32 3 10 1 21 2 32 3 10 2 21 3 32 5 10 2 21 3 32 5 10 2 21 5 32 7 10 2 21 5 32 7 10 3 21 5 32 8 10 3 21 6 32 9 10 3 21 6 32 9s22 7 33 10c10 4 21 8 32 12 10 4 21 8 32 12 10 4 21 8 32 12 10 5 21 9 32 14 10 5 21 10 32 15 10 5 21 10 32 15 10 5 21 11 32 16 10 6 21 11 32 17 10 6 21 11 32 17 10 6 21 13 32 19 10 6 21 13 32 19 10 7 21 13 32 20 10 7 21 13 32 20 10 7 21 15 32 22 10 7 21 15 32 22 10 8 21 15 32 23 10 8 21 15 32 23 10 8 21 17 32 25 10 8 21 17 32 25 10 8 21 17 32 25 10 9 21 18 32 27 10 9 21 18 32 27 10 9 21 19 32 28 10 10 21 19 32 29 10 10 21 19 32 29s22 20 33 30c10 10 21 20 32 30 10 10 21 21 32 31 10 11 21 21 32 32 10 11 21 22 32 33 10 11 21 22 32 33 10 11 21 22 32 33 10 11 21 23 32 34 10 12 21 23 32 35 10 12 21 24 32 36 10 12 21 23 32 35 10 12 21 24 32 37 10 12 21 24 32 37 10 12 21 25 32 38 10 12 21 25 32 38 10 12 21 25 32 38 10 13 21 26 32 39 10 13 21 26 32 40 10 13 21 26 32 40 10 13 21 26 32 40 10 13 21 27 32 41 10 14 21 28 32 42 10 13 21 27 32 41 10 14 21 28 32 42 10 14 21 28 32 43 10 14 21 28 32 43 11 14 22 28 33 43 10 14 21 29 32 44 10 14 21 29 32 44 10 14 21 29 32 44 10 15 21 30 32 45 10 15 21 30 32 45 10 15 21 30 32 45 10 15 21 30 32 46 10 15 21 30 32 45 10 15 21 30 32 46 10 15 21 31 32 47 10 15 21 30 32 46 10 15 21 31 32 47 10 15 21 30 32 46 10 15 21 31 32 47 10 16 21 32 32 48 10 15 21 31 32 47 10 15 21 31 32 47 10 16 21 32 32 48 10 16 21 32 32 48 10 15 21 31 32 47 10 16 21 32 32 48 10 16 21 32 32 48 10 16 21 32 32 48 10 16 21 32 32 48s22 32 33 48c10 16 21 32 32 47 10 16 21 32 31 48 11 16 22 32 32 48 11 16 22 32 32 48 11 16 22 32 32 48 11 16 22 32 32 47 11 16 22 32 32 48 11 16 22 32 32 48 11 16 22 32 32 47 11 16 22 32 32 47 11 16 22 32 32 48 11 16 22 32 32 47 11 16 22 31 32 46 11 16 22 32 32 47 11 16 22 31 32 46 11 16 22 32 32 47 11 16 22 31 32 46 11 15 22 30 32 45 11 16 22 31 32 46 11 15 22 30 32 45 11 15 22 30 32 45 11 15 22 30 32 45 11 15 22 30 32 44 11 15 22 30 32 44 11 15 22 30 32 44 11 15 22 29 33 43 11 15 22 29 32 43 11 15 22 29 32 43 11 14 22 28 32 42 11 14 22 28 32 42 11 14 22 28 32 41 11 14 22 28 32 41 11 14 22 27 32 40 11 14 22 27 32 40 11 14 22 27 32 40 11 13 22 26 32 39 11 13 22 26 32 38 11 13 22 26 32 38 11 13 22 26 32 38 11 13 22 25 32 37 11 13 22 25 32 37 11 12 22 24 32 35 11 12 22 24 32 36 11 12 22 24 32 35 11 11 22 23 32 34 11 11 22 22 32 33 11 11 22 22 32 33 11 11 22 22 32 33 11 11 22 21 32 32 11 10 22 21 32 31 11 10 22 20 32 30 11 10 22 20 33 30s22 19 32 29c11 10 22 19 32 29 11 9 22 19 32 28 11 9 22 18 32 27 11 9 22 18 32 27 11 8 22 17 32 25 11 8 22 17 32 25 11 8 22 17 32 25 11 8 22 15 32 23 11 8 22 15 32 23 11 7 22 15 32 22 11 7 22 15 32 22 11 7 22 13 32 20 11 7 22 13 32 20 11 6 22 13 32 19 11 6 22 13 32 19 11 6 22 11 32 17 11 6 22 11 32 17 11 5 22 11 32 16 11 5 22 10 32 15 11 5 22 10 32 15 11 5 22 9 32 14 11 4 22 8 32 12 11 4 22 8 32 12 11 4 22 8 32 12 11 3 22 7 33 10s22 6 32 9c11 3 22 6 32 9 11 3 22 5 32 8 11 2 22 5 32 7 11 2 22 5 32 7 11 2 22 3 32 5 11 2 22 3 32 5 11 1 22 2 32 3 11 1 22 2 32 3 11 1 22 1 32 2 11 1 22 1 32 2 11 0 22 0 32 0 11 0 22 0 32 0 11-1 22-1 32-2 11-1 22-1 32-2 11-1 22-2 32-3 11-1 22-2 32-3 11-2 22-3 32-5 11-2 22-3 32-5 11-2 22-5 32-7 11-2 22-5 32-7 11-3 22-5 32-8 11-3 22-6 32-9 11-3 22-6 32-9 11-3 22-7 33-10 11-4 22-8 32-12 11-4 22-8 32-12 11-4 22-8 32-12 11-5 22-9 32-14 11-5 22-10 32-15 11-5 22-10 32-15 11-5 22-11 32-16 11-6 22-11 32-17 11-6 22-11 32-17 11-6 22-13 32-19 11-6 22-13 32-19 11-7 22-13 32-20 11-7 22-13 32-20 11-7 22-15 32-22 11-7 22-15 32-22 11-8 22-15 32-23 11-8 22-15 32-23 11-8 22-17 32-25 11-8 22-17 32-25 11-8 21-17 32-25 11-9 21-18 32-27s21-18 32-27 21-19 32-28c11-10 21-19 32-29s21-19 32-29 22-20 33-30 21-20 32-30 21-21 32-31c11-11 21-21 32-32s21-22 32-33 21-22 32-33 21-22 32-33 21-23 32-34 21-23 32-35 21-24 32-36c11-11 21-23 32-35s21-24 32-37c11-12 21-24 32-37 11-12 21-25 32-38 11-12 21-25 32-38 11-12 21-25 32-38s21-26 32-39 21-26 32-40c11-13 21-26 32-40 11-13 21-26 32-40 11-13 21-27 32-41 11-13 21-27 32-41s21-28 32-42 21-28 32-42 21-28 32-43c11-14 21-28 32-43 11-14 22-28 33-43 11-14 21-29 32-44 11-14 21-29 32-44 11-14 21-29 32-44s21-30 32-45 21-30 32-45 21-30 32-45 21-30 32-46c11-15 21-30 32-45s21-30 32-46c11-15 21-31 32-47 11-15 21-30 32-46 11-15 21-31 32-47 11-15 21-30 32-46 11-15 21-31 32-47s21-32 32-48c11-15 21-31 32-47 11-15 21-31 32-47s21-32 32-48 21-32 32-48c11-15 21-31 32-47s21-32 32-48 21-32 32-48 21-32 32-48 21-32 32-48c11-15 22-31 33-47">
            <text:p/>
          </draw:path>
        </draw:g>
        <draw:path draw:style-name="gr20" draw:text-style-name="P5" draw:layer="layout" svg:width="11.429cm" svg:height="2.824cm" draw:transform="rotate (-3.14159265358979) translate (16.211cm 9.19000716974368cm)" svg:viewBox="0 0 11430 2825" svg:d="M0 2825l19-14 65-48h1l63-48 63-48 64-48 63-48 63-47 64-48 63-48 63-47 63-47 64-48 62-47 64-46 63-47 63-46h1l63-47 63-45 63-45 63-46 63-45 64-45 63-45 63-44 63-44 63-43 64-43c1 0 1 0 1 0l63-43 63-43 63-42 63-41h1l63-42 63-40 63-40 63-40 63-40 63-39 63-37 63-38 63-38 63-37 62-37 63-34c0 0 1 0 1-1l63-35 62-35 63-34 63-32 63-33 63-33 62-32 63-30 62-30 65-29 63-29 63-29 62-28 63-27 62-26 62-25 64-25 62-24 62-23 62-22 63-22 62-22 62-19 62-20 63-19 62-18 61-17 63-16 61-16 63-15 62-15 60-13 62-12 63-12 61-11 62-10 63-9 62-8 61-8 62-7 61-7 61-4 61-5 61-3 62-3 62-2 61-2h61 60l61 2 62 2 62 3 61 3 61 5 61 4 61 7 62 7 61 8 63 8 62 9 62 10 61 11 63 12 62 12 60 13 63 15 62 15 62 16 62 16 62 17 61 18 63 19 62 20 62 19 62 22 63 22 62 22 62 23 63 24 63 25 62 25 62 26 63 27 62 28 63 29 63 29 65 29 62 30 63 30 62 32 63 33 64 33 62 32 63 34 62 35 63 35c1 1 1 1 1 1l63 34 62 37 63 37 63 38 64 38 63 37 62 39 63 40 64 40 63 40 62 40 63 42c1 0 1 0 1 0l63 41 63 42 63 43 63 43h1l64 43 63 43 64 44 63 44 63 45 63 45 63 45 63 46h1l63 45 63 45 63 47 63 46 63 47h1l63 46 63 47 63 48 63 47 64 47 63 48 63 48 64 47 63 48 63 48 63 48 64 48 63 48 66-22 66-23-64-48-63-48-63-48-64-48-63-48-64-47-63-48-63-48-64-47-63-47-63-48-64-47-63-46-63-47h-1l-63-46-63-47-64-46v-1l-63-44-63-46c0 0-1 0-1-1l-63-45-63-44-64-45c0-1 0-1 0-1l-63-44-64-44-63-44c-1 0-1 0-1-1l-65-42-63-43-64-43v-1l-63-41c-1-1-1-1-1-1l-63-41-63-41c0-1 0-1-1-1l-63-41-64-40-63-40-63-40c-1 0-1 0-1-1l-63-39c-1 0-1 0-1 0l-63-38-64-38-63-38h-1l-63-37-63-37c-1-1-1-1-2-1l-63-35-63-36-64-35v-1l-64-34h-1l-63-33-63-33-63-33c-1 0-1 0-1 0l-64-32c0-1 0-1-1-1l-63-31h-1l-63-30-1-1-65-30-64-29-63-29h-1l-63-28c-1 0-1-1-1-1l-64-27-63-27c-1 0-2 0-2-1l-64-25-63-25-63-25c-1 0-2 0-3-1l-63-23-63-23c-1 0-1 0-2 0l-63-22-63-22c-1 0-2-1-3-1l-64-20-63-20c0 0-1 0-2 0l-63-19-63-19c0-1-1-1-1-1-1 0-2 0-2 0l-64-17-63-17c-1-1-1-1-2-1l-63-16c-1 0-1 0-2 0l-63-15-64-15-1-1-64-14c-1 0-2 0-4 0l-63-12-63-12-64-12c-1-1-3-1-4-1l-66-10c0 0-1 0-1-1l-64-9-63-9c-1 0-1 0-2 0l-63-8c-1 0-2 0-3 0l-63-7-63-7c-2 0-3 0-5-1l-63-5-64-5c-1 0-3 0-4 0l-64-3-63-3c-1 0-2 0-3 0l-63-2-63-2c-2 0-3 0-5 0h-63-64c-1 0-3 0-5 0l-63 2-63 2c-1 0-2 0-3 0l-63 3-63 3c-2 0-4 0-5 0l-64 5-63 5c-1 1-3 1-5 1l-63 7-63 7c-1 0-2 0-2 0l-64 8c0 0-1 0-2 0l-63 9-64 9c0 1-1 1-1 1l-65 10c-2 0-4 0-5 1l-64 12-63 12-63 12c-2 0-3 0-4 0l-63 14c-1 0-2 1-2 1l-64 15-63 15c-1 0-1 0-2 0l-63 16c-1 0-1 0-2 1l-63 17-63 17c-1 0-2 0-3 0l-1 1-63 19-63 19c-1 0-1 0-2 0l-63 20-63 20c-1 0-2 1-3 1l-64 22-63 22h-1l-64 23-63 23c-1 1-2 1-3 1l-63 25-63 25-63 25c-1 1-2 1-3 1l-63 27-63 27c-1 0-1 1-1 1l-64 28h-1l-63 29-63 29h-1l-65 30c0 0 0 1-1 1l-63 30h-1l-63 31c-1 0-1 0-1 1l-63 32c-1 0-1 0-1 0l-64 33-63 33-63 33c-1 0-1 0-1 0l-63 34c-1 1-1 1-1 1l-63 35c-1 0-1 0-1 0l-63 36-63 35c-1 0-1 0-2 1l-63 37-63 37h-1l-63 38-63 38-64 38-64 39c0 1 0 1 0 1l-64 40-63 40-63 40c-1 0-1 0-1 0l-63 41c0 0-1 0-1 1l-63 41-63 41v1l-64 41c0 1 0 1 0 1l-64 43-63 43-64 42c-1 1-1 1-2 1l-63 44-63 44-64 44v1l-63 45-64 44-63 45c0 1 0 1-1 1l-63 46-63 44c0 1 0 1 0 1l-63 46c-1 0-1 0-1 0l-63 47-63 46h-1l-63 47-63 46-63 47c-1 0-1 0-1 0l-63 48-63 47-63 47c-1 0-1 0-1 0l-63 48-63 48-63 47c-1 0-1 0-1 0l-63 48-63 48-64 48-16 13z">
          <text:p/>
        </draw:path>
        <draw:path draw:style-name="gr17" draw:text-style-name="P6" draw:layer="layout" svg:width="11.429cm" svg:height="2.824cm" svg:x="4.782cm" svg:y="3.665cm" svg:viewBox="0 0 11430 2825" svg:d="M11430 2825l-19-14-65-48c-1 0-1 0-1 0l-63-48-64-48-63-48-63-48-63-47h-1l-63-48-63-48-63-47-63-47c-1 0-1 0-1 0l-63-48-63-47-63-46-63-47-64-46-63-47-63-45-63-45h-1l-63-46-63-45-63-45-63-45-63-44-63-44-63-43-65-43h-1l-63-43-63-43-63-42-63-41-63-42-63-40-63-40-63-40-63-40-63-39-63-37-63-38-63-38-63-37-63-37-62-34c-1 0-1 0-1-1l-63-35-63-35-62-34-63-32-63-33-63-33-63-32-62-30-63-30-64-29-64-29-62-29-63-28-62-27-63-26-62-25-63-25-62-24-62-23-63-22-62-22-62-22-62-19-63-20-62-19-62-18-62-17-62-16-62-16-62-15-62-15-61-13-61-12-63-12-61-11-62-10-63-9-62-8-61-8-62-7-61-7-61-4-61-5-61-3-62-3-62-2-61-2h-61-61l-61 2-62 2-62 3-61 3-61 5-61 4-61 7-62 7-61 8-62 8-63 9-62 10-61 11-63 12-61 12-61 13-62 15-62 15-62 16-62 16-62 17-62 18-62 19-63 20-62 19-62 22-62 22-63 22-62 23-62 24-63 25-62 25-63 26-62 27-63 28-62 29-64 29-65 29-62 30-62 30-63 32-63 33-63 33-63 32-62 34-63 35-63 35c0 1 0 1-1 1l-62 34-63 37-63 37-63 38-63 38-63 37-63 39-63 40-63 40-63 40-63 40-63 42-63 41-63 42-63 43-64 43-65 43-63 43-63 44-63 44-63 45-63 45-63 45-64 46-63 45-63 45-63 47-64 46-63 47-63 46-63 47-63 48h-1l-63 47-63 47-63 48-63 48c-1 0-1 0-1 0l-63 47-63 48-63 48-64 48-63 48-63 48-66-22-66-23 63-48 64-48 63-48 63-48 64-48 63-47 63-48 64-48 63-47 63-47 63-48c1 0 1 0 1 0l63-47h1l63-46 63-47 63-46 63-47c1 0 1 0 1 0l63-46c0 0 1 0 1-1l63-44 63-46v-1l64-45 63-44 63-45c0-1 1-1 1-1l63-44 63-44 64-44 1-1 65-42 63-43 63-43 1-1 63-41c0-1 0-1 1-1l63-41 63-41c0-1 0-1 0-1l63-41c1 0 1 0 1 0l63-40 64-40 63-40 1-1 63-39h1l63-38 63-38 64-38 63-37 64-37c0-1 1-1 1-1l63-35 63-36h1l63-35c0 0 1 0 1-1l63-34c1 0 1 0 1 0l63-33 64-33 63-33h1l63-32c1-1 1-1 1-1l63-31c1 0 1 0 1 0l64-30c0 0 0-1 1-1l65-30 63-29 64-29h1l63-28 1-1 63-27 64-27c0 0 1 0 2-1l63-25 64-25 63-25c1 0 2 0 2-1l64-23 63-23h1l64-22 63-22c1 0 2-1 3-1l63-20 64-20h1l63-19 64-19c0-1 0-1 1-1 0 0 1 0 2 0l63-17 64-17c0-1 1-1 1-1l64-16h1l64-15 63-15c1 0 1-1 2-1l63-14c2 0 3 0 4 0l64-12 63-12 63-12c2-1 3-1 5-1l65-10c1 0 1 0 2-1l63-9 63-9c1 0 2 0 3 0l63-8c1 0 1 0 2 0l64-7 63-7c1 0 3 0 5-1l63-5 63-5c2 0 3 0 5 0l63-3 64-3c0 0 1 0 2 0l63-2 64-2c1 0 3 0 5 0h63 63c2 0 4 0 5 0l64 2 63 2c1 0 1 0 2 0l64 3 63 3c2 0 3 0 5 0l63 5 63 5c2 1 4 1 5 1l63 7 64 7c0 0 1 0 2 0l63 8c1 0 2 0 3 0l63 9 63 9c1 1 1 1 2 1l65 10c2 0 3 0 5 1l63 12 63 12 64 12c1 0 2 0 4 0l63 14c1 0 1 1 2 1l63 15 63 15c1 0 2 0 2 0l64 16c0 0 1 0 1 1l64 17 63 17c1 0 2 0 2 0 1 0 1 0 1 1l64 19 63 19h1l64 20 63 20c1 0 2 1 3 1l63 22 64 22h1l63 23 64 23c0 1 1 1 2 1l63 25 64 25 63 25c1 1 2 1 2 1l64 27 63 27 1 1 63 28c1 0 1 0 1 0l64 29 63 29 65 30c1 0 1 1 1 1l64 30h1l63 31 1 1 63 32h1l63 33 64 33 63 33h1l63 34c0 1 0 1 1 1l63 35h1l63 36 63 35c0 0 1 0 1 1l63 37 64 37 64 38 63 38 63 38c1 0 1 0 1 0l63 39c1 1 1 1 1 1l63 40 64 40 63 40 64 41v1l63 41 63 41c1 0 1 0 1 1l63 41c0 1 1 1 1 1l63 43 63 43 65 42c0 1 1 1 1 1l64 44 63 44 63 44c0 0 1 0 1 1l63 45 63 44 64 45c0 1 0 1 0 1l63 46 63 44c0 1 1 1 1 1l63 46 64 47 63 46 63 47 63 46h1l63 47 64 48 63 47 63 47 64 48 63 48 63 47 64 48 63 48 63 48 17 13z">
          <text:p/>
        </draw:path>
        <draw:path draw:style-name="gr20" draw:text-style-name="P5" draw:layer="layout" svg:width="11.429cm" svg:height="2.824cm" draw:transform="rotate (-3.14159265358979) translate (16.212cm 9.19000716974368cm)" svg:viewBox="0 0 11430 2825" svg:d="M0 2825l19-14 65-48h1l63-48 63-48 64-48 63-48 63-47 64-48 63-48 63-47 63-47 64-48 62-47 64-46 63-47 63-46h1l63-47 63-45 63-45 63-46 63-45 64-45 63-45 63-44 63-44 63-43 64-43c1 0 1 0 1 0l63-43 63-43 63-42 63-41h1l63-42 63-40 63-40 63-40 63-40 63-39 63-37 63-38 63-38 63-37 62-37 63-34c0 0 1 0 1-1l63-35 62-35 63-34 63-32 63-33 63-33 62-32 63-30 62-30 65-29 63-29 63-29 62-28 63-27 62-26 62-25 64-25 62-24 62-23 62-22 63-22 62-22 62-19 62-20 63-19 62-18 61-17 63-16 61-16 63-15 62-15 60-13 62-12 63-12 61-11 62-10 63-9 62-8 61-8 62-7 61-7 61-4 61-5 61-3 62-3 62-2 61-2h61 60l61 2 62 2 62 3 61 3 61 5 61 4 61 7 62 7 61 8 63 8 62 9 62 10 61 11 63 12 62 12 60 13 63 15 62 15 62 16 62 16 62 17 61 18 63 19 62 20 62 19 62 22 63 22 62 22 62 23 63 24 63 25 62 25 62 26 63 27 62 28 63 29 63 29 65 29 62 30 63 30 62 32 63 33 64 33 62 32 63 34 62 35 63 35c1 1 1 1 1 1l63 34 62 37 63 37 63 38 64 38 63 37 62 39 63 40 64 40 63 40 62 40 63 42c1 0 1 0 1 0l63 41 63 42 63 43 63 43h1l64 43 63 43 64 44 63 44 63 45 63 45 63 45 63 46h1l63 45 63 45 63 47 63 46 63 47h1l63 46 63 47 63 48 63 47 64 47 63 48 63 48 64 47 63 48 63 48 63 48 64 48 63 48 66-22 66-23-64-48-63-48-63-48-64-48-63-48-64-47-63-48-63-48-64-47-63-47-63-48-64-47-63-46-63-47h-1l-63-46-63-47-64-46v-1l-63-44-63-46c0 0-1 0-1-1l-63-45-63-44-64-45c0-1 0-1 0-1l-63-44-64-44-63-44c-1 0-1 0-1-1l-65-42-63-43-64-43v-1l-63-41c-1-1-1-1-1-1l-63-41-63-41c0-1 0-1-1-1l-63-41-64-40-63-40-63-40c-1 0-1 0-1-1l-63-39c-1 0-1 0-1 0l-63-38-64-38-63-38h-1l-63-37-63-37c-1-1-1-1-2-1l-63-35-63-36-64-35v-1l-64-34h-1l-63-33-63-33-63-33c-1 0-1 0-1 0l-64-32c0-1 0-1-1-1l-63-31h-1l-63-30-1-1-65-30-64-29-63-29h-1l-63-28c-1 0-1-1-1-1l-64-27-63-27c-1 0-2 0-2-1l-64-25-63-25-63-25c-1 0-2 0-3-1l-63-23-63-23c-1 0-1 0-2 0l-63-22-63-22c-1 0-2-1-3-1l-64-20-63-20c0 0-1 0-2 0l-63-19-63-19c0-1-1-1-1-1-1 0-2 0-2 0l-64-17-63-17c-1-1-1-1-2-1l-63-16c-1 0-1 0-2 0l-63-15-64-15-1-1-64-14c-1 0-2 0-4 0l-63-12-63-12-64-12c-1-1-3-1-4-1l-66-10c0 0-1 0-1-1l-64-9-63-9c-1 0-1 0-2 0l-63-8c-1 0-2 0-3 0l-63-7-63-7c-2 0-3 0-5-1l-63-5-64-5c-1 0-3 0-4 0l-64-3-63-3c-1 0-2 0-3 0l-63-2-63-2c-2 0-3 0-5 0h-63-64c-1 0-3 0-5 0l-63 2-63 2c-1 0-2 0-3 0l-63 3-63 3c-2 0-4 0-5 0l-64 5-63 5c-1 1-3 1-5 1l-63 7-63 7c-1 0-2 0-2 0l-64 8c0 0-1 0-2 0l-63 9-64 9c0 1-1 1-1 1l-65 10c-2 0-4 0-5 1l-64 12-63 12-63 12c-2 0-3 0-4 0l-63 14c-1 0-2 1-2 1l-64 15-63 15c-1 0-1 0-2 0l-63 16c-1 0-1 0-2 1l-63 17-63 17c-1 0-2 0-3 0l-1 1-63 19-63 19c-1 0-1 0-2 0l-63 20-63 20c-1 0-2 1-3 1l-64 22-63 22h-1l-64 23-63 23c-1 1-2 1-3 1l-63 25-63 25-63 25c-1 1-2 1-3 1l-63 27-63 27c-1 0-1 1-1 1l-64 28h-1l-63 29-63 29h-1l-65 30c0 0 0 1-1 1l-63 30h-1l-63 31c-1 0-1 0-1 1l-63 32c-1 0-1 0-1 0l-64 33-63 33-63 33c-1 0-1 0-1 0l-63 34c-1 1-1 1-1 1l-63 35c-1 0-1 0-1 0l-63 36-63 35c-1 0-1 0-2 1l-63 37-63 37h-1l-63 38-63 38-64 38-64 39c0 1 0 1 0 1l-64 40-63 40-63 40c-1 0-1 0-1 0l-63 41c0 0-1 0-1 1l-63 41-63 41v1l-64 41c0 1 0 1 0 1l-64 43-63 43-64 42c-1 1-1 1-2 1l-63 44-63 44-64 44v1l-63 45-64 44-63 45c0 1 0 1-1 1l-63 46-63 44c0 1 0 1 0 1l-63 46c-1 0-1 0-1 0l-63 47-63 46h-1l-63 47-63 46-63 47c-1 0-1 0-1 0l-63 48-63 47-63 47c-1 0-1 0-1 0l-63 48-63 48-63 47c-1 0-1 0-1 0l-63 48-63 48-64 48-16 13z">
          <text:p/>
        </draw:path>
        <draw:path draw:style-name="gr17" draw:text-style-name="P6" draw:layer="layout" svg:width="3.877cm" svg:height="2.824cm" draw:transform="rotate (-3.14159265358979) translate (12.4731378449061cm 21.6210071697437cm)" svg:viewBox="0 0 3878 2825" svg:d="M0 2825l6-14 23-48 21-48 22-48 21-48 22-48 21-47 22-48 21-48 21-47 22-47 21-48 22-47 21-46 22-47 21-46 22-47 21-45 21-45c1 0 1 0 1 0l21-46 21-45 22-45 21-45 22-44 21-44 21-43 22-43h1l21-43 22-43 21-42 21-41 22-42 21-40 21-40 22-40 21-40 22-39 21-37 21-38 22-38 21-37 21-37 22-34v-1l21-35 21-35 22-34 21-32 22-33 21-33 21-32 21-30 21-30 22-29 22-29 21-29 21-28 22-27 21-26 21-25 21-25 21-24 21-23 22-22 21-22 21-22 21-19 21-20 21-19 21-18 21-17 21-16 21-16 21-15 22-15 20-13 21-12 21-12 21-11 21-10 21-9 21-8 21-8 21-7 21-7 21-4 20-5 21-3 21-3 21-2 21-2h20 21l21 2 21 2 21 3 20 3 21 5 21 4 20 7 22 7 20 8 21 8 22 9 21 10 20 11 22 12 21 12 20 13 21 15 21 15 21 16 22 16 20 17 21 18 22 19 21 20 21 19 21 22 21 22 21 22 21 23 21 24 22 25 21 25 21 26 21 27 22 28 21 29 21 29 22 29 21 30 22 30 21 32 21 33 22 33 21 32 21 34 21 35 22 35c0 1 0 1 0 1l21 34 22 37 21 37 21 38 22 38 21 37 21 39 22 40 21 40 22 40 21 40 21 42 22 41 21 42 22 43 21 43 22 43 21 43 22 44 21 44 22 45 21 45 22 45 21 46 22 45 21 45 21 47h1l21 46 21 47 22 46 21 47 22 48 21 47 22 47 21 48 22 48 21 47 22 48 21 48 21 48 22 48 21 48 23-22 22-23-21-48-22-48-21-48-22-48-21-48-22-47-21-48-22-48-21-47-22-47-21-48-22-47-21-46-22-47-21-46-22-47-21-46-1-1-21-44-21-46v-1l-22-45-21-44-22-45c0-1 0-1 0-1l-22-44-21-44-22-44v-1l-22-42-21-43-22-43v-1l-22-41c0-1 0-1 0-1l-21-41-21-41c-1-1-1-1-1-1l-21-41-22-40-21-40-22-40v-1l-21-39c-1 0-1 0-1 0l-21-38-22-38-21-38-22-37-21-37c-1-1-1-1-1-1l-21-35-22-36-21-35-1-1-21-34-22-33-21-33-22-33-22-32c0-1 0-1 0-1l-21-31h-1l-21-30v-1l-23-30-21-29-22-29-21-28c-1 0-1-1-1-1l-21-27-22-27-1-1-21-25-21-25-22-25c0 0-1 0-1-1l-21-23-22-23-22-22-21-22c-1 0-1-1-1-1l-22-20-21-20h-1l-21-19-22-19c0-1 0-1 0-1h-1l-21-17-22-17c0-1 0-1 0-1l-22-16-22-15-21-15c-1 0-1-1-1-1l-21-14c-1 0-1 0-2 0l-21-12-22-12-21-12c-1-1-1-1-2-1l-22-10-1-1-21-9-22-9-22-8h-1l-21-7-22-7c0 0-1 0-1-1l-22-5-21-5c-1 0-1 0-2 0l-21-3-22-3h-1l-21-2-21-2c-1 0-2 0-2 0h-22-21c-1 0-1 0-2 0l-21 2-22 2h-1l-21 3-22 3h-1l-22 5-21 5c-1 1-1 1-2 1l-21 7-22 7h-1l-21 8h-1l-21 9-22 9c0 1 0 1 0 1l-22 10c-1 0-1 0-2 1l-22 12-21 12-21 12c-1 0-1 0-2 0l-21 14c-1 0-1 1-1 1l-21 15-22 15h-1l-21 16-1 1-21 17-22 17c0 0-1 0-1 1l-21 19-22 19-22 20-21 20-1 1-22 22-21 22h-1l-21 23-21 23c-1 1-1 1-1 1l-22 25-21 25-22 25c0 1 0 1-1 1l-21 27-22 27v1l-21 28c-1 0-1 0-1 0l-21 29-22 29-22 30v1l-22 30-21 31c-1 0-1 0-1 1l-21 32h-1l-21 33-22 33-21 33-22 34c0 1 0 1 0 1l-21 35c-1 0-1 0-1 0l-21 36-21 35c-1 0-1 0-1 1l-21 37-22 37-22 38-21 38-22 38-21 39c0 1 0 1-1 1l-21 40-21 40-22 40-22 41v1l-21 41-22 41v1l-21 41c0 1 0 1 0 1l-22 43-21 43-22 42c0 1-1 1-1 1l-21 44-22 44-21 44v1l-22 45-21 44-22 45c0 1 0 1 0 1l-21 46-22 44c0 1 0 1 0 1l-21 46h-1l-21 47-21 46h-1l-21 47-21 46h-1l-21 47-22 48-21 47-21 47h-1l-21 48-21 48-22 47-22 48-21 48-21 48-6 13z">
          <text:p/>
        </draw:path>
        <draw:path draw:style-name="gr20" draw:text-style-name="P5" draw:layer="layout" svg:width="3.877cm" svg:height="2.824cm" svg:x="8.595cm" svg:y="16.096cm" svg:viewBox="0 0 3878 2825" svg:d="M3878 2825l-6-14-22-48h-1l-21-48-22-48-21-48-21-48-22-47-21-48-22-48-21-47-22-47-21-48-22-47-21-46-22-47-21-46-22-47-21-45-21-45-22-46-21-45-22-45-21-45-22-44-21-44-21-43-22-43h-1l-21-43-21-43-22-42-21-41-22-42-21-40-21-40-22-40-21-40-21-39-22-37-21-38-22-38-21-37-21-37-22-34v-1l-21-35-21-35-22-34-21-32-21-33-22-33-21-32-21-30-21-30-22-29-22-29-21-29-21-28-21-27-22-26-21-25-21-25-21-24-21-23-21-22-22-22-21-22-21-19-21-20-21-19-21-18-21-17-21-16-21-16-21-15-21-15-21-13-21-12-21-12-21-11-21-10-21-9-21-8-21-8-21-7-21-7-20-4-21-5-21-3-21-3-21-2-21-2h-20-21l-20 2-22 2-21 3-20 3-21 5-21 4-20 7-21 7-21 8-21 8-21 9-22 10-20 11-22 12-20 12-21 13-21 15-21 15-21 16-21 16-21 17-21 18-21 19-22 20-21 19-21 22-21 22-21 22-21 23-21 24-22 25-21 25-21 26-21 27-21 28-22 29-21 29-22 29-21 30-21 30-22 32-21 33-22 33-21 32-21 34-21 35-22 35c0 1 0 1 0 1l-21 34-21 37-22 37-21 38-22 38-21 37-21 39-22 40-21 40-21 40-22 40-21 42-22 41-21 42-21 43-22 43-22 43-21 43-22 44-21 44-22 45-21 45-22 45-21 46-21 45-22 45-21 47-22 46-21 47-22 46-21 47-21 48c-1 0-1 0-1 0l-21 47-22 47-21 48-21 48h-1l-21 47-21 48-22 48-21 48-22 48-21 48-23-22-22-23 21-48 22-48 21-48 22-48 21-48h1l21-47 21-48 22-48 21-47 22-47 21-48 22-47 21-46 22-47 21-46 22-47 22-46v-1l21-44 21-46c1 0 1 0 1-1l21-45 22-44 21-45c0-1 0-1 0-1l22-44 21-44 22-44v-1l22-42 22-43 21-43v-1l22-41c0-1 0-1 0-1l21-41 22-41c0-1 0-1 0-1l21-41 22-40 21-40 22-40v-1l22-39 21-38 22-38 21-38h1l21-37 21-37c1-1 1-1 1-1l21-35 22-36 21-35c1 0 1 0 1-1l21-34 22-33 21-33 22-33 22-32c0-1 0-1 0-1l21-31c1 0 1 0 1 0l21-30c0 0 0-1 1-1l22-30 21-29 22-29 22-28v-1l21-27 22-27 1-1 21-25 22-25 21-25c0 0 1 0 1-1l21-23 22-23 22-22 21-22c1 0 1-1 1-1l22-20 21-20h1l21-19 22-19c0-1 0-1 0-1h1l21-17 22-17c0-1 0-1 0-1l22-16h1l21-15 22-15v-1l22-14h1l21-12 22-12 21-12c1-1 2-1 2-1l22-10c0 0 1 0 1-1l21-9 22-9 22-8h1l21-7 22-7c0 0 1 0 1-1l22-5 21-5c1 0 1 0 2 0l21-3 22-3h1l21-2 22-2h1 22 21c1 0 1 0 2 0l21 2 22 2h1l21 3 22 3h1l22 5 21 5c1 1 1 1 2 1l21 7 22 7h1l21 8h1l21 9 22 9c0 1 0 1 0 1l23 10c0 0 1 0 1 1l22 12 21 12 22 12h1l21 14c1 0 1 1 1 1l22 15 21 15h1l21 16c0 0 1 0 1 1l21 17 22 17h1v1l21 19 22 19 22 20 21 20c1 0 1 1 1 1l22 22 21 22h1l21 23 22 23c0 1 0 1 0 1l22 25 21 25 22 25c0 1 0 1 1 1l21 27 22 27v1l22 28 21 29 22 29 22 30v1l22 30 22 31v1l21 32h1l21 33 22 33 21 33 22 34c0 1 0 1 0 1l22 35 21 36 22 35v1l22 37 21 37 22 38 21 38 22 38 21 39c1 1 1 1 1 1l21 40 22 40 21 40 22 41v1l21 41 22 41v1l21 41c0 1 1 1 1 1l21 43 21 43 22 42c1 1 1 1 1 1l21 44 22 44 21 44 1 1 21 45 21 44 22 45c0 1 0 1 0 1l22 46 21 44c0 1 0 1 0 1l22 46 21 47 22 46 21 47 22 46 21 47 22 48 21 47 22 47 21 48 22 48 21 47 22 48 21 48 22 48 5 13z">
          <text:p/>
        </draw:path>
        <draw:path draw:style-name="gr17" draw:text-style-name="P6" draw:layer="layout" svg:width="3.877cm" svg:height="2.824cm" svg:x="4.761cm" svg:y="16.097cm" svg:viewBox="0 0 3878 2825" svg:d="M3878 2825l-6-14-22-48h-1l-21-48-22-48-21-48-21-48-22-47-21-48-22-48-21-47-22-47-21-48-22-47-21-46-22-47-21-46-22-47-21-45-21-45-22-46-21-45-22-45-21-45-22-44-21-44-21-43-22-43h-1l-21-43-21-43-22-42-21-41-22-42-21-40-21-40-22-40-21-40-21-39-22-37-21-38-22-38-21-37-21-37-22-34v-1l-21-35-21-35-22-34-21-32-21-33-22-33-21-32-21-30-21-30-22-29-22-29-21-29-21-28-21-27-22-26-21-25-21-25-21-24-21-23-21-22-22-22-21-22-21-19-21-20-21-19-21-18-21-17-21-16-21-16-21-15-21-15-21-13-21-12-21-12-21-11-21-10-21-9-21-8-21-8-21-7-21-7-20-4-21-5-21-3-21-3-21-2-21-2h-20-21l-20 2-22 2-21 3-20 3-21 5-21 4-20 7-21 7-21 8-21 8-21 9-22 10-20 11-22 12-20 12-21 13-21 15-21 15-21 16-21 16-21 17-21 18-21 19-22 20-21 19-21 22-21 22-21 22-21 23-21 24-22 25-21 25-21 26-21 27-21 28-22 29-21 29-22 29-21 30-21 30-22 32-21 33-22 33-21 32-21 34-21 35-22 35c0 1 0 1 0 1l-21 34-21 37-22 37-21 38-22 38-21 37-21 39-22 40-21 40-21 40-22 40-21 42-22 41-21 42-21 43-22 43-22 43-21 43-22 44-21 44-22 45-21 45-22 45-21 46-21 45-22 45-21 47-22 46-21 47-22 46-21 47-21 48c-1 0-1 0-1 0l-21 47-22 47-21 48-21 48h-1l-21 47-21 48-22 48-21 48-22 48-21 48-23-22-22-23 21-48 22-48 21-48 22-48 21-48h1l21-47 21-48 22-48 21-47 22-47 21-48 22-47 21-46 22-47 21-46 22-47 22-46v-1l21-44 21-46c1 0 1 0 1-1l21-45 22-44 21-45c0-1 0-1 0-1l22-44 21-44 22-44v-1l22-42 22-43 21-43v-1l22-41c0-1 0-1 0-1l21-41 22-41c0-1 0-1 0-1l21-41 22-40 21-40 22-40v-1l22-39 21-38 22-38 21-38h1l21-37 21-37c1-1 1-1 1-1l21-35 22-36 21-35c1 0 1 0 1-1l21-34 22-33 21-33 22-33 22-32c0-1 0-1 0-1l21-31c1 0 1 0 1 0l21-30c0 0 0-1 1-1l22-30 21-29 22-29 22-28v-1l21-27 22-27 1-1 21-25 22-25 21-25c0 0 1 0 1-1l21-23 22-23 22-22 21-22c1 0 1-1 1-1l22-20 21-20h1l21-19 22-19c0-1 0-1 0-1h1l21-17 22-17c0-1 0-1 0-1l22-16h1l21-15 22-15v-1l22-14h1l21-12 22-12 21-12c1-1 2-1 2-1l22-10c0 0 1 0 1-1l21-9 22-9 22-8h1l21-7 22-7c0 0 1 0 1-1l22-5 21-5c1 0 1 0 2 0l21-3 22-3h1l21-2 22-2h1 22 21c1 0 1 0 2 0l21 2 22 2h1l21 3 22 3h1l22 5 21 5c1 1 1 1 2 1l21 7 22 7h1l21 8h1l21 9 22 9c0 1 0 1 0 1l23 10c0 0 1 0 1 1l22 12 21 12 22 12h1l21 14c1 0 1 1 1 1l22 15 21 15h1l21 16c0 0 1 0 1 1l21 17 22 17h1v1l21 19 22 19 22 20 21 20c1 0 1 1 1 1l22 22 21 22h1l21 23 22 23c0 1 0 1 0 1l22 25 21 25 22 25c0 1 0 1 1 1l21 27 22 27v1l22 28 21 29 22 29 22 30v1l22 30 22 31v1l21 32h1l21 33 22 33 21 33 22 34c0 1 0 1 0 1l22 35 21 36 22 35v1l22 37 21 37 22 38 21 38 22 38 21 39c1 1 1 1 1 1l21 40 22 40 21 40 22 41v1l21 41 22 41v1l21 41c0 1 1 1 1 1l21 43 21 43 22 42c1 1 1 1 1 1l21 44 22 44 21 44 1 1 21 45 21 44 22 45c0 1 0 1 0 1l22 46 21 44c0 1 0 1 0 1l22 46 21 47 22 46 21 47 22 46 21 47 22 48 21 47 22 47 21 48 22 48 21 47 22 48 21 48 22 48 5 13z">
          <text:p/>
        </draw:path>
        <draw:path draw:style-name="gr20" draw:text-style-name="P5" draw:layer="layout" svg:width="3.877cm" svg:height="2.824cm" draw:transform="rotate (-3.14159265358979) translate (8.63929361464547cm 21.6220071697437cm)" svg:viewBox="0 0 3878 2825" svg:d="M0 2825l6-14 23-48 21-48 22-48 21-48 22-48 21-47 22-48 21-48 21-47 22-47 21-48 22-47 21-46 22-47 21-46 22-47 21-45 21-45c1 0 1 0 1 0l21-46 21-45 22-45 21-45 22-44 21-44 21-43 22-43h1l21-43 22-43 21-42 21-41 22-42 21-40 21-40 22-40 21-40 22-39 21-37 21-38 22-38 21-37 21-37 22-34v-1l21-35 21-35 22-34 21-32 22-33 21-33 21-32 21-30 21-30 22-29 22-29 21-29 21-28 22-27 21-26 21-25 21-25 21-24 21-23 22-22 21-22 21-22 21-19 21-20 21-19 21-18 21-17 21-16 21-16 21-15 22-15 20-13 21-12 21-12 21-11 21-10 21-9 21-8 21-8 21-7 21-7 21-4 20-5 21-3 21-3 21-2 21-2h20 21l21 2 21 2 21 3 20 3 21 5 21 4 20 7 22 7 20 8 21 8 22 9 21 10 20 11 22 12 21 12 20 13 21 15 21 15 21 16 22 16 20 17 21 18 22 19 21 20 21 19 21 22 21 22 21 22 21 23 21 24 22 25 21 25 21 26 21 27 22 28 21 29 21 29 22 29 21 30 22 30 21 32 21 33 22 33 21 32 21 34 21 35 22 35c0 1 0 1 0 1l21 34 22 37 21 37 21 38 22 38 21 37 21 39 22 40 21 40 22 40 21 40 21 42 22 41 21 42 22 43 21 43 22 43 21 43 22 44 21 44 22 45 21 45 22 45 21 46 22 45 21 45 21 47h1l21 46 21 47 22 46 21 47 22 48 21 47 22 47 21 48 22 48 21 47 22 48 21 48 21 48 22 48 21 48 23-22 22-23-21-48-22-48-21-48-22-48-21-48-22-47-21-48-22-48-21-47-22-47-21-48-22-47-21-46-22-47-21-46-22-47-21-46-1-1-21-44-21-46v-1l-22-45-21-44-22-45c0-1 0-1 0-1l-22-44-21-44-22-44v-1l-22-42-21-43-22-43v-1l-22-41c0-1 0-1 0-1l-21-41-21-41c-1-1-1-1-1-1l-21-41-22-40-21-40-22-40v-1l-21-39c-1 0-1 0-1 0l-21-38-22-38-21-38-22-37-21-37c-1-1-1-1-1-1l-21-35-22-36-21-35-1-1-21-34-22-33-21-33-22-33-22-32c0-1 0-1 0-1l-21-31h-1l-21-30v-1l-23-30-21-29-22-29-21-28c-1 0-1-1-1-1l-21-27-22-27-1-1-21-25-21-25-22-25c0 0-1 0-1-1l-21-23-22-23-22-22-21-22c-1 0-1-1-1-1l-22-20-21-20h-1l-21-19-22-19c0-1 0-1 0-1h-1l-21-17-22-17c0-1 0-1 0-1l-22-16-22-15-21-15c-1 0-1-1-1-1l-21-14c-1 0-1 0-2 0l-21-12-22-12-21-12c-1-1-1-1-2-1l-22-10-1-1-21-9-22-9-22-8h-1l-21-7-22-7c0 0-1 0-1-1l-22-5-21-5c-1 0-1 0-2 0l-21-3-22-3h-1l-21-2-21-2c-1 0-2 0-2 0h-22-21c-1 0-1 0-2 0l-21 2-22 2h-1l-21 3-22 3h-1l-22 5-21 5c-1 1-1 1-2 1l-21 7-22 7h-1l-21 8h-1l-21 9-22 9c0 1 0 1 0 1l-22 10c-1 0-1 0-2 1l-22 12-21 12-21 12c-1 0-1 0-2 0l-21 14c-1 0-1 1-1 1l-21 15-22 15h-1l-21 16-1 1-21 17-22 17c0 0-1 0-1 1l-21 19-22 19-22 20-21 20-1 1-22 22-21 22h-1l-21 23-21 23c-1 1-1 1-1 1l-22 25-21 25-22 25c0 1 0 1-1 1l-21 27-22 27v1l-21 28c-1 0-1 0-1 0l-21 29-22 29-22 30v1l-22 30-21 31c-1 0-1 0-1 1l-21 32h-1l-21 33-22 33-21 33-22 34c0 1 0 1 0 1l-21 35c-1 0-1 0-1 0l-21 36-21 35c-1 0-1 0-1 1l-21 37-22 37-22 38-21 38-22 38-21 39c0 1 0 1-1 1l-21 40-21 40-22 40-22 41v1l-21 41-22 41v1l-21 41c0 1 0 1 0 1l-22 43-21 43-22 42c0 1-1 1-1 1l-21 44-22 44-21 44v1l-22 45-21 44-22 45c0 1 0 1 0 1l-21 46-22 44c0 1 0 1 0 1l-21 46h-1l-21 47-21 46h-1l-21 47-21 46h-1l-21 47-22 48-21 47-21 47h-1l-21 48-21 48-22 47-22 48-21 48-21 48-6 13z">
          <text:p/>
        </draw:path>
        <draw:path draw:style-name="gr17" draw:text-style-name="P6" draw:layer="layout" svg:width="3.877cm" svg:height="2.824cm" svg:x="12.43cm" svg:y="16.097cm" svg:viewBox="0 0 3878 2825" svg:d="M3878 2825l-6-14-22-48h-1l-21-48-22-48-21-48-21-48-22-47-21-48-22-48-21-47-22-47-21-48-22-47-21-46-22-47-21-46-22-47-21-45-21-45-22-46-21-45-22-45-21-45-22-44-21-44-21-43-22-43h-1l-21-43-21-43-22-42-21-41-22-42-21-40-21-40-22-40-21-40-21-39-22-37-21-38-22-38-21-37-21-37-22-34v-1l-21-35-21-35-22-34-21-32-21-33-22-33-21-32-21-30-21-30-22-29-22-29-21-29-21-28-21-27-22-26-21-25-21-25-21-24-21-23-21-22-22-22-21-22-21-19-21-20-21-19-21-18-21-17-21-16-21-16-21-15-21-15-21-13-21-12-21-12-21-11-21-10-21-9-21-8-21-8-21-7-21-7-20-4-21-5-21-3-21-3-21-2-21-2h-20-21l-20 2-22 2-21 3-20 3-21 5-21 4-20 7-21 7-21 8-21 8-21 9-22 10-20 11-22 12-20 12-21 13-21 15-21 15-21 16-21 16-21 17-21 18-21 19-22 20-21 19-21 22-21 22-21 22-21 23-21 24-22 25-21 25-21 26-21 27-21 28-22 29-21 29-22 29-21 30-21 30-22 32-21 33-22 33-21 32-21 34-21 35-22 35c0 1 0 1 0 1l-21 34-21 37-22 37-21 38-22 38-21 37-21 39-22 40-21 40-21 40-22 40-21 42-22 41-21 42-21 43-22 43-22 43-21 43-22 44-21 44-22 45-21 45-22 45-21 46-21 45-22 45-21 47-22 46-21 47-22 46-21 47-21 48c-1 0-1 0-1 0l-21 47-22 47-21 48-21 48h-1l-21 47-21 48-22 48-21 48-22 48-21 48-23-22-22-23 21-48 22-48 21-48 22-48 21-48h1l21-47 21-48 22-48 21-47 22-47 21-48 22-47 21-46 22-47 21-46 22-47 22-46v-1l21-44 21-46c1 0 1 0 1-1l21-45 22-44 21-45c0-1 0-1 0-1l22-44 21-44 22-44v-1l22-42 22-43 21-43v-1l22-41c0-1 0-1 0-1l21-41 22-41c0-1 0-1 0-1l21-41 22-40 21-40 22-40v-1l22-39 21-38 22-38 21-38h1l21-37 21-37c1-1 1-1 1-1l21-35 22-36 21-35c1 0 1 0 1-1l21-34 22-33 21-33 22-33 22-32c0-1 0-1 0-1l21-31c1 0 1 0 1 0l21-30c0 0 0-1 1-1l22-30 21-29 22-29 22-28v-1l21-27 22-27 1-1 21-25 22-25 21-25c0 0 1 0 1-1l21-23 22-23 22-22 21-22c1 0 1-1 1-1l22-20 21-20h1l21-19 22-19c0-1 0-1 0-1h1l21-17 22-17c0-1 0-1 0-1l22-16h1l21-15 22-15v-1l22-14h1l21-12 22-12 21-12c1-1 2-1 2-1l22-10c0 0 1 0 1-1l21-9 22-9 22-8h1l21-7 22-7c0 0 1 0 1-1l22-5 21-5c1 0 1 0 2 0l21-3 22-3h1l21-2 22-2h1 22 21c1 0 1 0 2 0l21 2 22 2h1l21 3 22 3h1l22 5 21 5c1 1 1 1 2 1l21 7 22 7h1l21 8h1l21 9 22 9c0 1 0 1 0 1l23 10c0 0 1 0 1 1l22 12 21 12 22 12h1l21 14c1 0 1 1 1 1l22 15 21 15h1l21 16c0 0 1 0 1 1l21 17 22 17h1v1l21 19 22 19 22 20 21 20c1 0 1 1 1 1l22 22 21 22h1l21 23 22 23c0 1 0 1 0 1l22 25 21 25 22 25c0 1 0 1 1 1l21 27 22 27v1l22 28 21 29 22 29 22 30v1l22 30 22 31v1l21 32h1l21 33 22 33 21 33 22 34c0 1 0 1 0 1l22 35 21 36 22 35v1l22 37 21 37 22 38 21 38 22 38 21 39c1 1 1 1 1 1l21 40 22 40 21 40 22 41v1l21 41 22 41v1l21 41c0 1 1 1 1 1l21 43 21 43 22 42c1 1 1 1 1 1l21 44 22 44 21 44 1 1 21 45 21 44 22 45c0 1 0 1 0 1l22 46 21 44c0 1 0 1 0 1l22 46 21 47 22 46 21 47 22 46 21 47 22 48 21 47 22 47 21 48 22 48 21 47 22 48 21 48 22 48 5 13z">
          <text:p/>
        </draw:path>
        <draw:path draw:style-name="gr20" draw:text-style-name="P5" draw:layer="layout" svg:width="3.877cm" svg:height="2.824cm" draw:transform="rotate (-3.14159265358979) translate (16.308cm 21.6220071697437cm)" svg:viewBox="0 0 3878 2825" svg:d="M0 2825l6-14 23-48 21-48 22-48 21-48 22-48 21-47 22-48 21-48 21-47 22-47 21-48 22-47 21-46 22-47 21-46 22-47 21-45 21-45c1 0 1 0 1 0l21-46 21-45 22-45 21-45 22-44 21-44 21-43 22-43h1l21-43 22-43 21-42 21-41 22-42 21-40 21-40 22-40 21-40 22-39 21-37 21-38 22-38 21-37 21-37 22-34v-1l21-35 21-35 22-34 21-32 22-33 21-33 21-32 21-30 21-30 22-29 22-29 21-29 21-28 22-27 21-26 21-25 21-25 21-24 21-23 22-22 21-22 21-22 21-19 21-20 21-19 21-18 21-17 21-16 21-16 21-15 22-15 20-13 21-12 21-12 21-11 21-10 21-9 21-8 21-8 21-7 21-7 21-4 20-5 21-3 21-3 21-2 21-2h20 21l21 2 21 2 21 3 20 3 21 5 21 4 20 7 22 7 20 8 21 8 22 9 21 10 20 11 22 12 21 12 20 13 21 15 21 15 21 16 22 16 20 17 21 18 22 19 21 20 21 19 21 22 21 22 21 22 21 23 21 24 22 25 21 25 21 26 21 27 22 28 21 29 21 29 22 29 21 30 22 30 21 32 21 33 22 33 21 32 21 34 21 35 22 35c0 1 0 1 0 1l21 34 22 37 21 37 21 38 22 38 21 37 21 39 22 40 21 40 22 40 21 40 21 42 22 41 21 42 22 43 21 43 22 43 21 43 22 44 21 44 22 45 21 45 22 45 21 46 22 45 21 45 21 47h1l21 46 21 47 22 46 21 47 22 48 21 47 22 47 21 48 22 48 21 47 22 48 21 48 21 48 22 48 21 48 23-22 22-23-21-48-22-48-21-48-22-48-21-48-22-47-21-48-22-48-21-47-22-47-21-48-22-47-21-46-22-47-21-46-22-47-21-46-1-1-21-44-21-46v-1l-22-45-21-44-22-45c0-1 0-1 0-1l-22-44-21-44-22-44v-1l-22-42-21-43-22-43v-1l-22-41c0-1 0-1 0-1l-21-41-21-41c-1-1-1-1-1-1l-21-41-22-40-21-40-22-40v-1l-21-39c-1 0-1 0-1 0l-21-38-22-38-21-38-22-37-21-37c-1-1-1-1-1-1l-21-35-22-36-21-35-1-1-21-34-22-33-21-33-22-33-22-32c0-1 0-1 0-1l-21-31h-1l-21-30v-1l-23-30-21-29-22-29-21-28c-1 0-1-1-1-1l-21-27-22-27-1-1-21-25-21-25-22-25c0 0-1 0-1-1l-21-23-22-23-22-22-21-22c-1 0-1-1-1-1l-22-20-21-20h-1l-21-19-22-19c0-1 0-1 0-1h-1l-21-17-22-17c0-1 0-1 0-1l-22-16-22-15-21-15c-1 0-1-1-1-1l-21-14c-1 0-1 0-2 0l-21-12-22-12-21-12c-1-1-1-1-2-1l-22-10-1-1-21-9-22-9-22-8h-1l-21-7-22-7c0 0-1 0-1-1l-22-5-21-5c-1 0-1 0-2 0l-21-3-22-3h-1l-21-2-21-2c-1 0-2 0-2 0h-22-21c-1 0-1 0-2 0l-21 2-22 2h-1l-21 3-22 3h-1l-22 5-21 5c-1 1-1 1-2 1l-21 7-22 7h-1l-21 8h-1l-21 9-22 9c0 1 0 1 0 1l-22 10c-1 0-1 0-2 1l-22 12-21 12-21 12c-1 0-1 0-2 0l-21 14c-1 0-1 1-1 1l-21 15-22 15h-1l-21 16-1 1-21 17-22 17c0 0-1 0-1 1l-21 19-22 19-22 20-21 20-1 1-22 22-21 22h-1l-21 23-21 23c-1 1-1 1-1 1l-22 25-21 25-22 25c0 1 0 1-1 1l-21 27-22 27v1l-21 28c-1 0-1 0-1 0l-21 29-22 29-22 30v1l-22 30-21 31c-1 0-1 0-1 1l-21 32h-1l-21 33-22 33-21 33-22 34c0 1 0 1 0 1l-21 35c-1 0-1 0-1 0l-21 36-21 35c-1 0-1 0-1 1l-21 37-22 37-22 38-21 38-22 38-21 39c0 1 0 1-1 1l-21 40-21 40-22 40-22 41v1l-21 41-22 41v1l-21 41c0 1 0 1 0 1l-22 43-21 43-22 42c0 1-1 1-1 1l-21 44-22 44-21 44v1l-22 45-21 44-22 45c0 1 0 1 0 1l-21 46-22 44c0 1 0 1 0 1l-21 46h-1l-21 47-21 46h-1l-21 47-21 46h-1l-21 47-22 48-21 47-21 47h-1l-21 48-21 48-22 47-22 48-21 48-21 48-6 13z">
          <text:p/>
        </draw:path>
      </draw:page>
      <draw:page draw:name="page5" draw:style-name="dp1" draw:master-page-name="Default">
        <draw:custom-shape draw:style-name="gr9" draw:text-style-name="P4" draw:layer="layout" svg:width="0.577cm" svg:height="0.577cm" svg:x="10.174cm" svg:y="6.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1" draw:layer="layout" svg:x1="9.933cm" svg:y1="8.635cm" svg:x2="11.641cm" svg:y2="6.326cm">
          <text:p/>
        </draw:line>
        <draw:line draw:style-name="gr22" draw:text-style-name="P1" draw:layer="layout" svg:x1="10.39cm" svg:y1="6.447cm" svg:x2="10.39cm" svg:y2="4.402cm">
          <text:p/>
        </draw:line>
        <draw:path draw:style-name="gr17" draw:text-style-name="P6" draw:layer="layout" svg:width="6.568cm" svg:height="5.576cm" svg:x="7.346cm" svg:y="3.943cm" svg:viewBox="0 0 6569 5577" svg:d="M0 5444l12 4 31 8 31 8 31 7 31 7 31 4 31 5 30 3 32 3 31 2 31 2h31 30l31-2 32-2 31-3 31-3 31-5 30-4 31-7 32-7 30-8 32-8 31-9 32-10 31-11 32-12 31-12 30-13 32-15 31-15 31-16 32-16 31-17 31-18 32-19 31-20 32-19 31-22 32-22 31-22 32-23 31-24 32-25 31-25 32-26 32-27 31-28 32-29 32-29 33-29 31-30 32-30 31-32 32-33 32-33 32-32 31-34 32-35 32-35c0-1 0-1 0-1l32-34 31-37 32-37 32-38 32-38 32-37 32-39 31-40 32-40 32-40 32-40 32-41 32-42 32-42 31-43 32-43c1 0 1 0 1 0l33-43 31-43 32-44 32-44 32-45 32-45 32-45 32-45c0-1 0-1 0-1l32-45 32-45 31-47c1 0 1 0 1 0l32-46 31-47c1 0 1 0 1 0l32-46 31-47 32-48 32-47 32-47 32-48 32-48 32-47 32-48 32-48 32-48 32-48 32-48h1l32-48 32-48 32-48 32-48 32-48 32-47 32-48 32-48 32-47 32-47 32-48 32-47h1l32-46 31-47h1l32-46 31-47h1l32-46v-1l32-44 32-46v-1l32-45 32-44 32-45c0-1 0-1 0-1l32-44 32-44 32-44 1-1 33-42 31-43 32-43c0 0 1 0 1-1l32-41c0-1 0-1 0-1l32-41 32-41c0-1 0-1 0-1l32-41 32-40 32-40 32-40v-1l32-39c1 0 1 0 1 0l32-38 32-38 32-38 32-37 32-37c0-1 1-1 1-1l32-35 31-36c1 0 1 0 1 0l32-35v-1l32-34h1l32-33 32-33 32-33 32-32c0-1 0-1 1-1l32-31 32-30v-1l33-30 32-29 32-29c1 0 1 0 1 0l32-28c0 0 0-1 1-1l32-27 32-27 1-1 32-25 32-25 32-25c0 0 1 0 1-1l32-23 32-23h1l32-22 32-22 1-1 32-20 32-20h1l32-19 32-19c0-1 0-1 0-1 1 0 1 0 2 0l32-17 32-17c0-1 0-1 0-1l32-16c1 0 1 0 1 0l32-15 32-15c1 0 1-1 1-1l32-14c1 0 2 0 2 0l32-12 32-12 32-12c1-1 2-1 3-1l33-10v-1l32-9 32-9c1 0 1 0 2 0l32-8h1l32-7 32-7c1 0 1 0 2-1l32-5 32-5c1 0 2 0 3 0l32-3 32-3h1l32-2 32-2c1 0 1 0 2 0h32 32c1 0 2 0 3 0l32 2 32 2h1l32 3 32 3c1 0 2 0 2 0l32 5 32 5c1 1 2 1 3 1l32 7 32 7h1l32 8h1l32 9 32 9c0 1 1 1 1 1l33 10c1 0 1 0 2 1l19 7v85l-15-6-31-11-31-10-32-9-31-8-31-8-31-7-31-7-31-4-31-5-30-3-32-3-31-2-31-2h-31-30l-31 2-32 2-31 3-31 3-31 5-30 4-31 7-32 7-30 8-32 8-31 9-32 10-31 11-32 12-31 12-30 13-32 15-31 15-31 16-32 16-31 17-31 18-32 19-31 20-32 19-31 22-32 22-31 22-32 23-31 24-32 25-31 25-32 26-32 27-31 28-32 29-32 29-33 29-31 30-32 30-31 32-32 33-32 33-32 32-31 34-32 35-32 35c0 1 0 1 0 1l-32 34-31 37-32 37-32 38-32 38-32 37-32 39-31 40-32 40-32 40-32 40-32 42-32 41-32 42-31 43-32 43c-1 0-1 0-1 0l-33 43-31 43-32 44-32 44-32 45-32 45-32 45-32 46-32 45-32 45-31 47c-1 0-1 0-1 0l-32 46-31 47c-1 0-1 0-1 0l-32 46-31 47-32 48-32 47-32 47-32 48-32 48-32 47-32 48-32 48-32 48-32 48h-1l-32 48-32 48-32 48-32 48-32 48-32 48-32 47-32 48-32 48-32 47-32 47-32 48-32 47h-1l-32 46-31 47h-1l-32 46-31 47h-1l-32 46v1l-32 44-32 46v1l-32 45-32 45-32 45-32 44-32 44-32 44-1 1-33 42-31 43-32 43c0 0-1 0-1 1l-32 42-32 42-32 41-32 41-32 40-32 40-32 40v1l-32 39c-1 0-1 0-1 0l-32 38-32 38-32 38-32 37-32 37c0 1-1 1-1 1l-32 35-31 36c-1 0-1 0-1 0l-32 35v1l-32 34h-1l-32 33-32 33-32 33-32 32c0 1 0 1-1 1l-32 31-32 30v1l-33 30-32 29-32 29c-1 0-1 0-1 0l-32 28c0 0 0 1-1 1l-32 27-32 27-1 1-32 25-32 25-32 25c0 0-1 0-1 1l-32 23-32 23h-1l-32 22-32 22-1 1-32 20-32 20h-1l-32 19-32 19c0 1 0 1 0 1-1 0-1 0-2 0l-32 17-32 17c0 1 0 1 0 1l-32 16c-1 0-1 0-1 0l-32 15-32 15c-1 0-1 1-1 1l-32 14c-1 0-2 0-2 0l-32 12-32 12-32 12c-1 1-2 1-3 1l-33 10v1l-32 9-32 9c-1 0-1 0-2 0l-32 8h-1l-32 7-32 7c-1 0-1 0-2 1l-32 5-32 5c-1 0-2 0-3 0l-32 3-32 3h-1l-32 2-32 2c-1 0-1 0-2 0h-32-32c-1 0-2 0-3 0l-32-2-32-2h-1l-32-3-32-3c-1 0-2 0-2 0l-32-5-32-5c-1-1-2-1-3-1l-32-7-32-7h-1l-32-8h-1l-22-7z">
          <text:p/>
        </draw:path>
        <draw:line draw:style-name="gr23" draw:text-style-name="P1" draw:layer="layout" svg:x1="6.085cm" svg:y1="3.488cm" svg:x2="6.085cm" svg:y2="9.91cm">
          <text:p/>
        </draw:line>
        <draw:line draw:style-name="gr23" draw:text-style-name="P1" draw:layer="layout" svg:x1="14.961cm" svg:y1="9.91cm" svg:x2="6.085cm" svg:y2="9.91cm">
          <text:p/>
        </draw:line>
        <draw:line draw:style-name="gr21" draw:text-style-name="P1" draw:layer="layout" svg:x1="9.861cm" svg:y1="10.391cm" svg:x2="11.617cm" svg:y2="10.391cm">
          <text:p/>
        </draw:line>
        <draw:line draw:style-name="gr21" draw:text-style-name="P1" draw:layer="layout" svg:x1="5.411cm" svg:y1="8.684cm" svg:x2="5.363cm" svg:y2="6.254cm">
          <text:p/>
        </draw:line>
        <draw:frame draw:style-name="gr24" draw:text-style-name="P3" draw:layer="layout" svg:width="1.243cm" svg:height="1.203cm" svg:x="4.059cm" svg:y="6.879cm">
          <draw:text-box>
            <text:p>Δy</text:p>
          </draw:text-box>
        </draw:frame>
        <draw:frame draw:style-name="gr24" draw:text-style-name="P3" draw:layer="layout" svg:width="1.243cm" svg:height="1.203cm" svg:x="10.034cm" svg:y="10.393cm">
          <draw:text-box>
            <text:p>Δx</text:p>
          </draw:text-box>
        </draw:frame>
        <draw:line draw:style-name="gr25" draw:text-style-name="P1" draw:layer="layout" svg:x1="9.88cm" svg:y1="7.19cm" svg:x2="7.932cm" svg:y2="8.272cm">
          <text:p/>
        </draw:line>
        <draw:line draw:style-name="gr25" draw:text-style-name="P1" draw:layer="layout" svg:x1="10.988cm" svg:y1="6.509cm" svg:x2="12.579cm" svg:y2="4.931cm">
          <text:p/>
        </draw:line>
        <draw:frame draw:style-name="gr24" draw:text-style-name="P3" draw:layer="layout" svg:width="1.243cm" svg:height="1.203cm" svg:x="7.659cm" svg:y="6.58cm">
          <draw:text-box>
            <text:p>F1</text:p>
          </draw:text-box>
        </draw:frame>
        <draw:frame draw:style-name="gr24" draw:text-style-name="P3" draw:layer="layout" svg:width="1.243cm" svg:height="1.203cm" svg:x="12.159cm" svg:y="5.381cm">
          <draw:text-box>
            <text:p>F2</text:p>
          </draw:text-box>
        </draw:frame>
        <draw:frame draw:style-name="gr26" draw:text-style-name="P3" draw:layer="layout" svg:width="0.853cm" svg:height="1.203cm" svg:x="11.19cm" svg:y="7.382cm">
          <draw:text-box>
            <text:p>L</text:p>
          </draw:text-box>
        </draw:frame>
        <draw:custom-shape draw:style-name="gr9" draw:text-style-name="P4" draw:layer="layout" svg:width="0.577cm" svg:height="0.577cm" svg:x="10.188cm" svg:y="1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10.404cm" svg:y1="16.634cm" svg:x2="10.404cm" svg:y2="14.589cm">
          <text:p/>
        </draw:line>
        <draw:path draw:style-name="gr17" draw:text-style-name="P6" draw:layer="layout" svg:width="6.568cm" svg:height="5.576cm" svg:x="7.36cm" svg:y="14.13cm" svg:viewBox="0 0 6569 5577" svg:d="M0 5444l12 4 31 8 31 8 31 7 31 7 31 4 31 5 30 3 32 3 31 2 31 2h31 30l31-2 32-2 31-3 31-3 31-5 30-4 31-7 32-7 30-8 32-8 31-9 32-10 31-11 32-12 31-12 30-13 32-15 31-15 31-16 32-16 31-17 31-18 32-19 31-20 32-19 31-22 32-22 31-22 32-23 31-24 32-25 31-25 32-26 32-27 31-28 32-29 32-29 33-29 31-30 32-30 31-32 32-33 32-33 32-32 31-34 32-35 32-35c0-1 0-1 0-1l32-34 31-37 32-37 32-38 32-38 32-37 32-39 31-40 32-40 32-40 32-40 32-41 32-42 32-42 31-43 32-43c1 0 1 0 1 0l33-43 31-43 32-44 32-44 32-45 32-45 32-45 32-45c0-1 0-1 0-1l32-45 32-45 31-47c1 0 1 0 1 0l32-46 31-47c1 0 1 0 1 0l32-46 31-47 32-48 32-47 32-47 32-48 32-48 32-47 32-48 32-48 32-48 32-48 32-48h1l32-48 32-48 32-48 32-48 32-48 32-47 32-48 32-48 32-47 32-47 32-48 32-47h1l32-46 31-47h1l32-46 31-47h1l32-46v-1l32-44 32-46v-1l32-45 32-44 32-45c0-1 0-1 0-1l32-44 32-44 32-44 1-1 33-42 31-43 32-43c0 0 1 0 1-1l32-41c0-1 0-1 0-1l32-41 32-41c0-1 0-1 0-1l32-41 32-40 32-40 32-40v-1l32-39c1 0 1 0 1 0l32-38 32-38 32-38 32-37 32-37c0-1 1-1 1-1l32-35 31-36c1 0 1 0 1 0l32-35v-1l32-34h1l32-33 32-33 32-33 32-32c0-1 0-1 1-1l32-31 32-30v-1l33-30 32-29 32-29c1 0 1 0 1 0l32-28c0 0 0-1 1-1l32-27 32-27 1-1 32-25 32-25 32-25c0 0 1 0 1-1l32-23 32-23h1l32-22 32-22 1-1 32-20 32-20h1l32-19 32-19c0-1 0-1 0-1 1 0 1 0 2 0l32-17 32-17c0-1 0-1 0-1l32-16c1 0 1 0 1 0l32-15 32-15c1 0 1-1 1-1l32-14c1 0 2 0 2 0l32-12 32-12 32-12c1-1 2-1 3-1l33-10v-1l32-9 32-9c1 0 1 0 2 0l32-8h1l32-7 32-7c1 0 1 0 2-1l32-5 32-5c1 0 2 0 3 0l32-3 32-3h1l32-2 32-2c1 0 1 0 2 0h32 32c1 0 2 0 3 0l32 2 32 2h1l32 3 32 3c1 0 2 0 2 0l32 5 32 5c1 1 2 1 3 1l32 7 32 7h1l32 8h1l32 9 32 9c0 1 1 1 1 1l33 10c1 0 1 0 2 1l19 7v85l-15-6-31-11-31-10-32-9-31-8-31-8-31-7-31-7-31-4-31-5-30-3-32-3-31-2-31-2h-31-30l-31 2-32 2-31 3-31 3-31 5-30 4-31 7-32 7-30 8-32 8-31 9-32 10-31 11-32 12-31 12-30 13-32 15-31 15-31 16-32 16-31 17-31 18-32 19-31 20-32 19-31 22-32 22-31 22-32 23-31 24-32 25-31 25-32 26-32 27-31 28-32 29-32 29-33 29-31 30-32 30-31 32-32 33-32 33-32 32-31 34-32 35-32 35c0 1 0 1 0 1l-32 34-31 37-32 37-32 38-32 38-32 37-32 39-31 40-32 40-32 40-32 40-32 42-32 41-32 42-31 43-32 43c-1 0-1 0-1 0l-33 43-31 43-32 44-32 44-32 45-32 45-32 45-32 46-32 45-32 45-31 47c-1 0-1 0-1 0l-32 46-31 47c-1 0-1 0-1 0l-32 46-31 47-32 48-32 47-32 47-32 48-32 48-32 47-32 48-32 48-32 48-32 48h-1l-32 48-32 48-32 48-32 48-32 48-32 48-32 47-32 48-32 48-32 47-32 47-32 48-32 47h-1l-32 46-31 47h-1l-32 46-31 47h-1l-32 46v1l-32 44-32 46v1l-32 45-32 45-32 45-32 44-32 44-32 44-1 1-33 42-31 43-32 43c0 0-1 0-1 1l-32 42-32 42-32 41-32 41-32 40-32 40-32 40v1l-32 39c-1 0-1 0-1 0l-32 38-32 38-32 38-32 37-32 37c0 1-1 1-1 1l-32 35-31 36c-1 0-1 0-1 0l-32 35v1l-32 34h-1l-32 33-32 33-32 33-32 32c0 1 0 1-1 1l-32 31-32 30v1l-33 30-32 29-32 29c-1 0-1 0-1 0l-32 28c0 0 0 1-1 1l-32 27-32 27-1 1-32 25-32 25-32 25c0 0-1 0-1 1l-32 23-32 23h-1l-32 22-32 22-1 1-32 20-32 20h-1l-32 19-32 19c0 1 0 1 0 1-1 0-1 0-2 0l-32 17-32 17c0 1 0 1 0 1l-32 16c-1 0-1 0-1 0l-32 15-32 15c-1 0-1 1-1 1l-32 14c-1 0-2 0-2 0l-32 12-32 12-32 12c-1 1-2 1-3 1l-33 10v1l-32 9-32 9c-1 0-1 0-2 0l-32 8h-1l-32 7-32 7c-1 0-1 0-2 1l-32 5-32 5c-1 0-2 0-3 0l-32 3-32 3h-1l-32 2-32 2c-1 0-1 0-2 0h-32-32c-1 0-2 0-3 0l-32-2-32-2h-1l-32-3-32-3c-1 0-2 0-2 0l-32-5-32-5c-1-1-2-1-3-1l-32-7-32-7h-1l-32-8h-1l-22-7z">
          <text:p/>
        </draw:path>
        <draw:line draw:style-name="gr23" draw:text-style-name="P1" draw:layer="layout" svg:x1="6.099cm" svg:y1="13.675cm" svg:x2="6.099cm" svg:y2="20.097cm">
          <text:p/>
        </draw:line>
        <draw:line draw:style-name="gr23" draw:text-style-name="P1" draw:layer="layout" svg:x1="14.975cm" svg:y1="20.097cm" svg:x2="6.099cm" svg:y2="20.097cm">
          <text:p/>
        </draw:line>
        <draw:line draw:style-name="gr21" draw:text-style-name="P1" draw:layer="layout" svg:x1="9.875cm" svg:y1="20.578cm" svg:x2="11.631cm" svg:y2="20.578cm">
          <text:p/>
        </draw:line>
        <draw:line draw:style-name="gr21" draw:text-style-name="P1" draw:layer="layout" svg:x1="5.425cm" svg:y1="18.871cm" svg:x2="5.377cm" svg:y2="16.441cm">
          <text:p/>
        </draw:line>
        <draw:frame draw:style-name="gr24" draw:text-style-name="P3" draw:layer="layout" svg:width="1.243cm" svg:height="1.203cm" svg:x="4.073cm" svg:y="17.066cm">
          <draw:text-box>
            <text:p>Δy</text:p>
          </draw:text-box>
        </draw:frame>
        <draw:frame draw:style-name="gr24" draw:text-style-name="P3" draw:layer="layout" svg:width="1.243cm" svg:height="1.203cm" svg:x="10.048cm" svg:y="20.58cm">
          <draw:text-box>
            <text:p>Δx</text:p>
          </draw:text-box>
        </draw:frame>
        <draw:line draw:style-name="gr25" draw:text-style-name="P1" draw:layer="layout" svg:x1="11.005cm" svg:y1="17.221cm" svg:x2="13.233cm" svg:y2="17.219cm">
          <text:p/>
        </draw:line>
        <draw:line draw:style-name="gr25" draw:text-style-name="P1" draw:layer="layout" svg:x1="11.002cm" svg:y1="16.696cm" svg:x2="12.593cm" svg:y2="15.118cm">
          <text:p/>
        </draw:line>
        <draw:frame draw:style-name="gr27" draw:text-style-name="P3" draw:layer="layout" svg:width="1.56cm" svg:height="1.203cm" svg:x="11.456cm" svg:y="17.253cm">
          <draw:text-box>
            <text:p>F2x</text:p>
          </draw:text-box>
        </draw:frame>
        <draw:frame draw:style-name="gr24" draw:text-style-name="P3" draw:layer="layout" svg:width="1.243cm" svg:height="1.203cm" svg:x="12.173cm" svg:y="15.568cm">
          <draw:text-box>
            <text:p>F2</text:p>
          </draw:text-box>
        </draw:frame>
        <draw:frame draw:style-name="gr27" draw:text-style-name="P3" draw:layer="layout" svg:width="1.56cm" svg:height="1.203cm" svg:x="14.756cm" svg:y="15.654cm">
          <draw:text-box>
            <text:p>F2y</text:p>
          </draw:text-box>
        </draw:frame>
        <draw:line draw:style-name="gr25" draw:text-style-name="P1" draw:layer="layout" svg:x1="14.672cm" svg:y1="17.174cm" svg:x2="14.68cm" svg:y2="15.131cm">
          <text:p/>
        </draw:line>
      </draw:page>
      <draw:page draw:name="page6" draw:style-name="dp1" draw:master-page-name="Default">
        <draw:custom-shape draw:style-name="gr9" draw:text-style-name="P4" draw:layer="layout" svg:width="0.577cm" svg:height="0.577cm" svg:x="10.189cm" svg:y="16.8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5" draw:text-style-name="P1" draw:layer="layout" svg:x1="10.405cm" svg:y1="16.597cm" svg:x2="10.405cm" svg:y2="15.576cm">
          <text:p/>
        </draw:line>
        <draw:path draw:style-name="gr17" draw:text-style-name="P6" draw:layer="layout" svg:width="6.568cm" svg:height="5.576cm" svg:x="7.361cm" svg:y="14.117cm" svg:viewBox="0 0 6569 5577" svg:d="M0 5444l12 4 31 8 31 8 31 7 31 7 31 4 31 5 30 3 32 3 31 2 31 2h31 30l31-2 32-2 31-3 31-3 31-5 30-4 31-7 32-7 30-8 32-8 31-9 32-10 31-11 32-12 31-12 30-13 32-15 31-15 31-16 32-16 31-17 31-18 32-19 31-20 32-19 31-22 32-22 31-22 32-23 31-24 32-25 31-25 32-26 32-27 31-28 32-29 32-29 33-29 31-30 32-30 31-32 32-33 32-33 32-32 31-34 32-35 32-35c0-1 0-1 0-1l32-34 31-37 32-37 32-38 32-38 32-37 32-39 31-40 32-40 32-40 32-40 32-41 32-42 32-42 31-43 32-43c1 0 1 0 1 0l33-43 31-43 32-44 32-44 32-45 32-45 32-45 32-45c0-1 0-1 0-1l32-45 32-45 31-47c1 0 1 0 1 0l32-46 31-47c1 0 1 0 1 0l32-46 31-47 32-48 32-47 32-47 32-48 32-48 32-47 32-48 32-48 32-48 32-48 32-48h1l32-48 32-48 32-48 32-48 32-48 32-47 32-48 32-48 32-47 32-47 32-48 32-47h1l32-46 31-47h1l32-46 31-47h1l32-46v-1l32-44 32-46v-1l32-45 32-44 32-45c0-1 0-1 0-1l32-44 32-44 32-44 1-1 33-42 31-43 32-43c0 0 1 0 1-1l32-41c0-1 0-1 0-1l32-41 32-41c0-1 0-1 0-1l32-41 32-40 32-40 32-40v-1l32-39c1 0 1 0 1 0l32-38 32-38 32-38 32-37 32-37c0-1 1-1 1-1l32-35 31-36c1 0 1 0 1 0l32-35v-1l32-34h1l32-33 32-33 32-33 32-32c0-1 0-1 1-1l32-31 32-30v-1l33-30 32-29 32-29c1 0 1 0 1 0l32-28c0 0 0-1 1-1l32-27 32-27 1-1 32-25 32-25 32-25c0 0 1 0 1-1l32-23 32-23h1l32-22 32-22 1-1 32-20 32-20h1l32-19 32-19c0-1 0-1 0-1 1 0 1 0 2 0l32-17 32-17c0-1 0-1 0-1l32-16c1 0 1 0 1 0l32-15 32-15c1 0 1-1 1-1l32-14c1 0 2 0 2 0l32-12 32-12 32-12c1-1 2-1 3-1l33-10v-1l32-9 32-9c1 0 1 0 2 0l32-8h1l32-7 32-7c1 0 1 0 2-1l32-5 32-5c1 0 2 0 3 0l32-3 32-3h1l32-2 32-2c1 0 1 0 2 0h32 32c1 0 2 0 3 0l32 2 32 2h1l32 3 32 3c1 0 2 0 2 0l32 5 32 5c1 1 2 1 3 1l32 7 32 7h1l32 8h1l32 9 32 9c0 1 1 1 1 1l33 10c1 0 1 0 2 1l19 7v85l-15-6-31-11-31-10-32-9-31-8-31-8-31-7-31-7-31-4-31-5-30-3-32-3-31-2-31-2h-31-30l-31 2-32 2-31 3-31 3-31 5-30 4-31 7-32 7-30 8-32 8-31 9-32 10-31 11-32 12-31 12-30 13-32 15-31 15-31 16-32 16-31 17-31 18-32 19-31 20-32 19-31 22-32 22-31 22-32 23-31 24-32 25-31 25-32 26-32 27-31 28-32 29-32 29-33 29-31 30-32 30-31 32-32 33-32 33-32 32-31 34-32 35-32 35c0 1 0 1 0 1l-32 34-31 37-32 37-32 38-32 38-32 37-32 39-31 40-32 40-32 40-32 40-32 42-32 41-32 42-31 43-32 43c-1 0-1 0-1 0l-33 43-31 43-32 44-32 44-32 45-32 45-32 45-32 46-32 45-32 45-31 47c-1 0-1 0-1 0l-32 46-31 47c-1 0-1 0-1 0l-32 46-31 47-32 48-32 47-32 47-32 48-32 48-32 47-32 48-32 48-32 48-32 48h-1l-32 48-32 48-32 48-32 48-32 48-32 48-32 47-32 48-32 48-32 47-32 47-32 48-32 47h-1l-32 46-31 47h-1l-32 46-31 47h-1l-32 46v1l-32 44-32 46v1l-32 45-32 45-32 45-32 44-32 44-32 44-1 1-33 42-31 43-32 43c0 0-1 0-1 1l-32 42-32 42-32 41-32 41-32 40-32 40-32 40v1l-32 39c-1 0-1 0-1 0l-32 38-32 38-32 38-32 37-32 37c0 1-1 1-1 1l-32 35-31 36c-1 0-1 0-1 0l-32 35v1l-32 34h-1l-32 33-32 33-32 33-32 32c0 1 0 1-1 1l-32 31-32 30v1l-33 30-32 29-32 29c-1 0-1 0-1 0l-32 28c0 0 0 1-1 1l-32 27-32 27-1 1-32 25-32 25-32 25c0 0-1 0-1 1l-32 23-32 23h-1l-32 22-32 22-1 1-32 20-32 20h-1l-32 19-32 19c0 1 0 1 0 1-1 0-1 0-2 0l-32 17-32 17c0 1 0 1 0 1l-32 16c-1 0-1 0-1 0l-32 15-32 15c-1 0-1 1-1 1l-32 14c-1 0-2 0-2 0l-32 12-32 12-32 12c-1 1-2 1-3 1l-33 10v1l-32 9-32 9c-1 0-1 0-2 0l-32 8h-1l-32 7-32 7c-1 0-1 0-2 1l-32 5-32 5c-1 0-2 0-3 0l-32 3-32 3h-1l-32 2-32 2c-1 0-1 0-2 0h-32-32c-1 0-2 0-3 0l-32-2-32-2h-1l-32-3-32-3c-1 0-2 0-2 0l-32-5-32-5c-1-1-2-1-3-1l-32-7-32-7h-1l-32-8h-1l-22-7z">
          <text:p/>
        </draw:path>
        <draw:line draw:style-name="gr23" draw:text-style-name="P1" draw:layer="layout" svg:x1="6.1cm" svg:y1="13.662cm" svg:x2="6.1cm" svg:y2="20.084cm">
          <text:p/>
        </draw:line>
        <draw:line draw:style-name="gr23" draw:text-style-name="P1" draw:layer="layout" svg:x1="14.976cm" svg:y1="20.084cm" svg:x2="6.1cm" svg:y2="20.084cm">
          <text:p/>
        </draw:line>
        <draw:line draw:style-name="gr21" draw:text-style-name="P1" draw:layer="layout" svg:x1="9.876cm" svg:y1="20.565cm" svg:x2="11.632cm" svg:y2="20.565cm">
          <text:p/>
        </draw:line>
        <draw:line draw:style-name="gr21" draw:text-style-name="P1" draw:layer="layout" svg:x1="5.426cm" svg:y1="18.858cm" svg:x2="5.378cm" svg:y2="16.428cm">
          <text:p/>
        </draw:line>
        <draw:frame draw:style-name="gr24" draw:text-style-name="P3" draw:layer="layout" svg:width="1.243cm" svg:height="1.203cm" svg:x="4.074cm" svg:y="17.053cm">
          <draw:text-box>
            <text:p>Δy</text:p>
          </draw:text-box>
        </draw:frame>
        <draw:frame draw:style-name="gr24" draw:text-style-name="P3" draw:layer="layout" svg:width="1.243cm" svg:height="1.203cm" svg:x="10.049cm" svg:y="20.567cm">
          <draw:text-box>
            <text:p>Δx</text:p>
          </draw:text-box>
        </draw:frame>
        <draw:line draw:style-name="gr25" draw:text-style-name="P1" draw:layer="layout" svg:x1="10.453cm" svg:y1="17.595cm" svg:x2="10.453cm" svg:y2="18.616cm">
          <text:p/>
        </draw:line>
        <draw:frame draw:style-name="gr1" draw:text-style-name="P1" draw:layer="layout" svg:width="14.26cm" svg:height="8.545cm" svg:x="3.285cm" svg:y="2.598cm">
          <draw:image xlink:href="Pictures/100000010000021B000001433A7E7194B163473F.png" xlink:type="simple" xlink:show="embed" xlink:actuate="onLoad" draw:mime-type="image/png">
            <text:p/>
          </draw:image>
        </draw:frame>
        <draw:g>
          <draw:path draw:style-name="gr16" draw:text-style-name="P5" draw:layer="layout" svg:width="8.677cm" svg:height="8.884cm" svg:x="3.584cm" svg:y="2.293cm" svg:viewBox="0 0 8678 8885" svg:d="M0 8805h21l30-3 31-3 31-5 30-4 30-8 30-7 31-11 31-11 30-12 31-14 32-14 31-15 30-19 32-19 31-18 30-22 32-23 31-24 31-25 32-27 31-26 31-30 32-30 31-31 32-32 31-34 32-35 31-37 32-36 31-39 32-40 32-40 32-42 31-43 32-45 32-46 32-46 33-48 31-48 32-49 32-51 31-52 32-53 32-53 32-54 32-55 32-58 32-56 31-59 32-59 32-60 32-61 32-61 32-62 32-64 32-64 32-64 32-65 31-67c1 0 1 0 1-1l32-65 31-67 32-69 32-69 33-68 32-71 32-70 32-70 32-72 32-72 32-72 32-74 32-72 32-73 32-75c0-1 0-1 0-1l32-73 32-75c0-1 0-1 0-1l32-73 32-75 32-77 32-75 32-76 32-76 32-77v-1l32-75 32-76 32-77 32-77 32-77 33-77 32-77 32-77 32-76 32-77 32-77 32-76 32-76 32-77v-1l32-75 32-75 32-77 32-75 32-74 32-75 32-74 32-75 32-74 32-72 32-74 32-72 32-72 32-72v-1l32-70 32-70 32-71v-1l33-68 32-69 32-69 32-67 32-68 32-66 32-65c1-1 1-1 1-1l32-64 32-64 32-64 32-63 32-61 32-61 32-61 32-59 32-60h1l32-56 31-58h1l32-56v-1l32-54v-1l32-52 32-53 32-53v-1l32-51c1 0 1 0 1 0l32-50 32-48c0-1 0-1 0-1l33-48 32-46 32-47c1 0 1 0 1 0l32-45v-1l32-43 32-43c0-1 1-1 1-2l32-40 32-40 32-40c0 0 1 0 1-1l32-37 32-37h1l32-35 32-36 1-1 32-32 32-32 1-1 32-30 32-31 1-1 32-27 32-28c1 0 1 0 1 0l32-26c1 0 1-1 1-1l32-24 32-24c1 0 1 0 1-1l32-22c1-1 2-1 3-2l32-19 32-19 32-19v-1c1 0 2 0 3-1l33-16h1l32-15 32-14 1-1 32-13c1 0 1 0 2 0l32-12 32-11c1 0 2 0 4-1l32-8 32-8c1 0 2 0 3-1l32-4 32-5c1 0 2 0 2 0l32-4 32-3c2 0 3 0 4 0h32 32c2 0 3 0 4 0l32 3 32 4c1 0 2 0 2 0l32 5 32 4c1 1 3 1 4 1l32 8 32 8c1 1 2 1 3 1l32 11 32 12c1 0 2 0 2 0l32 13c1 0 1 1 2 1l32 14 32 15h1l33 16c1 1 1 1 2 1 0 1 1 1 1 1l32 19 32 19 32 19c1 1 1 1 2 2l32 22c1 1 1 1 1 1l32 24 32 24c1 0 1 1 1 1l32 26c1 0 1 0 1 0l32 28 32 27c1 0 1 1 2 1l32 31 32 30v1l32 32 32 32c1 0 1 1 2 1l32 36 32 35 32 37 32 37c1 1 1 1 1 1l32 40 32 40 32 40c1 1 1 1 1 2l32 43 32 43 1 1 32 45 32 47 32 46 33 48v1l32 48c1 0 1 0 1 0l32 50 32 51c0 1 0 1 0 1l32 53 32 53 32 52c0 1 1 1 1 1l32 54v1l32 56 32 58 32 56 32 60 32 59h1l32 61 32 61 32 61 32 63 32 64 32 64 32 64v1l32 65 32 66 32 68 32 67 32 69 32 69 33 68c0 1 0 1 0 1l32 71 32 70 32 70c1 1 1 1 1 1l32 72 32 72 32 72 32 74 32 72 32 74 32 75 32 74 32 75 32 74 32 75 32 77 32 75 32 75c0 1 0 1 0 1l32 77 32 76 32 76 32 77 32 77 32 76 32 77 33 77-37 16-37 15-33-77-32-77-32-77-32-77-32-76-32-75c0-1 0-1 0-1l-32-77-32-76-32-75-32-76-32-77-32-75-32-73v-1l-32-75-32-73v-1l-32-75-32-73-32-72-32-74-31-72-32-72-32-72-32-70-32-70-32-71-33-68-32-69-32-69-32-67-32-67-32-66-32-65-32-64-32-64-32-64-31-62-32-61-32-61-32-60-32-59-32-59-32-56-32-58-31-55-32-54-32-53-32-53-32-52-32-51-31-49-32-48-33-48-32-46-32-46-31-45-32-43-32-42-31-40-32-40-32-39-31-36-32-37-31-35-32-34-31-32-32-31-31-30-32-30-31-26-31-27-31-25-32-24-31-23-31-22-30-18-32-19-31-19-31-15-31-14-31-14-31-12-31-11-30-11-30-7-31-8-30-4-31-5-31-3-30-3h-30-30l-30 3-31 3-31 5-30 4-30 8-30 7-31 11-31 11-30 12-31 14-32 14-31 15-30 19-32 19-31 18-30 22-32 23-31 24-31 25-32 27-31 26-31 30-32 30-31 31-32 32-31 34-32 35-31 37-32 36-31 39-32 40-32 40-32 42-31 43-32 45-32 46-32 46-33 48-31 48-32 49-32 51-31 52-32 53-32 53-32 54-32 55-32 58-32 56-31 59-32 59-32 60-32 61-32 61-32 62-32 64-32 64-32 64-32 65-32 66-31 67-32 67-32 69-32 69-33 68-32 71-32 70-32 70-32 72-32 72-32 72-32 74-32 72-32 73-32 75c0 1 0 1 0 1l-32 73-32 75c0 1 0 1 0 1l-32 73-32 75-32 77-32 76-32 75-32 76-32 77v1l-32 75-32 76-32 77-32 77-32 77-32 77-33 77-32 77-32 76-32 77-32 77v1l-32 75-32 76-32 77v1l-32 75-32 75-32 77-32 75v1l-32 73-32 75-32 74-32 75-32 74-32 72-32 74-32 72-32 72-32 72v1l-32 70-32 71-32 70v1l-33 68-32 69-32 69-32 67c0 1 0 1 0 1l-32 65-32 67c0 1 0 1 0 1l-32 65c-1 1-1 1-1 1l-32 64-32 64-32 64-32 63-32 61-32 61-32 61-32 59-32 60h-1l-32 56-31 58h-1l-32 56v1l-32 54v1l-32 52-32 53-32 53v1l-32 51c-1 0-1 0-1 0l-32 50-32 48c0 1 0 1 0 1l-33 48-32 46-32 47c-1 0-1 0-1 0l-32 45c0 1 0 1 0 1l-32 43-32 43c0 1-1 1-1 2l-32 40-32 40-32 40c0 0-1 0-1 1l-32 37-32 37h-1l-32 35-32 36-1 1-32 32-32 32-1 1-32 30-32 31-1 1-32 27-32 28c-1 0-1 0-1 0l-32 26c-1 0-1 1-1 1l-32 24-32 24c-1 0-1 0-1 1l-32 22c-1 1-2 1-3 2l-32 19-32 19-32 19v1c-1 0-2 0-3 1l-33 16h-1l-32 15-32 14-1 1-32 13c-1 0-1 0-2 0l-32 12-32 11c-1 0-2 0-4 1l-32 8-32 8c-1 0-2 0-3 1l-32 4-32 5c-1 0-2 0-2 0l-32 4-32 3c-2 0-3 0-4 0h-23z">
            <text:p/>
          </draw:path>
          <draw:path draw:style-name="gr16" draw:text-style-name="P5" draw:layer="layout" svg:width="5.212cm" svg:height="4.457cm" svg:x="12.156cm" svg:y="6.721cm" svg:viewBox="0 0 5213 4458" svg:d="M5213 1506l-14 31-32 72-32 72-32 71-32 70-32 71v1l-33 68-32 69-32 69-32 67c0 0 0 1-1 1l-31 65-32 67-1 1-32 65v1l-32 64-32 64-32 64-32 63-32 61-32 61-32 61-32 59-32 59c0 1-1 1-1 1l-32 56-31 58c-1 0-1 0-1 0l-32 56-32 55-32 53-32 53-32 53h-1l-32 52-32 50-32 48v1l-33 48-32 46-32 47c-1 0-1 0-1 0l-32 45v1l-32 43-32 43c-1 1-1 1-1 1l-32 40-32 40-32 41c0 0-1 0-1 1l-32 37-32 36c0 1-1 1-1 1l-32 35-32 36c0 0-1 0-1 1l-32 32-32 32c0 0-1 0-1 1l-32 30-32 31-1 1-32 27-32 27c-1 1-1 1-1 1l-32 26c-1 0-1 0-1 1l-32 24-32 24c-1 0-1 0-1 0l-32 23c-1 0-2 1-3 1l-32 20-32 19-32 19c-1 1-2 1-3 2l-33 16h-1l-32 15-32 14-1 1-32 13c-1 0-2 0-2 0l-32 11-32 12c-1 0-2 0-4 1l-32 8-32 8c-1 0-2 0-3 0l-32 5-32 5c-1 0-2 0-2 0l-32 3-32 4c-2 0-3 0-4 0h-32-32c-2 0-3 0-4 0l-32-4-32-3c-1 0-2 0-2 0l-32-5-32-5c-2 0-3 0-4 0l-32-8-32-8c-1-1-2-1-4-1l-32-12-32-11h-1l-32-13c-1 0-1-1-2-1l-32-14-32-15h-1l-33-16c-1-1-1-1-2-2h-1l-32-19-32-19-32-20c-1 0-1-1-2-1l-32-23c-1 0-1 0-1 0l-32-24-32-24c-1-1-1-1-1-1l-32-26c-1 0-1 0-1-1l-32-27-32-27c-1 0-1-1-2-1l-32-31-32-30c0-1 0-1-1-1l-32-32-32-32c0-1 0-1-1-1l-32-36-32-35v-1l-32-36-32-37c-1-1-1-1-1-1l-32-41-32-40-32-40c-1 0-1 0-1-1l-32-43-32-43c-1 0-1-1-1-1l-32-45-32-47-32-46-33-48c0 0 0-1-1-1l-32-48-32-50-32-52-32-53-32-53-32-53c-1 0-1 0-1 0l-32-55-32-56-32-58-32-56v-1l-32-59-32-59h-1l-32-61-32-61-32-61-32-63-32-64-32-64-32-64v-1l-32-65c0-1 0-1 0-1l-32-67-32-65v-1l-32-67-32-69-32-69-33-68c0-1 0-1-1-1l-32-71-32-70-32-71-32-72-32-72-32-72-32-74-32-72-32-74-32-75-32-74-32-75-32-74-32-75-32-77-32-75-32-76-32-77-32-76-32-76-32-77-32-77-32-77-32-76-32-77 37-16 37-15 32 77 32 77 32 77 32 76 32 77 32 75v1l32 77 32 76 32 75 32 76 32 77 32 75 32 73 32 76 32 73 32 76 32 73 31 72h1l32 74 31 72 32 72 32 72 32 70 32 70 32 70 33 69 32 69 32 69 32 67 32 65v1l32 67 32 65 32 64 32 64 32 64 31 62 32 61 32 60 32 61 32 59 32 59 32 56 32 58 31 55 32 54 32 53 32 53 32 52 32 51 31 49 32 48 33 48 32 46 32 46 31 44 32 43 31 43 32 39 32 41 31 39 32 36 32 37 31 35 32 34 31 31 32 32 31 30 32 30 31 26 31 27 31 25 32 24 31 23 31 22 30 18 32 19 31 19 31 15 31 14 31 14 31 12 31 11 30 10 30 8 31 8 30 4 31 5 31 3 30 3h30 30l30-3 31-3 31-5 30-4 30-8 30-8 30-10 32-11 30-12 31-14 32-14 31-15 30-19 32-19 31-18 30-22 32-23 31-24 31-25 32-27 31-26 31-30 32-30 31-32 32-31 31-34 32-35 31-37 32-36 31-39 32-41 32-39 31-43 32-43 32-44 32-46 32-46 32-48 32-48 32-49 31-51 32-52 32-53 32-53 32-54 32-55 32-58 32-56 31-59 32-59 32-61 32-60 32-61 32-62 32-64 32-64 32-64 31-65 32-67 1-1 31-65 32-67 32-69 32-69 33-69 32-70 32-70 32-70 32-72 32-72 32-72 32-74 23-52z">
            <text:p/>
          </draw:path>
        </draw:g>
        <draw:g>
          <draw:path draw:style-name="gr28" draw:text-style-name="P7" draw:layer="layout" svg:width="8.677cm" svg:height="8.884cm" draw:transform="rotate (-3.14159265358979) translate (12.2627603044056cm 11.1790117714813cm)" svg:viewBox="0 0 8678 8885" svg:d="M8678 8805h-21l-30-3-31-3-31-5-30-4-30-8-30-7-31-11-31-11-30-12-32-14-31-14-31-15-30-19-32-19-31-18-30-22-32-23-31-24-31-25-32-27-31-26-31-30-32-30-32-31-31-32-31-34-32-35-32-37-31-36-32-39-32-40-31-40-32-42-32-43-31-45-32-46-32-46-33-48-31-48-32-49-32-51-32-52-32-53-32-53-31-54-32-55-32-58-32-56-32-59-32-59-31-60-32-61-32-61-32-62-32-64-32-64-32-64-32-65-32-67v-1l-32-65-32-67-32-69-32-69-33-68-31-71-32-70-32-70-32-72-32-72-32-72-32-74-32-72-32-73-32-75c0-1 0-1 0-1l-32-73-32-75c0-1 0-1 0-1l-32-73-32-75-32-77-32-75-32-76-32-76-32-77v-1l-32-75-32-76-32-77-32-77-32-77-33-77-32-77-32-77-32-76-32-77-32-77-32-76-32-76-32-77v-1l-32-75-32-75-32-77-32-75-32-74-32-75-32-74-32-75-32-74-32-72-32-74-32-72-32-72-32-72v-1l-32-70-32-70-32-71-1-1-32-68-32-69-32-69h-1l-32-67-32-68-32-66-32-65c0-1 0-1 0-1l-32-64-32-64-32-64-32-63-32-61-32-61-32-61-32-59-32-60c-1 0-1 0-1 0l-32-56-32-58-32-56v-1l-32-54v-1l-32-52-32-53-32-53c0 0-1 0-1-1l-32-51-32-50-32-48c0-1-1-1-1-1l-33-48-32-46-32-47-32-45v-1l-32-43-32-43c-1-1-1-1-1-2l-32-40-32-40-32-40c-1 0-1 0-1-1l-32-37-32-37c-1 0-1 0-1 0l-32-35-32-36-1-1-32-32-32-32c-1 0-1-1-1-1l-32-30-32-31c-1 0-1-1-2-1l-32-27-32-28h-1l-32-26c0 0 0-1-1-1l-32-24-32-24-1-1-32-22c0-1-1-1-2-2l-32-19-32-19-32-19-1-1c0 0-1 0-2-1l-33-16h-1l-32-15-32-14c-1 0-1-1-2-1l-32-13h-1l-32-12-32-11c-1 0-3 0-4-1l-32-8-32-8c-1 0-2 0-4-1l-32-4-32-5c0 0-1 0-2 0l-32-4-32-3c-1 0-2 0-3 0h-32-32c-2 0-3 0-4 0l-32 3-32 4c-1 0-2 0-2 0l-32 5-32 4c-2 1-3 1-4 1l-32 8-32 8c-1 1-3 1-4 1l-32 11-32 12h-1l-32 13c-1 0-1 1-2 1l-32 14-32 15h-1l-33 16c-1 1-2 1-2 1-1 1-1 1-1 1l-32 19-32 19-32 19c-1 1-2 1-2 2l-32 22c-1 1-1 1-1 1l-32 24-32 24c-1 0-1 1-1 1l-32 26c-1 0-1 0-1 0l-32 28-32 27c-1 0-1 1-2 1l-32 31-32 30c0 0 0 1-1 1l-32 32-32 32-1 1-32 36-32 35h-1l-32 37-32 37c0 1 0 1-1 1l-32 40-32 40-32 40c0 1 0 1-1 2l-32 43-32 43v1l-32 45-32 47-32 46-33 48c0 0-1 0-1 1l-32 48-32 50-32 51c0 1 0 1-1 1l-32 53-32 53-32 52c0 1 0 1 0 1l-32 54v1l-32 56-32 58-32 56h-1l-32 60-32 59-32 61-32 61-32 61-32 63-32 64-32 64-32 64v1l-32 65-32 66-32 68-32 67h-1l-32 69-31 69-33 68c-1 1-1 1-1 1l-32 71-32 70-32 70c0 1 0 1 0 1l-32 72-32 72-32 72-32 74-32 72-32 74-32 75-32 74-32 75-32 74-32 75-32 77-32 75-32 75c0 1 0 1 0 1l-32 77-32 76-32 76-32 77-32 77-32 76-32 77-33 77 37 16 37 15 33-77 32-77 32-77 32-77 32-76 32-75c0-1 0-1 0-1l32-77 32-76 32-75 32-76 32-77 31-75 32-73 1-1 31-75 32-73 1-1 31-75 32-73 32-72 32-74 32-72 32-72 32-72 32-70 32-70 32-71 33-68 32-69 32-69 32-67 32-67 32-66 32-65 31-64 32-64 32-64 32-62 32-61 32-61 32-60 32-59 32-59 31-56h1l31-58 32-55 32-54 32-53 32-53 32-52 31-51 32-49 32-48 33-48 32-46 31-46 32-45 32-43 31-42 32-40 32-40 31-39 32-36 31-37 32-35 32-34 31-32 32-31 31-30 31-30 31-26 32-27 31-25 32-24 31-23 30-22 31-18 32-19 31-19 30-15 32-14 31-14 31-12 31-11 30-11 30-7 30-8 30-4 31-5 31-3 31-3h30 30l30 3 31 3 31 5 30 4 30 8 30 7 30 11 31 11 31 12 31 14 32 14 30 15 31 19 32 19 31 18 30 22 31 23 32 24 31 25 32 27 31 26 31 30 32 30 31 31 31 32 32 34 32 35 31 37 32 36 31 39 32 40 32 40 31 42 32 43 32 45 31 46 32 46 33 48 32 48 32 49 31 51 32 52 32 53 32 53 32 54 32 55 31 58h1l31 56 32 59 32 59 32 60 32 61 32 61 32 62 32 64 32 64 31 64 32 65 32 66 32 67 32 67 32 69 32 69 33 68 32 71 32 70 32 70 32 72 32 72 32 72 32 74 32 72 32 73 31 75c1 1 1 1 1 1l32 73 31 75c1 1 1 1 1 1l32 73 31 75 32 77 32 76 32 75 32 76 32 77v1l32 75 32 76 32 77 32 77 32 77 32 77h1l32 77 32 77 32 76 32 77 32 77v1l32 75 32 76 32 77v1l32 75 32 75 32 77 32 75 1 1 31 73 32 75h1l31 74 32 75h1l32 74 32 72 32 74 32 72 32 72 32 72v1l32 70 32 71 32 70v1l33 68 32 69 32 69 32 67c0 1 0 1 0 1l32 65 32 67c0 1 0 1 0 1l32 65c0 1 0 1 0 1l32 64 32 64 32 64h1l32 63 32 61 32 61 32 61 32 59 32 60 32 56 32 58 32 56c1 0 1 1 1 1l32 54v1l32 52 32 53 32 53v1l32 51h1l32 50 32 48c0 1 0 1 0 1l33 48 32 46 32 47h1l32 45c0 1 0 1 0 1l32 43 32 43c0 1 1 1 1 2l32 40 32 40 32 40c0 0 1 0 1 1l32 37 32 37 32 35 32 36c1 0 1 1 2 1l32 32 32 32c0 0 0 1 1 1l32 30 32 31 1 1 32 27 32 28h1l32 26 1 1 32 24 32 24c0 0 1 0 1 1l32 22c1 1 2 1 2 2l32 19 32 19 32 19c1 0 1 0 1 1 1 0 2 0 3 1l33 16h1l32 15 32 14 1 1 32 13c1 0 1 0 2 0l32 12 32 11c1 0 2 0 3 1l32 8 32 8c2 0 3 0 4 1l32 4 32 5c1 0 1 0 2 0l32 4 32 3c1 0 3 0 4 0h23z">
            <text:p/>
          </draw:path>
          <draw:path draw:style-name="gr28" draw:text-style-name="P7" draw:layer="layout" svg:width="5.212cm" svg:height="4.457cm" draw:transform="rotate (-3.14159265358979) translate (17.37cm 6.75087138570116cm)" svg:viewBox="0 0 5213 4458" svg:d="M0 1506l14 31 32 72 32 72 32 71 32 70 32 71v1l33 68 32 69 32 69 32 67v1l32 65 32 67v1l32 65c1 0 1 1 1 1l32 64 32 64 32 64 32 63 32 61 32 61 32 61 32 59 32 59c0 1 0 1 1 1l32 56 31 58h1l32 56 32 55 32 53 32 53 32 53 32 52c1 0 1 0 1 0l32 50 32 48v1l33 48 32 46 32 47c1 0 1 0 1 0l32 45v1l32 43 32 43c0 1 1 1 1 1l32 40 32 40 32 41c0 0 1 0 1 1l32 37 32 36c0 1 1 1 1 1l32 35 32 36c0 0 1 0 1 1l32 32 32 32c0 0 1 0 1 1l32 30 32 31 1 1 32 27 32 27c1 1 1 1 1 1l32 26c1 0 1 0 1 1l32 24 32 24c1 0 1 0 1 0l32 23c1 0 2 1 3 1l32 20 32 19 32 19c1 1 2 1 3 2l33 16h1l32 15 32 14 1 1 32 13c1 0 1 0 2 0l32 11 32 12c1 0 2 0 4 1l32 8 32 8c1 0 2 0 3 0l32 5 32 5c1 0 2 0 2 0l32 3 32 4c2 0 3 0 4 0h32 32c2 0 3 0 4 0l32-4 32-3c1 0 2 0 2 0l32-5 32-5c1 0 3 0 4 0l32-8 32-8c1-1 2-1 3-1l32-12 32-11c1 0 2 0 2 0l32-13c1 0 1-1 2-1l32-14 32-15h1l33-16c1-1 1-1 2-2h1l32-19 32-19 32-20c1 0 1-1 2-1l32-23c1 0 1 0 1 0l32-24 32-24c1-1 1-1 1-1l32-26c1 0 1 0 1-1l32-27 32-27c1 0 1-1 2-1l32-31 32-30c0-1 0-1 0-1l32-32 32-32c1-1 1-1 2-1l32-36 32-35v-1l32-36 32-37c1-1 1-1 1-1l32-41 32-40 32-40c1 0 1 0 1-1l32-43 32-43 1-1 32-45 32-47 32-46 33-48v-1l32-48c1 0 1 0 1 0l32-50 32-52 32-53 32-53 32-53h1l32-55 32-56 32-58 32-56v-1l32-59 32-59h1l32-61 32-61 32-61 32-63 32-64 32-64 32-64v-1l32-65c0-1 0-1 0-1l32-67 32-65v-1l32-67 32-69 32-69 33-68c0-1 0-1 0-1l32-71 32-70 32-71c1 0 1 0 1 0l32-72 32-72 32-72 32-74 32-72 32-74 32-75 32-74 32-75 32-74 32-75 32-77 32-75 32-76 32-77 32-76 32-76 32-77 32-77 32-77 32-76 32-77-37-16-37-15-32 77-32 77-32 77-32 76-32 77-32 75v1l-32 77-32 76-32 75-32 76-32 77-32 75-32 73-32 76-32 73-32 76-32 73-32 72-32 74-32 72-31 72-32 72-32 70-32 70-32 70-33 69-32 69-32 69-32 67-32 65v1l-32 67-32 65-32 64-32 64-32 64-31 62-32 61-32 60-32 61-32 59-32 59-32 56-32 58-31 55-32 54-32 53-32 53-32 52-32 51-31 49-32 48-33 48-32 46-32 46-31 44-32 43-32 43-31 39-32 41-32 39-31 36-32 37-31 35-32 34-31 31-32 32-31 30-32 30-31 26-31 27-31 25-32 24-31 23-31 22-30 18-32 19-31 19-31 15-31 14-31 14-31 12-31 11-30 10-30 8-31 8-30 4-31 5-31 3-30 3h-30-30l-30-3-31-3-31-5-30-4-30-8-30-8-31-10-31-11-30-12-31-14-32-14-31-15-30-19-32-19-31-18-30-22-32-23-31-24-31-25-32-27-31-26-31-30-32-30-31-32-32-31-31-34-32-35-31-37-32-36-31-39-32-41-32-39-32-43-31-43-32-44-32-46-32-46-33-48-31-48-32-49-32-51-31-52-32-53-32-53-32-54-32-55-32-58-32-56-31-59-32-59-32-61-32-60-32-61-32-62-32-64-32-64-32-64-32-65-31-67c-1 0-1-1-1-1l-32-65-31-67-32-69-32-69-33-69-32-70-32-70-32-70-32-72-32-72-32-72-32-74-23-52z">
            <text:p/>
          </draw:path>
        </draw:g>
      </draw:page>
      <draw:page draw:name="page7" draw:style-name="dp1" draw:master-page-name="Default">
        <draw:path draw:style-name="gr17" draw:text-style-name="P6" draw:layer="layout" svg:width="3.877cm" svg:height="0.857cm" draw:transform="rotate (-3.14159265358979) translate (16.3761378449061cm 22.8506983420195cm)" svg:viewBox="0 0 3878 858" svg:d="M0 858l6-4 23-14v-1l21-14 22-15 21-14 22-15 21-14 22-15 21-14 21-15 22-14 21-14 22-15 21-14 22-14 21-14 22-14 21-14 21-14c1 0 1 0 1 0l21-14 21-13 22-14 21-14 22-13 21-13 21-13 22-13 1-1 21-13 22-13 21-12 21-13 22-12 21-13 21-12 22-12 21-12 22-12 21-11 21-12 22-11 21-12 21-11 22-10 21-11 21-11 22-10 21-10 22-10 21-10 21-9 21-10 21-9 22-9 22-9 21-8 21-9 22-8 21-8 21-7 21-8 21-7 21-7 22-7 21-7 21-6 21-6 21-6 21-6 21-5 21-6 21-5 21-4 21-5 22-4 20-4 21-4 21-4 21-3 21-3 21-3 21-2 21-3 21-2 21-2 21-1 20-2 21-1 21-1h21l21-1h20 21l21 1h21l21 1 20 1 21 2 21 1 20 2 22 2 20 3 21 2 22 3 21 3 20 3 22 4 21 4 20 4 21 4 21 5 21 4 22 5 20 6 21 5 22 6 21 6 21 6 21 6 21 7 21 7 21 7 21 7 22 8 21 7 21 8 21 8 22 9 21 8 21 9 22 9 21 9 22 10 21 9 21 10 22 10 21 10 21 10 21 11 22 11 21 10 22 11 21 12 21 11 22 12 21 11 21 12 22 12 21 12 22 12 21 13 21 12 22 13 21 12 22 13 21 13v1l22 13 21 13 22 13 21 13 22 14 21 14 22 13 21 14 22 14 21 14 21 14h1l21 14 21 14 22 14 21 15 22 14 21 14 22 15 21 14 22 15 21 14 22 15 21 14 21 15 22 14 21 15 23-7 22-6-21-15-22-15-21-14-22-15-21-14-22-15-21-14-22-15-21-14-22-14-21-15-22-14-21-14-22-15-21-14-22-14-21-14h-1l-21-14-21-14-22-13-21-14-22-14-22-13-21-14-22-13-22-13-21-13-22-13-22-13-21-13-21-12c-1 0-1 0-1 0l-21-13-22-12-21-12-22-12v-1l-21-11c-1 0-1 0-1 0l-21-12-22-12-21-11-22-11-21-12c-1 0-1 0-1 0l-21-11-22-10v-1l-21-10h-1l-21-11-22-10-21-10-22-10-22-10-21-9h-1l-21-9c0-1 0-1 0-1l-23-9-21-9-22-8v-1l-21-8c-1 0-1 0-1 0l-21-8-22-9h-1l-21-7-21-8-22-8h-1l-21-7-22-7-22-7-21-6c-1-1-1-1-1-1l-22-6-21-6h-1l-21-6-22-6h-1l-21-5-22-5-22-5-22-5-21-4c-1 0-1 0-1-1l-21-4c-1 0-1 0-2 0l-21-4-22-3-21-4c-1 0-1 0-2 0l-22-3h-1l-21-3-22-3-22-2h-1l-21-3-22-2h-1l-22-1-21-2c-1 0-1 0-2 0l-21-1-22-1h-1-21l-21-1c-1 0-2 0-2 0h-22-21c-1 0-1 0-2 0l-21 1h-22-1l-21 1-22 1h-1l-22 2-21 1c-1 0-1 0-2 0l-21 2-22 3h-1l-21 2h-1l-21 3-22 3-22 3c-1 0-1 0-2 0l-22 4-21 3-21 4c-1 0-1 0-2 0l-21 4c-1 1-1 1-1 1l-21 4-22 5h-1l-21 5h-1l-21 5-22 5h-1l-21 6-22 6-22 6-21 6c0 0-1 0-1 1l-22 6-21 7h-1l-21 7-21 7c-1 0-1 0-1 0l-22 8-21 8-22 7h-1l-21 9-22 8-21 8c-1 1-1 1-1 1l-21 8-22 9-22 9v1l-22 9-21 9c-1 0-1 0-1 0l-21 10h-1l-21 10-22 10-21 10-22 11-21 10c-1 0-1 1-1 1l-21 10-21 11c-1 0-1 0-1 0l-21 12-22 11-22 11-21 12-22 12-21 11c0 1 0 1-1 1l-21 12-21 12-22 12-22 13-21 12-22 13-21 13-22 13-21 13-22 13h-1l-21 13-22 14-21 13-22 14-21 14-22 13-21 14-22 14-21 14h-1l-21 14-21 14h-1l-21 15-21 14h-1l-21 14-22 15-21 14-21 14h-1l-21 15-21 14-22 15-22 14-21 15-21 14-6 4z">
          <text:p/>
        </draw:path>
        <draw:path draw:style-name="gr20" draw:text-style-name="P5" draw:layer="layout" svg:width="3.877cm" svg:height="0.857cm" svg:x="12.498cm" svg:y="21.172cm" svg:viewBox="0 0 3878 858" svg:d="M3878 858l-6-4-22-14-1-1-21-14-22-15-21-14-21-15-22-14-21-15-22-14-21-15-22-14-21-14-22-15-21-14-22-14-21-14-22-14-21-14-21-14-22-14-21-13-22-14-21-14-22-13-21-13-21-13-22-13c0 0 0-1-1-1l-21-13-21-13-22-12-21-13-22-12-21-13-21-12-22-12-21-12-21-12-22-11-21-12-22-11-21-12-21-11-22-10-21-11-21-11-22-10-21-10-21-10-22-10-21-9-21-10-21-9-22-9-22-9-21-8-21-9-21-8-22-8-21-7-21-8-21-7-21-7-21-7-22-7-21-6-21-6-21-6-21-6-21-5-21-6-21-5-21-4-21-5-21-4-21-4-21-4-21-4-21-3-21-3-21-3-21-2-21-3-21-2-21-2-20-1-21-2-21-1-21-1h-21l-21-1h-20-21l-20 1h-22l-21 1-20 1-21 2-21 1-20 2-21 2-21 3-21 2-21 3-22 3-20 3-22 4-20 4-21 4-21 4-21 5-21 4-21 5-21 6-21 5-21 6-22 6-21 6-21 6-21 7-21 7-21 7-21 7-22 8-21 7-21 8-21 8-21 9-22 8-21 9-22 9-21 9-21 10-22 9-21 10-22 10-21 10-21 10-21 11-22 11-21 10-21 11-22 12-21 11-22 12-21 11-21 12-22 12-21 12-21 12-22 13-21 12-22 13-21 12-21 13-22 13v1l-22 13-21 13-22 13-21 13-22 14-21 14-22 13-21 14-21 14-22 14-21 14-22 14-21 14-22 14-21 15-21 14c-1 0-1 0-1 0l-21 14-22 15-21 14-21 15h-1l-21 14-21 15-22 14-21 15-22 14-21 15-23-7-22-6 21-15 22-15 21-14 22-15 21-14h1l21-15 21-14 22-15 21-14 22-14 21-15 22-14 21-14 22-15 21-14 22-14 22-14 21-14 21-14c1 0 1 0 1 0l21-13 22-14 21-14 22-13 21-14 22-13 22-13 22-13 21-13 22-13 21-13 22-12 21-13 22-12 21-12 22-12v-1l22-11 21-12 22-12 21-11h1l21-11 21-12c1 0 1 0 1 0l21-11 22-10v-1l21-10c1 0 1 0 1 0l21-11 22-10 21-10 22-10 22-10 21-9c1 0 1 0 1 0l21-9c0-1 0-1 1-1l22-9 21-9 22-8v-1l22-8 21-8 22-9h1l21-7 22-8 21-8h1l21-7 22-7 22-7 21-6c1-1 1-1 1-1l22-6 21-6h1l21-6 22-6h1l21-5 22-5 22-5h1l21-5 22-4v-1l22-4h1l21-4 22-3 21-4c1 0 2 0 2 0l22-3h1l21-3 22-3 22-2h1l21-3 22-2h1l22-1 21-2c1 0 1 0 2 0l21-1 22-1h1 21l22-1h1 22 21c1 0 1 0 2 0l21 1h22 1l21 1 22 1h1l22 2 21 1c1 0 1 0 2 0l21 2 22 3h1l21 2h1l21 3 22 3 23 3h1l22 4 21 3 22 4h1l21 4c1 1 1 1 1 1l22 4 21 5h1l21 5h1l21 5 22 5h1l21 6 22 6 22 6 21 6c1 0 1 0 1 1l22 6 21 7h1l21 7 22 7 22 8 21 8 22 7h1l21 9 22 8 22 8c0 1 0 1 0 1l21 8 22 9 22 9v1l22 9 22 9 21 10h1l21 10 22 10 21 10 22 11 22 10v1l21 10 22 11 22 12 21 11 22 11 21 12 22 12 21 11c1 1 1 1 1 1l21 12 22 12 21 12 22 13 21 12 22 13 21 13h1l21 13 21 13 22 13c1 0 1 0 1 0l21 13 22 14 21 13h1l21 14 21 14 22 13 22 14 21 14 22 14 21 14 22 14 21 15 22 14 21 14 22 15 21 14 22 14 21 15 22 14 21 15 22 14 21 15 22 14 5 4z">
          <text:p/>
        </draw:path>
        <draw:path draw:style-name="gr17" draw:text-style-name="P6" draw:layer="layout" svg:width="3.877cm" svg:height="0.857cm" svg:x="8.664cm" svg:y="21.172cm" svg:viewBox="0 0 3878 858" svg:d="M3878 858l-6-4-22-14-1-1-21-14-22-15-21-14-21-15-22-14-21-15-22-14-21-15-22-14-21-14-22-15-21-14-22-14-21-14-22-14-21-14-21-14-22-14-21-13-22-14-21-14-22-13-21-13-21-13-22-13c0 0 0-1-1-1l-21-13-21-13-22-12-21-13-22-12-21-13-21-12-22-12-21-12-21-12-22-11-21-12-22-11-21-12-21-11-22-10-21-11-21-11-22-10-21-10-21-10-22-10-21-9-21-10-21-9-22-9-22-9-21-8-21-9-21-8-22-8-21-7-21-8-21-7-21-7-21-7-22-7-21-6-21-6-21-6-21-6-21-5-21-6-21-5-21-4-21-5-21-4-21-4-21-4-21-4-21-3-21-3-21-3-21-2-21-3-21-2-21-2-20-1-21-2-21-1-21-1h-21l-21-1h-20-21l-20 1h-22l-21 1-20 1-21 2-21 1-20 2-21 2-21 3-21 2-21 3-22 3-20 3-22 4-20 4-21 4-21 4-21 5-21 4-21 5-21 6-21 5-21 6-22 6-21 6-21 6-21 7-21 7-21 7-21 7-22 8-21 7-21 8-21 8-21 9-22 8-21 9-22 9-21 9-21 10-22 9-21 10-22 10-21 10-21 10-21 11-22 11-21 10-21 11-22 12-21 11-22 12-21 11-21 12-22 12-21 12-21 12-22 13-21 12-22 13-21 12-21 13-22 13v1l-22 13-21 13-22 13-21 13-22 14-21 14-22 13-21 14-21 14-22 14-21 14-22 14-21 14-22 14-21 15-21 14c-1 0-1 0-1 0l-21 14-22 15-21 14-21 15h-1l-21 14-21 15-22 14-21 15-22 14-21 15-23-7-22-6 21-15 22-15 21-14 22-15 21-14h1l21-15 21-14 22-15 21-14 22-14 21-15 22-14 21-14 22-15 21-14 22-14 22-14 21-14 21-14c1 0 1 0 1 0l21-13 22-14 21-14 22-13 21-14 22-13 22-13 22-13 21-13 22-13 21-13 22-12 21-13 22-12 21-12 22-12v-1l22-11 21-12 22-12 21-11h1l21-11 21-12c1 0 1 0 1 0l21-11 22-10v-1l21-10c1 0 1 0 1 0l21-11 22-10 21-10 22-10 22-10 21-9c1 0 1 0 1 0l21-9c0-1 0-1 1-1l22-9 21-9 22-8v-1l22-8 21-8 22-9h1l21-7 22-8 21-8h1l21-7 22-7 22-7 21-6c1-1 1-1 1-1l22-6 21-6h1l21-6 22-6h1l21-5 22-5 22-5h1l21-5 22-4v-1l22-4h1l21-4 22-3 21-4c1 0 2 0 2 0l22-3h1l21-3 22-3 22-2h1l21-3 22-2h1l22-1 21-2c1 0 1 0 2 0l21-1 22-1h1 21l22-1h1 22 21c1 0 1 0 2 0l21 1h22 1l21 1 22 1h1l22 2 21 1c1 0 1 0 2 0l21 2 22 3h1l21 2h1l21 3 22 3 23 3h1l22 4 21 3 22 4h1l21 4c1 1 1 1 1 1l22 4 21 5h1l21 5h1l21 5 22 5h1l21 6 22 6 22 6 21 6c1 0 1 0 1 1l22 6 21 7h1l21 7 22 7 22 8 21 8 22 7h1l21 9 22 8 22 8c0 1 0 1 0 1l21 8 22 9 22 9v1l22 9 22 9 21 10h1l21 10 22 10 21 10 22 11 22 10v1l21 10 22 11 22 12 21 11 22 11 21 12 22 12 21 11c1 1 1 1 1 1l21 12 22 12 21 12 22 13 21 12 22 13 21 13h1l21 13 21 13 22 13c1 0 1 0 1 0l21 13 22 14 21 13h1l21 14 21 14 22 13 22 14 21 14 22 14 21 14 22 14 21 15 22 14 21 14 22 15 21 14 22 14 21 15 22 14 21 15 22 14 21 15 22 14 5 4z">
          <text:p/>
        </draw:path>
        <draw:path draw:style-name="gr20" draw:text-style-name="P5" draw:layer="layout" svg:width="3.877cm" svg:height="0.857cm" draw:transform="rotate (-3.14159265358979) translate (12.5422936146455cm 22.8510021784292cm)" svg:viewBox="0 0 3878 858" svg:d="M0 858l6-4 23-14v-1l21-14 22-15 21-14 22-15 21-14 22-15 21-14 21-15 22-14 21-14 22-15 21-14 22-14 21-14 22-14 21-14 21-14c1 0 1 0 1 0l21-14 21-13 22-14 21-14 22-13 21-13 21-13 22-13 1-1 21-13 22-13 21-12 21-13 22-12 21-13 21-12 22-12 21-12 22-12 21-11 21-12 22-11 21-12 21-11 22-10 21-11 21-11 22-10 21-10 22-10 21-10 21-9 21-10 21-9 22-9 22-9 21-8 21-9 22-8 21-8 21-7 21-8 21-7 21-7 22-7 21-7 21-6 21-6 21-6 21-6 21-5 21-6 21-5 21-4 21-5 22-4 20-4 21-4 21-4 21-3 21-3 21-3 21-2 21-3 21-2 21-2 21-1 20-2 21-1 21-1h21l21-1h20 21l21 1h21l21 1 20 1 21 2 21 1 20 2 22 2 20 3 21 2 22 3 21 3 20 3 22 4 21 4 20 4 21 4 21 5 21 4 22 5 20 6 21 5 22 6 21 6 21 6 21 6 21 7 21 7 21 7 21 7 22 8 21 7 21 8 21 8 22 9 21 8 21 9 22 9 21 9 22 10 21 9 21 10 22 10 21 10 21 10 21 11 22 11 21 10 22 11 21 12 21 11 22 12 21 11 21 12 22 12 21 12 22 12 21 13 21 12 22 13 21 12 22 13 21 13v1l22 13 21 13 22 13 21 13 22 14 21 14 22 13 21 14 22 14 21 14 21 14h1l21 14 21 14 22 14 21 15 22 14 21 14 22 15 21 14 22 15 21 14 22 15 21 14 21 15 22 14 21 15 23-7 22-6-21-15-22-15-21-14-22-15-21-14-22-15-21-14-22-15-21-14-22-14-21-15-22-14-21-14-22-15-21-14-22-14-21-14h-1l-21-14-21-14-22-13-21-14-22-14-22-13-21-14-22-13-22-13-21-13-22-13-22-13-21-13-21-12c-1 0-1 0-1 0l-21-13-22-12-21-12-22-12v-1l-21-11c-1 0-1 0-1 0l-21-12-22-12-21-11-22-11-21-12c-1 0-1 0-1 0l-21-11-22-10v-1l-21-10h-1l-21-11-22-10-21-10-22-10-22-10-21-9h-1l-21-9c0-1 0-1 0-1l-23-9-21-9-22-8v-1l-21-8c-1 0-1 0-1 0l-21-8-22-9h-1l-21-7-21-8-22-8h-1l-21-7-22-7-22-7-21-6c-1-1-1-1-1-1l-22-6-21-6h-1l-21-6-22-6h-1l-21-5-22-5-22-5-22-5-21-4c-1 0-1 0-1-1l-21-4c-1 0-1 0-2 0l-21-4-22-3-21-4c-1 0-1 0-2 0l-22-3h-1l-21-3-22-3-22-2h-1l-21-3-22-2h-1l-22-1-21-2c-1 0-1 0-2 0l-21-1-22-1h-1-21l-21-1c-1 0-2 0-2 0h-22-21c-1 0-1 0-2 0l-21 1h-22-1l-21 1-22 1h-1l-22 2-21 1c-1 0-1 0-2 0l-21 2-22 3h-1l-21 2h-1l-21 3-22 3-22 3c-1 0-1 0-2 0l-22 4-21 3-21 4c-1 0-1 0-2 0l-21 4c-1 1-1 1-1 1l-21 4-22 5h-1l-21 5h-1l-21 5-22 5h-1l-21 6-22 6-22 6-21 6c0 0-1 0-1 1l-22 6-21 7h-1l-21 7-21 7c-1 0-1 0-1 0l-22 8-21 8-22 7h-1l-21 9-22 8-21 8c-1 1-1 1-1 1l-21 8-22 9-22 9v1l-22 9-21 9c-1 0-1 0-1 0l-21 10h-1l-21 10-22 10-21 10-22 11-21 10c-1 0-1 1-1 1l-21 10-21 11c-1 0-1 0-1 0l-21 12-22 11-22 11-21 12-22 12-21 11c0 1 0 1-1 1l-21 12-21 12-22 12-22 13-21 12-22 13-21 13-22 13-21 13-22 13h-1l-21 13-22 14-21 13-22 14-21 14-22 13-21 14-22 14-21 14h-1l-21 14-21 14h-1l-21 15-21 14h-1l-21 14-22 15-21 14-21 14h-1l-21 15-21 14-22 15-22 14-21 15-21 14-6 4z">
          <text:p/>
        </draw:path>
        <draw:path draw:style-name="gr17" draw:text-style-name="P6" draw:layer="layout" svg:width="3.877cm" svg:height="0.857cm" svg:x="16.333cm" svg:y="21.172cm" svg:viewBox="0 0 3878 858" svg:d="M3878 858l-6-4-22-14-1-1-21-14-22-15-21-14-21-15-22-14-21-15-22-14-21-15-22-14-21-14-22-15-21-14-22-14-21-14-22-14-21-14-21-14-22-14-21-13-22-14-21-14-22-13-21-13-21-13-22-13c0 0 0-1-1-1l-21-13-21-13-22-12-21-13-22-12-21-13-21-12-22-12-21-12-21-12-22-11-21-12-22-11-21-12-21-11-22-10-21-11-21-11-22-10-21-10-21-10-22-10-21-9-21-10-21-9-22-9-22-9-21-8-21-9-21-8-22-8-21-7-21-8-21-7-21-7-21-7-22-7-21-6-21-6-21-6-21-6-21-5-21-6-21-5-21-4-21-5-21-4-21-4-21-4-21-4-21-3-21-3-21-3-21-2-21-3-21-2-21-2-20-1-21-2-21-1-21-1h-21l-21-1h-20-21l-20 1h-22l-21 1-20 1-21 2-21 1-20 2-21 2-21 3-21 2-21 3-22 3-20 3-22 4-20 4-21 4-21 4-21 5-21 4-21 5-21 6-21 5-21 6-22 6-21 6-21 6-21 7-21 7-21 7-21 7-22 8-21 7-21 8-21 8-21 9-22 8-21 9-22 9-21 9-21 10-22 9-21 10-22 10-21 10-21 10-21 11-22 11-21 10-21 11-22 12-21 11-22 12-21 11-21 12-22 12-21 12-21 12-22 13-21 12-22 13-21 12-21 13-22 13v1l-22 13-21 13-22 13-21 13-22 14-21 14-22 13-21 14-21 14-22 14-21 14-22 14-21 14-22 14-21 15-21 14c-1 0-1 0-1 0l-21 14-22 15-21 14-21 15h-1l-21 14-21 15-22 14-21 15-22 14-21 15-23-7-22-6 21-15 22-15 21-14 22-15 21-14h1l21-15 21-14 22-15 21-14 22-14 21-15 22-14 21-14 22-15 21-14 22-14 22-14 21-14 21-14c1 0 1 0 1 0l21-13 22-14 21-14 22-13 21-14 22-13 22-13 22-13 21-13 22-13 21-13 22-12 21-13 22-12 21-12 22-12v-1l22-11 21-12 22-12 21-11h1l21-11 21-12c1 0 1 0 1 0l21-11 22-10v-1l21-10c1 0 1 0 1 0l21-11 22-10 21-10 22-10 22-10 21-9c1 0 1 0 1 0l21-9c0-1 0-1 1-1l22-9 21-9 22-8v-1l22-8 21-8 22-9h1l21-7 22-8 21-8h1l21-7 22-7 22-7 21-6c1-1 1-1 1-1l22-6 21-6h1l21-6 22-6h1l21-5 22-5 22-5h1l21-5 22-4v-1l22-4h1l21-4 22-3 21-4c1 0 2 0 2 0l22-3h1l21-3 22-3 22-2h1l21-3 22-2h1l22-1 21-2c1 0 1 0 2 0l21-1 22-1h1 21l22-1h1 22 21c1 0 1 0 2 0l21 1h22 1l21 1 22 1h1l22 2 21 1c1 0 1 0 2 0l21 2 22 3h1l21 2h1l21 3 22 3 23 3h1l22 4 21 3 22 4h1l21 4c1 1 1 1 1 1l22 4 21 5h1l21 5h1l21 5 22 5h1l21 6 22 6 22 6 21 6c1 0 1 0 1 1l22 6 21 7h1l21 7 22 7 22 8 21 8 22 7h1l21 9 22 8 22 8c0 1 0 1 0 1l21 8 22 9 22 9v1l22 9 22 9 21 10h1l21 10 22 10 21 10 22 11 22 10v1l21 10 22 11 22 12 21 11 22 11 21 12 22 12 21 11c1 1 1 1 1 1l21 12 22 12 21 12 22 13 21 12 22 13 21 13h1l21 13 21 13 22 13c1 0 1 0 1 0l21 13 22 14 21 13h1l21 14 21 14 22 13 22 14 21 14 22 14 21 14 22 14 21 15 22 14 21 14 22 15 21 14 22 14 21 15 22 14 21 15 22 14 21 15 22 14 5 4z">
          <text:p/>
        </draw:path>
        <draw:path draw:style-name="gr20" draw:text-style-name="P5" draw:layer="layout" svg:width="3.877cm" svg:height="0.857cm" draw:transform="rotate (-3.14159265358979) translate (20.211cm 22.8510021784292cm)" svg:viewBox="0 0 3878 858" svg:d="M0 858l6-4 23-14v-1l21-14 22-15 21-14 22-15 21-14 22-15 21-14 21-15 22-14 21-14 22-15 21-14 22-14 21-14 22-14 21-14 21-14c1 0 1 0 1 0l21-14 21-13 22-14 21-14 22-13 21-13 21-13 22-13 1-1 21-13 22-13 21-12 21-13 22-12 21-13 21-12 22-12 21-12 22-12 21-11 21-12 22-11 21-12 21-11 22-10 21-11 21-11 22-10 21-10 22-10 21-10 21-9 21-10 21-9 22-9 22-9 21-8 21-9 22-8 21-8 21-7 21-8 21-7 21-7 22-7 21-7 21-6 21-6 21-6 21-6 21-5 21-6 21-5 21-4 21-5 22-4 20-4 21-4 21-4 21-3 21-3 21-3 21-2 21-3 21-2 21-2 21-1 20-2 21-1 21-1h21l21-1h20 21l21 1h21l21 1 20 1 21 2 21 1 20 2 22 2 20 3 21 2 22 3 21 3 20 3 22 4 21 4 20 4 21 4 21 5 21 4 22 5 20 6 21 5 22 6 21 6 21 6 21 6 21 7 21 7 21 7 21 7 22 8 21 7 21 8 21 8 22 9 21 8 21 9 22 9 21 9 22 10 21 9 21 10 22 10 21 10 21 10 21 11 22 11 21 10 22 11 21 12 21 11 22 12 21 11 21 12 22 12 21 12 22 12 21 13 21 12 22 13 21 12 22 13 21 13v1l22 13 21 13 22 13 21 13 22 14 21 14 22 13 21 14 22 14 21 14 21 14h1l21 14 21 14 22 14 21 15 22 14 21 14 22 15 21 14 22 15 21 14 22 15 21 14 21 15 22 14 21 15 23-7 22-6-21-15-22-15-21-14-22-15-21-14-22-15-21-14-22-15-21-14-22-14-21-15-22-14-21-14-22-15-21-14-22-14-21-14h-1l-21-14-21-14-22-13-21-14-22-14-22-13-21-14-22-13-22-13-21-13-22-13-22-13-21-13-21-12c-1 0-1 0-1 0l-21-13-22-12-21-12-22-12v-1l-21-11c-1 0-1 0-1 0l-21-12-22-12-21-11-22-11-21-12c-1 0-1 0-1 0l-21-11-22-10v-1l-21-10h-1l-21-11-22-10-21-10-22-10-22-10-21-9h-1l-21-9c0-1 0-1 0-1l-23-9-21-9-22-8v-1l-21-8c-1 0-1 0-1 0l-21-8-22-9h-1l-21-7-21-8-22-8h-1l-21-7-22-7-22-7-21-6c-1-1-1-1-1-1l-22-6-21-6h-1l-21-6-22-6h-1l-21-5-22-5-22-5-22-5-21-4c-1 0-1 0-1-1l-21-4c-1 0-1 0-2 0l-21-4-22-3-21-4c-1 0-1 0-2 0l-22-3h-1l-21-3-22-3-22-2h-1l-21-3-22-2h-1l-22-1-21-2c-1 0-1 0-2 0l-21-1-22-1h-1-21l-21-1c-1 0-2 0-2 0h-22-21c-1 0-1 0-2 0l-21 1h-22-1l-21 1-22 1h-1l-22 2-21 1c-1 0-1 0-2 0l-21 2-22 3h-1l-21 2h-1l-21 3-22 3-22 3c-1 0-1 0-2 0l-22 4-21 3-21 4c-1 0-1 0-2 0l-21 4c-1 1-1 1-1 1l-21 4-22 5h-1l-21 5h-1l-21 5-22 5h-1l-21 6-22 6-22 6-21 6c0 0-1 0-1 1l-22 6-21 7h-1l-21 7-21 7c-1 0-1 0-1 0l-22 8-21 8-22 7h-1l-21 9-22 8-21 8c-1 1-1 1-1 1l-21 8-22 9-22 9v1l-22 9-21 9c-1 0-1 0-1 0l-21 10h-1l-21 10-22 10-21 10-22 11-21 10c-1 0-1 1-1 1l-21 10-21 11c-1 0-1 0-1 0l-21 12-22 11-22 11-21 12-22 12-21 11c0 1 0 1-1 1l-21 12-21 12-22 12-22 13-21 12-22 13-21 13-22 13-21 13-22 13h-1l-21 13-22 14-21 13-22 14-21 14-22 13-21 14-22 14-21 14h-1l-21 14-21 14h-1l-21 15-21 14h-1l-21 14-22 15-21 14-21 14h-1l-21 15-21 14-22 15-22 14-21 15-21 14-6 4z">
          <text:p/>
        </draw:path>
        <draw:line draw:style-name="gr29" draw:text-style-name="P1" draw:layer="layout" svg:x1="10.588cm" svg:y1="23.188cm" svg:x2="10.588cm" svg:y2="24.198cm">
          <text:p/>
        </draw:line>
        <draw:line draw:style-name="gr29" draw:text-style-name="P1" draw:layer="layout" svg:x1="14.388cm" svg:y1="23.189cm" svg:x2="14.388cm" svg:y2="24.199cm">
          <text:p/>
        </draw:line>
        <draw:line draw:style-name="gr29" draw:text-style-name="P1" draw:layer="layout" svg:x1="18.388cm" svg:y1="23.19cm" svg:x2="18.388cm" svg:y2="24.2cm">
          <text:p/>
        </draw:line>
        <draw:line draw:style-name="gr30" draw:text-style-name="P1" draw:layer="layout" svg:x1="12.388cm" svg:y1="20.09cm" svg:x2="12.388cm" svg:y2="21.1cm">
          <text:p/>
        </draw:line>
        <draw:line draw:style-name="gr30" draw:text-style-name="P1" draw:layer="layout" svg:x1="16.388cm" svg:y1="20.091cm" svg:x2="16.388cm" svg:y2="21.101cm">
          <text:p/>
        </draw:line>
        <draw:frame draw:style-name="gr31" draw:text-style-name="P8" draw:layer="layout" svg:width="2.331cm" svg:height="1.178cm" svg:x="12.946cm" svg:y="18.787cm">
          <draw:text-box>
            <text:p text:style-name="P4">Nodes</text:p>
          </draw:text-box>
        </draw:frame>
        <draw:frame draw:style-name="gr32" draw:text-style-name="P8" draw:layer="layout" svg:width="3.635cm" svg:height="1.178cm" svg:x="12.594cm" svg:y="24.287cm">
          <draw:text-box>
            <text:p text:style-name="P4">Anti-Nodes</text:p>
          </draw:text-box>
        </draw:frame>
        <draw:line draw:style-name="gr22" draw:text-style-name="P1" draw:layer="layout" svg:x1="1cm" svg:y1="4.289cm" svg:x2="3.716cm" svg:y2="4.276cm">
          <text:p/>
        </draw:line>
        <draw:line draw:style-name="gr2" draw:text-style-name="P1" draw:layer="layout" svg:x1="3.646cm" svg:y1="2.309cm" svg:x2="3.646cm" svg:y2="4.017cm">
          <text:p/>
        </draw:line>
        <draw:line draw:style-name="gr2" draw:text-style-name="P1" draw:layer="layout" svg:x1="3.646cm" svg:y1="4.609cm" svg:x2="3.646cm" svg:y2="6.317cm">
          <text:p/>
        </draw:line>
        <draw:circle draw:style-name="gr33" draw:text-style-name="P4" draw:layer="layout" svg:width="1.184cm" svg:height="1.184cm" svg:x="3.039cm" svg:y="3.66cm" draw:kind="arc" draw:start-angle="272.81" draw:end-angle="92.17">
          <text:p/>
        </draw:circle>
        <draw:circle draw:style-name="gr33" draw:text-style-name="P4" draw:layer="layout" svg:width="2.009cm" svg:height="2.009cm" svg:x="2.643cm" svg:y="3.26cm" draw:kind="arc" draw:start-angle="272.81" draw:end-angle="92.17">
          <text:p/>
        </draw:circle>
        <draw:circle draw:style-name="gr33" draw:text-style-name="P4" draw:layer="layout" svg:width="2.868cm" svg:height="2.867cm" svg:x="2.231cm" svg:y="2.86cm" draw:kind="arc" draw:start-angle="272.81" draw:end-angle="92.17">
          <text:p/>
        </draw:circle>
        <draw:ellipse draw:style-name="gr33" draw:text-style-name="P4" draw:layer="layout" svg:width="3.725cm" svg:height="3.724cm" svg:x="1.819cm" svg:y="2.461cm" draw:kind="arc" draw:start-angle="272.81" draw:end-angle="92.17">
          <text:p/>
        </draw:ellipse>
        <draw:line draw:style-name="gr22" draw:text-style-name="P1" draw:layer="layout" svg:x1="1.065cm" svg:y1="10.555cm" svg:x2="3.781cm" svg:y2="10.542cm">
          <text:p/>
        </draw:line>
        <draw:line draw:style-name="gr2" draw:text-style-name="P1" draw:layer="layout" svg:x1="3.711cm" svg:y1="8.575cm" svg:x2="3.711cm" svg:y2="10.283cm">
          <text:p/>
        </draw:line>
        <draw:circle draw:style-name="gr33" draw:text-style-name="P4" draw:layer="layout" svg:width="1.184cm" svg:height="1.184cm" svg:x="3.104cm" svg:y="9.926cm" draw:kind="arc" draw:start-angle="272.81" draw:end-angle="92.17">
          <text:p/>
        </draw:circle>
        <draw:circle draw:style-name="gr33" draw:text-style-name="P4" draw:layer="layout" svg:width="2.009cm" svg:height="2.009cm" svg:x="2.708cm" svg:y="9.526cm" draw:kind="arc" draw:start-angle="272.81" draw:end-angle="92.17">
          <text:p/>
        </draw:circle>
        <draw:circle draw:style-name="gr33" draw:text-style-name="P4" draw:layer="layout" svg:width="2.868cm" svg:height="2.867cm" svg:x="2.296cm" svg:y="9.126cm" draw:kind="arc" draw:start-angle="272.81" draw:end-angle="92.17">
          <text:p/>
        </draw:circle>
        <draw:ellipse draw:style-name="gr33" draw:text-style-name="P4" draw:layer="layout" svg:width="3.725cm" svg:height="3.724cm" svg:x="1.884cm" svg:y="8.727cm" draw:kind="arc" draw:start-angle="272.81" draw:end-angle="92.17">
          <text:p/>
        </draw:ellipse>
        <draw:line draw:style-name="gr2" draw:text-style-name="P1" draw:layer="layout" svg:x1="3.712cm" svg:y1="10.709cm" svg:x2="3.712cm" svg:y2="11.483cm">
          <text:p/>
        </draw:line>
        <draw:line draw:style-name="gr2" draw:text-style-name="P1" draw:layer="layout" svg:x1="3.712cm" svg:y1="12.075cm" svg:x2="3.712cm" svg:y2="13.783cm">
          <text:p/>
        </draw:line>
        <draw:circle draw:style-name="gr33" draw:text-style-name="P4" draw:layer="layout" svg:width="1.184cm" svg:height="1.184cm" svg:x="3.105cm" svg:y="11.126cm" draw:kind="arc" draw:start-angle="272.81" draw:end-angle="92.17">
          <text:p/>
        </draw:circle>
        <draw:circle draw:style-name="gr33" draw:text-style-name="P4" draw:layer="layout" svg:width="2.009cm" svg:height="2.009cm" svg:x="2.709cm" svg:y="10.726cm" draw:kind="arc" draw:start-angle="272.81" draw:end-angle="92.17">
          <text:p/>
        </draw:circle>
        <draw:circle draw:style-name="gr33" draw:text-style-name="P4" draw:layer="layout" svg:width="2.868cm" svg:height="2.867cm" svg:x="2.297cm" svg:y="10.326cm" draw:kind="arc" draw:start-angle="272.81" draw:end-angle="92.17">
          <text:p/>
        </draw:circle>
        <draw:ellipse draw:style-name="gr33" draw:text-style-name="P4" draw:layer="layout" svg:width="3.725cm" svg:height="3.724cm" svg:x="1.885cm" svg:y="9.927cm" draw:kind="arc" draw:start-angle="272.81" draw:end-angle="92.17">
          <text:p/>
        </draw:ellipse>
        <draw:line draw:style-name="gr22" draw:text-style-name="P1" draw:layer="layout" svg:x1="1.052cm" svg:y1="11.751cm" svg:x2="3.768cm" svg:y2="11.738cm">
          <text:p/>
        </draw:line>
        <draw:line draw:style-name="gr2" draw:text-style-name="P1" draw:layer="layout" svg:x1="2.299cm" svg:y1="3.608cm" svg:x2="2.299cm" svg:y2="4.883cm">
          <text:p/>
        </draw:line>
        <draw:line draw:style-name="gr2" draw:text-style-name="P1" draw:layer="layout" svg:x1="1.999cm" svg:y1="3.609cm" svg:x2="1.999cm" svg:y2="4.884cm">
          <text:p/>
        </draw:line>
        <draw:line draw:style-name="gr2" draw:text-style-name="P1" draw:layer="layout" svg:x1="1.699cm" svg:y1="3.609cm" svg:x2="1.699cm" svg:y2="4.884cm">
          <text:p/>
        </draw:line>
        <draw:line draw:style-name="gr2" draw:text-style-name="P1" draw:layer="layout" svg:x1="1.399cm" svg:y1="3.61cm" svg:x2="1.399cm" svg:y2="4.885cm">
          <text:p/>
        </draw:line>
        <draw:line draw:style-name="gr2" draw:text-style-name="P1" draw:layer="layout" svg:x1="2.399cm" svg:y1="10.009cm" svg:x2="2.399cm" svg:y2="12.677cm">
          <text:p/>
        </draw:line>
        <draw:line draw:style-name="gr2" draw:text-style-name="P1" draw:layer="layout" svg:x1="2.099cm" svg:y1="10.011cm" svg:x2="2.099cm" svg:y2="12.679cm">
          <text:p/>
        </draw:line>
        <draw:line draw:style-name="gr2" draw:text-style-name="P1" draw:layer="layout" svg:x1="1.799cm" svg:y1="10.011cm" svg:x2="1.799cm" svg:y2="12.679cm">
          <text:p/>
        </draw:line>
        <draw:line draw:style-name="gr2" draw:text-style-name="P1" draw:layer="layout" svg:x1="1.499cm" svg:y1="10.013cm" svg:x2="1.499cm" svg:y2="12.681cm">
          <text:p/>
        </draw:line>
        <draw:path draw:style-name="gr17" draw:text-style-name="P6" draw:layer="layout" svg:width="11.429cm" svg:height="1.261cm" svg:x="7.882cm" svg:y="3.666cm" svg:viewBox="0 0 11430 1262" svg:d="M11430 1262l-19-6-65-22c-1 0-1 0-1 0l-63-21-64-22-63-21-63-22-63-21h-1l-63-21-63-21-63-21-63-21c-1 0-1 0-1-1l-63-21-63-21-63-20-63-21-64-21-63-21-63-20-63-20h-1l-63-21-63-20-63-20-63-20-63-20-63-19-63-20-65-19h-1l-63-19-63-19-63-19-63-18-63-19-63-18-63-18-63-18-63-17-63-18-63-17-63-17-63-16-63-17-63-16-62-16c-1 0-1 0-1 0l-63-16-63-15-62-15-63-15-63-15-63-14-63-14-62-14-63-13-64-14-64-12-62-13-63-13-62-12-63-11-62-11-63-12-62-10-62-11-63-10-62-9-62-10-62-9-63-9-62-8-62-8-62-8-62-7-62-7-62-7-62-6-61-6-61-5-63-6-61-5-62-4-63-4-62-4-61-4-62-3-61-3-61-2-61-2-61-1-62-2h-62l-61-1h-61-61l-61 1h-62l-62 2-61 1-61 2-61 2-61 3-62 3-61 4-62 4-63 4-62 4-61 5-63 6-61 5-61 6-62 6-62 7-62 7-62 7-62 8-62 8-62 8-63 9-62 9-62 10-62 9-63 10-62 11-62 10-63 12-62 11-63 11-62 12-63 13-62 13-64 12-65 14-62 13-62 14-63 14-63 14-63 15-63 15-62 15-63 15-63 16h-1l-62 16-63 16-63 17-63 16-63 17-63 17-63 18-63 17-63 18-63 18-63 18-63 19-63 18-63 19-63 19-64 19-65 19-63 20-63 19-63 20-63 20-63 20-63 20-64 21-63 20-63 20-63 21-64 21-63 21-63 20-63 21-63 21c0 1 0 1-1 1l-63 21-63 21-63 21-63 21c-1 0-1 0-1 0l-63 21-63 22-63 21-64 22-63 21-63 22-66-10-66-10 63-22 64-21 63-22 63-21 64-21c0-1 0-1 0-1l63-21 63-21 64-21 63-21 63-21 63-22c1 0 1 0 1 0l63-21h1l63-21 63-20v-1l63-20 63-21c1 0 1 0 1 0l63-21h1l63-20 63-20 64-21 63-20 63-20h1l63-20 63-19 64-20h1l65-19 63-19 63-20h1l63-19h1l63-18 63-19 63-18c1 0 1 0 1 0l63-18 64-18 63-18h1l63-17c0-1 0-1 1-1l63-17 63-17 64-17 63-16 64-17h1l63-16 63-16h1l63-15c0-1 1-1 1-1l63-15c1 0 1 0 1 0l63-15 64-15 63-14h1l63-15c1 0 1 0 1 0l63-14c1 0 1 0 1 0l64-13c0 0 0-1 1-1l65-13 63-13 64-13h1l63-13h1l63-12 64-12c0 0 1 0 2 0l63-12 64-11 63-11c1 0 2 0 2 0l64-11 63-10h1l64-10 63-10c1 0 2 0 3 0l63-9 64-9h1l63-9 64-8h1c0 0 1 0 2-1l63-7 64-8h1l64-7h1l64-7 63-7c1 0 1 0 2 0l63-6c2 0 3 0 4-1l64-5 63-5 63-6c2 0 3 0 5 0l65-4c1 0 1-1 2-1l63-4 63-4c1 0 2 0 3 0l63-3c1 0 1 0 2 0l64-4 63-3c1 0 3 0 5 0l63-2 63-2c2 0 3 0 5 0l63-2 64-1c0 0 1 0 2 0l63-1 64-1c1 0 3 0 5 0h63 63c2 0 4 0 5 0l64 1 63 1c1 0 1 0 2 0l64 1 63 2c2 0 3 0 5 0l63 2 63 2c2 0 4 0 5 0l63 3 64 4c0 0 1 0 2 0l63 3c1 0 2 0 3 0l63 4 63 4c1 0 1 1 2 1l65 4c2 0 3 0 5 0l63 6 63 5 64 5c1 1 2 1 4 1l63 6c1 0 1 0 2 0l63 7 63 7c1 0 2 0 2 0l64 7h1l64 8 63 7c1 1 2 1 2 1 1 0 1 0 1 0l64 8 63 9h1l64 9 63 9c1 0 2 0 3 0l63 10 64 10h1l63 10 64 11c0 0 1 0 2 0l63 11 64 11 63 12c1 0 2 0 2 0l64 12 63 12h1l63 13c1 0 1 0 1 0l64 13 63 13 65 13c1 0 1 1 1 1l64 13h1l63 14h1l63 15h1l63 14 64 15 63 15h1l63 15 1 1 63 15h1l63 16 63 16h1l63 17 64 16 64 17 63 17 63 17c1 0 1 0 1 1l63 17c1 0 1 0 1 0l63 18 64 18 63 18 64 18 63 19 63 18c1 0 1 0 1 0l63 19h1l63 20 63 19 65 19h1l64 20 63 19 63 20h1l63 20 63 20 64 21 63 20 63 20h1l63 21 64 21 63 20v1l63 20 63 21h1l63 21 64 22 63 21 63 21 64 21 63 21 63 21v1l64 21 63 21 63 22 17 5z">
          <text:p/>
        </draw:path>
        <draw:path draw:style-name="gr20" draw:text-style-name="P5" draw:layer="layout" svg:width="11.429cm" svg:height="1.261cm" draw:transform="rotate (-3.14159265358979) translate (19.312cm 6.13400320270179cm)" svg:viewBox="0 0 11430 1262" svg:d="M0 1262l19-6 65-22h1l63-21 63-22 64-21 63-22 63-21 64-21 63-21 63-21 63-21v-1l64-21 62-21 64-20 63-21 63-21h1l63-21 63-20 63-20 63-21 63-20 64-20 63-20 63-20 63-19 63-20 64-19c1 0 1 0 1 0l63-19 63-19 63-19 63-18h1l63-19 63-18 63-18 63-18 63-17 63-18 63-17 63-17 63-16 63-17 62-16 63-16h1l63-16 62-15 63-15 63-15 63-15 63-14 62-14 63-14 62-13 65-14 63-12 63-13 62-13 63-12 62-11 62-11 64-12 62-10 62-11 62-10 63-9 62-10 62-9 62-9 63-8 62-8 61-8 63-7 61-7 63-7 62-6 60-6 62-5 63-6 61-5 62-4 63-4 62-4 61-4 62-3 61-3 61-2 61-2 61-1 62-2h62l61-1h61 60l61 1h62l62 2 61 1 61 2 61 2 61 3 62 3 61 4 63 4 62 4 62 4 61 5 63 6 62 5 60 6 63 6 62 7 62 7 62 7 62 8 61 8 63 8 62 9 62 9 62 10 63 9 62 10 62 11 63 10 63 12 62 11 62 11 63 12 62 13 63 13 63 12 65 14 62 13 63 14 62 14 63 14 64 15 62 15 63 15 62 15 63 16c1 0 1 0 1 0l63 16 62 16 63 17 63 16 64 17 63 17 62 18 63 17 64 18 63 18 62 18 63 19c1 0 1 0 1 0l63 18 63 19 63 19 63 19h1l64 19 63 20 64 19 63 20 63 20 63 20 63 20 63 21h1l63 20 63 20 63 21 63 21 63 21h1l63 20 63 21 63 21c0 1 0 1 0 1l63 21 64 21 63 21 63 21 64 21 63 22 63 21 63 22 64 21 63 22 66-10 66-10-64-22-63-21-63-22-64-21-63-21c0-1 0-1 0-1l-64-21-63-21-63-21-64-21-63-21-63-22-64-21-63-21-63-20-1-1-63-20-63-21-64-21-63-20-63-20h-1l-63-21-63-20-64-20-63-20-64-19-63-20c-1 0-1 0-1 0l-65-19-63-19-64-20-63-19c-1 0-1 0-1 0l-63-18-63-19h-1l-63-18-64-18-63-18-63-18c-1 0-1 0-1 0l-63-17c-1-1-1-1-1-1l-63-17-64-17-63-17h-1l-63-16-63-17c-1 0-1 0-2 0l-63-16-63-16-64-15c0-1 0-1 0-1l-64-15h-1l-63-15-63-15-63-14c-1 0-1 0-1 0l-64-15h-1l-63-14h-1l-63-13-1-1-65-13-64-13-63-13h-1l-63-13c-1 0-1 0-1 0l-64-12-63-12c-1 0-2 0-2 0l-64-12-63-11-63-11c-1 0-2 0-3 0l-63-11-63-10c-1 0-1 0-2 0l-63-10-63-10c-1 0-2 0-3 0l-64-9-63-9c0 0-1 0-2 0l-63-9-63-8h-1c-1 0-2 0-2-1l-64-7-63-8c-1 0-1 0-2 0l-63-7c-1 0-1 0-2 0l-63-7-64-7h-1l-64-6c-1 0-2 0-4-1l-63-5-63-5-64-6c-1 0-3 0-4 0l-66-4-1-1-64-4-63-4c-1 0-1 0-2 0l-63-3c-1 0-2 0-3 0l-63-4-63-3c-2 0-3 0-5 0l-63-2-64-2c-1 0-3 0-4 0l-64-2-63-1c-1 0-2 0-3 0l-63-1-63-1c-2 0-3 0-5 0h-63-64c-1 0-3 0-5 0l-63 1-63 1c-1 0-2 0-3 0l-63 1-63 2c-2 0-4 0-5 0l-64 2-63 2c-1 0-3 0-5 0l-63 3-63 4c-1 0-2 0-2 0l-64 3c0 0-1 0-2 0l-63 4-64 4-1 1-65 4c-2 0-4 0-5 0l-64 6-63 5-63 5c-2 1-3 1-4 1l-63 6c-1 0-2 0-2 0l-64 7-63 7c-1 0-1 0-2 0l-63 7c-1 0-1 0-2 0l-63 8-63 7c-1 1-2 1-3 1h-1l-63 8-63 9c-1 0-1 0-2 0l-63 9-63 9c-1 0-2 0-3 0l-64 10-63 10h-1l-64 10-63 11c-1 0-2 0-3 0l-63 11-63 11-63 12c-1 0-2 0-3 0l-63 12-63 12c-1 0-1 0-1 0l-64 13h-1l-63 13-63 13h-1l-65 13c0 0 0 1-1 1l-63 13h-1l-63 14c-1 0-1 0-1 0l-63 15c-1 0-1 0-1 0l-64 14-63 15-63 15c-1 0-1 0-1 0l-63 15c-1 0-1 0-1 1l-63 15c-1 0-1 0-1 0l-63 16-63 16c-1 0-1 0-2 0l-63 17-63 16h-1l-63 17-63 17-64 17v1l-64 17-64 18-63 18-63 18c-1 0-1 0-1 0l-63 18h-1l-63 19-63 18-64 19-64 20-63 19-64 19c-1 0-1 0-2 0l-63 20-63 19-64 20-63 20-64 20-63 21h-1l-63 20-63 20-63 21c-1 0-1 0-1 0l-63 21-63 20c0 0 0 1-1 1l-63 20-63 21-63 21c-1 0-1 0-1 0l-63 22-63 21-63 21c-1 0-1 0-1 0l-63 21-63 21-63 21c-1 0-1 0-1 1l-63 21-63 21-64 22-16 5z">
          <text:p/>
        </draw:path>
        <draw:line draw:style-name="gr2" draw:text-style-name="P1" draw:layer="layout" svg:x1="7.961cm" svg:y1="3.56cm" svg:x2="7.985cm" svg:y2="6.014cm">
          <text:p/>
        </draw:line>
        <draw:line draw:style-name="gr2" draw:text-style-name="P1" draw:layer="layout" svg:x1="19.261cm" svg:y1="3.56cm" svg:x2="19.285cm" svg:y2="6.014cm">
          <text:p/>
        </draw:line>
        <draw:line draw:style-name="gr2" draw:text-style-name="P1" draw:layer="layout" svg:x1="7.985cm" svg:y1="9.886cm" svg:x2="19.266cm" svg:y2="9.886cm">
          <text:p/>
        </draw:line>
        <draw:line draw:style-name="gr2" draw:text-style-name="P1" draw:layer="layout" svg:x1="7.961cm" svg:y1="8.76cm" svg:x2="7.985cm" svg:y2="11.214cm">
          <text:p/>
        </draw:line>
        <draw:line draw:style-name="gr2" draw:text-style-name="P1" draw:layer="layout" svg:x1="19.261cm" svg:y1="8.76cm" svg:x2="19.285cm" svg:y2="11.214cm">
          <text:p/>
        </draw:line>
        <draw:path draw:style-name="gr17" draw:text-style-name="P6" draw:layer="layout" svg:width="2.477cm" svg:height="1.267cm" svg:x="12.483cm" svg:y="8.666cm" svg:viewBox="0 0 2478 1268" svg:d="M2478 1268l-4-6-14-22-14-22-14-21-14-22-13-21-14-21-14-22-13-21-14-21-14-21v-1l-14-21-13-21-14-21-14-21-13-20h-1l-13-21-14-21-13-20c-1 0-1 0-1 0l-13-21-14-20-14-20-13-20-14-20-14-20-13-19-14-19h-1l-13-20-14-19-14-19-13-18-14-19-14-18-13-18-14-18-14-18-13-17-14-17-14-17-13-17-14-17-13-16-14-16-14-16-13-15-14-15-14-15-13-15-14-15-13-14-14-14-14-13-14-13-13-13-14-13-13-12-14-12-14-12-13-11-14-12-13-11-14-10-13-10-14-10-13-9-14-9-13-9-14-8-13-9-13-7-14-8-13-7-14-6-13-7-13-6-14-5-14-5-13-6-13-4-14-4-13-4-13-3-14-3-13-3-13-3-14-2-13-1-13-1-14-1-13-1h-13-13l-13 1-14 1-13 1-14 1-13 2-13 3-13 3-14 3-13 3-13 4-14 4-13 4-14 6-13 5-14 5-13 6-13 7-14 6-13 7-14 8-13 7-13 9-14 8-14 9-13 9-13 9-14 10-14 10-13 10-13 11-14 12-14 11-13 12-14 12-13 12-14 13-14 13-14 13-13 13-14 14-13 14-14 15-14 15-13 15-14 15-13 15-14 16-14 16-13 16-14 17-14 17-13 17-14 17-14 17-13 18-14 18-14 18-13 18-14 19-14 18-13 19-14 19-14 20-14 19-13 19-14 20-14 20-13 20-14 20-14 20-14 21-13 20-14 21-14 21-13 20-14 21-14 21-14 21-13 21v1l-14 21-14 21-13 21-14 22-14 21-14 21-13 22-14 21-14 22-13 21-15-9-14-10 14-22 13-21 14-22 14-22 14-21 13-21 14-22 14-21 14-22 13-21 14-21 14-21 14-21 13-21 14-21 14-21 14-21 13-20 14-20 14-21 14-20 13-20 14-20 14-20 14-19c0-1 0-1 0-1l14-19 14-19 13-20 14-19 14-18 14-19 13-18h1l13-18 14-18 14-18v-1l14-17 13-17 14-17 14-17v-1l14-16 13-17c1 0 1 0 1 0l13-16 14-16 14-16 14-15 14-15 14-15 13-15 14-14 14-14v-1l14-13 14-14 14-13 14-13 14-13 14-12 13-12c1 0 1 0 1 0l14-12 13-11 14-11h1l13-11 14-10 14-10 14-10 1-1 13-8 14-9c0-1 0-1 0-1l14-8 14-9 14-8 14-7v-1l14-7 14-7 14-6c0-1 0-1 0-1l14-6h1l14-6 13-5 14-5c0-1 1-1 1-1l14-4h1l13-4 14-4c0-1 0-1 0-1l14-3h1l13-3 14-4c1 0 1 0 1 0l14-2 14-2h1l13-2 14-1h1l13-1 14-1h1 14 14 1l13 1 14 1h1l13 1 14 2h1l14 2 14 2h1l13 4 14 3h1l13 3c1 0 1 0 1 1l14 4 13 4h1l14 4 1 1 14 5 13 5 14 6h1l14 6v1l14 6 13 7c1 0 1 0 1 0l14 7v1l14 7 13 8c1 0 1 0 1 0l14 9 14 8v1l14 9 13 8c1 1 1 1 1 1l14 10 13 10h1l13 10 14 11h1l13 11 14 11 14 12 14 12 14 12 14 13 14 13 13 13 15 14 14 13v1l13 14c1 0 1 0 1 0l13 14h1l13 15 14 15 14 15 14 15 14 16 13 16 14 16 14 17 14 16c0 1 0 1 0 1l14 17 13 17 14 17 14 17c0 1 0 1 0 1l14 18 14 18 13 18 14 18 14 19 14 18 13 19h1l13 20 14 19 14 19v1l14 19 14 20 13 20h1l13 20 14 20 14 21 14 20 13 20 14 21 14 21 13 21c1 0 1 0 1 0l13 21 14 21 14 21 14 21 13 21 14 22 14 21 13 22 14 21 14 21 14 22 13 22 4 5z">
          <text:p/>
        </draw:path>
        <draw:path draw:style-name="gr20" draw:text-style-name="P5" draw:layer="layout" svg:width="3.028cm" svg:height="1.261cm" draw:transform="rotate (-3.14159265358979) translate (19.24cm 11.1850032027018cm)" svg:viewBox="0 0 3029 1262" svg:d="M0 1262l5-6 17-22 17-21 17-22 17-21 16-22 17-21 17-21 17-21 17-21 16-21v-1l17-21 17-21 17-20 16-21 17-21 17-21 17-20 16-20 17-21 17-20 17-20 16-20 17-20 17-19 16-20 18-19 17-19 16-19 17-19 17-18 16-19 17-18 17-18 17-18 16-17 17-18 17-17 16-17 17-16 17-17 16-16 17-16 17-16 16-15 17-15 17-15 16-15 17-14 17-14 16-14 17-13 17-14 17-12 16-13 17-13 16-12 17-11 16-11 17-12 17-10 16-11 17-10 16-9 17-10 16-9 17-9 16-8 16-8 17-8 16-7 17-7 16-7 17-6 16-6 16-5 17-6 16-5 16-4 17-4 16-4 17-4 16-3 16-3 16-2 17-2 16-1 16-2h17l16-1h16 16l16 1h17l16 2 16 1 16 2 16 2 17 3 16 3 16 4 17 4 16 4 17 4 16 5 17 6 16 5 16 6 16 6 17 7 16 7 17 7 16 8 17 8 16 8 17 9 16 9 16 10 17 9 17 10 16 11 17 10 16 12 17 11 16 11 17 12 16 13 17 13 17 12 17 14 17 13 16 14 17 14 16 14 17 15 17 15 16 15 17 15 17 16 16 16 17 16 17 17 16 16 17 17 17 17 16 18 17 17 17 18 17 18 16 18 17 19 17 18 16 19 17 19 17 19 17 19 17 20 17 19 16 20 17 20 17 20 16 20 17 21 17 20 17 20 16 21h1l16 21 17 21 17 20 16 21 17 21c0 1 0 1 0 1l17 21 17 21 17 21 16 21 17 21 17 22 17 21 16 22 17 21 17 22 17-10 18-10-17-22-17-21-16-22-17-21-17-21c0-1 0-1 0-1l-17-21-17-21-16-21-17-21-17-21-17-22-17-21-16-21-17-20v-1l-17-20-17-21-17-21-16-20-17-20-17-21-17-20-17-20-17-20-16-19-17-20-18-19-16-19-17-20-17-19-17-18-17-19-16-18c-1 0-1 0-1 0l-16-18-17-18-17-18-17-17c0-1 0-1 0-1l-17-17-17-17-16-17h-1l-16-16-17-17h-1l-16-16-17-16-17-15c0-1 0-1 0-1l-17-15-17-15-17-15-16-14h-1l-16-15h-1l-16-14h-1l-16-13c-1 0-1-1-1-1l-17-13-17-13-17-13-17-13-17-12-16-12c-1 0-1 0-1 0l-17-12-17-11-16-11c-1 0-1 0-1 0l-17-11-17-10-17-10-17-10-17-9-17-9-17-9-17-8-1-1-16-7-17-8h-1l-16-7c-1 0-1 0-1 0l-17-7-17-7-17-6-1-1-17-5-16-5-17-6c-1 0-1 0-1 0l-18-4v-1l-17-4-17-4-17-3h-1l-16-4-17-3c-1 0-1 0-1 0l-17-2-17-2h-1l-17-2-17-1h-1l-16-1-17-1c-1 0-1 0-1 0h-17-17-1l-17 1-17 1-17 1-17 2h-1l-17 2-17 2h-1l-17 3-17 4-17 3h-1l-16 4-17 4c0 0 0 1-1 1l-17 4h-1l-17 6-17 5-17 5c0 1 0 1-1 1l-16 6c-1 0-1 0-1 0l-17 7-16 7c-1 0-1 0-1 0l-17 7-17 8-17 7c0 1 0 1 0 1h-1l-16 8-17 9h-1l-16 9-17 9h-1l-17 10-16 10c-1 0-1 0-1 0l-17 10-16 11c-1 0-1 0-1 0l-17 11-17 11-16 12c-1 0-1 0-1 0l-17 12-16 12c-1 0-1 0-1 0l-17 13-17 13-16 13-18 13v1l-17 13-17 14-17 15-17 14-17 15-16 15h-1l-16 15-1 1-16 15-17 16-17 16-17 17-17 16-17 17-17 17-16 17v1l-17 17-17 18-17 18-17 18-17 18-17 19-16 18-17 19-17 20-17 19-17 19-17 20-17 19-17 20-17 20-16 20-17 21-17 20-17 20-17 21-16 21-17 20v1l-17 20-17 21-17 21-16 22-17 21-17 21-17 21-17 21-16 21v1l-17 21-17 21-17 22-4 5z">
          <text:p/>
        </draw:path>
        <draw:line draw:style-name="gr22" draw:text-style-name="P1" draw:layer="layout" svg:x1="12.292cm" svg:y1="8.518cm" svg:x2="15.008cm" svg:y2="8.505cm">
          <text:p/>
        </draw:line>
        <draw:line draw:style-name="gr22" draw:text-style-name="P1" draw:layer="layout" svg:x1="19.156cm" svg:y1="11.296cm" svg:x2="16.44cm" svg:y2="11.296cm">
          <text:p/>
        </draw:line>
        <draw:line draw:style-name="gr2" draw:text-style-name="P1" draw:layer="layout" svg:x1="8.008cm" svg:y1="15.009cm" svg:x2="16.066cm" svg:y2="14.987cm">
          <text:p/>
        </draw:line>
        <draw:line draw:style-name="gr2" draw:text-style-name="P1" draw:layer="layout" svg:x1="7.961cm" svg:y1="13.861cm" svg:x2="7.985cm" svg:y2="16.315cm">
          <text:p/>
        </draw:line>
        <draw:line draw:style-name="gr2" draw:text-style-name="P1" draw:layer="layout" svg:x1="16.061cm" svg:y1="13.861cm" svg:x2="16.085cm" svg:y2="16.315cm">
          <text:p/>
        </draw:line>
        <draw:path draw:style-name="gr17" draw:text-style-name="P6" draw:layer="layout" svg:width="2.477cm" svg:height="1.267cm" svg:x="9.283cm" svg:y="13.767cm" svg:viewBox="0 0 2478 1268" svg:d="M2478 1268l-4-6-14-22-14-22-14-21-14-22-13-21-14-21-14-22-13-21-14-21-14-21v-1l-14-21-13-21-14-21-14-21-13-20h-1l-13-21-14-21-13-20c-1 0-1 0-1 0l-13-21-14-20-14-20-13-20-14-20-14-20-13-19-14-19h-1l-13-20-14-19-14-19-13-18-14-19-14-18-13-18-14-18-14-18-13-17-14-17-14-17-13-17-14-17-13-16-14-16-14-16-13-15-14-15-14-15-13-15-14-15-13-14-14-14-14-13-14-13-13-13-14-13-13-12-14-12-14-12-13-11-14-12-13-11-14-10-13-10-14-10-13-9-14-9-13-9-14-8-13-9-13-7-14-8-13-7-14-6-13-7-13-6-14-5-14-5-13-6-13-4-14-4-13-4-13-3-14-3-13-3-13-3-14-2-13-1-13-1-14-1-13-1h-13-13l-13 1-14 1-13 1-14 1-13 2-13 3-13 3-14 3-13 3-13 4-14 4-13 4-14 6-13 5-14 5-13 6-13 7-14 6-13 7-14 8-13 7-13 9-14 8-14 9-13 9-13 9-14 10-14 10-13 10-13 11-14 12-14 11-13 12-14 12-13 12-14 13-14 13-14 13-13 13-14 14-13 14-14 15-14 15-13 15-14 15-13 15-14 16-14 16-13 16-14 17-14 17-13 17-14 17-14 17-13 18-14 18-14 18-13 18-14 19-14 18-13 19-14 19-14 20-14 19-13 19-14 20-14 20-13 20-14 20-14 20-14 21-13 20-14 21-14 21-13 20-14 21-14 21-14 21-13 21v1l-14 21-14 21-13 21-14 22-14 21-14 21-13 22-14 21-14 22-13 21-15-9-14-10 14-22 13-21 14-22 14-22 14-21 13-21 14-22 14-21 14-22 13-21 14-21 14-21 14-21 13-21 14-21 14-21 14-21 13-20 14-20 14-21 14-20 13-20 14-20 14-20 14-19c0-1 0-1 0-1l14-19 14-19 13-20 14-19 14-18 14-19 13-18h1l13-18 14-18 14-18v-1l14-17 13-17 14-17 14-17v-1l14-16 13-17c1 0 1 0 1 0l13-16 14-16 14-16 14-15 14-15 14-15 13-15 14-14 14-14v-1l14-13 14-14 14-13 14-13 14-13 14-12 13-12c1 0 1 0 1 0l14-12 13-11 14-11h1l13-11 14-10 14-10 14-10 1-1 13-8 14-9c0-1 0-1 0-1l14-8 14-9 14-8 14-7v-1l14-7 14-7 14-6c0-1 0-1 0-1l14-6h1l14-6 13-5 14-5c0-1 1-1 1-1l14-4h1l13-4 14-4c0-1 0-1 0-1l14-3h1l13-3 14-4c1 0 1 0 1 0l14-2 14-2h1l13-2 14-1h1l13-1 14-1h1 14 14 1l13 1 14 1h1l13 1 14 2h1l14 2 14 2h1l13 4 14 3h1l13 3c1 0 1 0 1 1l14 4 13 4h1l14 4 1 1 14 5 13 5 14 6h1l14 6v1l14 6 13 7c1 0 1 0 1 0l14 7v1l14 7 13 8c1 0 1 0 1 0l14 9 14 8v1l14 9 13 8c1 1 1 1 1 1l14 10 13 10h1l13 10 14 11h1l13 11 14 11 14 12 14 12 14 12 14 13 14 13 13 13 15 14 14 13v1l13 14c1 0 1 0 1 0l13 14h1l13 15 14 15 14 15 14 15 14 16 13 16 14 16 14 17 14 16c0 1 0 1 0 1l14 17 13 17 14 17 14 17c0 1 0 1 0 1l14 18 14 18 13 18 14 18 14 19 14 18 13 19h1l13 20 14 19 14 19v1l14 19 14 20 13 20h1l13 20 14 20 14 21 14 20 13 20 14 21 14 21 13 21c1 0 1 0 1 0l13 21 14 21 14 21 14 21 13 21 14 22 14 21 13 22 14 21 14 21 14 22 13 22 4 5z">
          <text:p/>
        </draw:path>
        <draw:path draw:style-name="gr20" draw:text-style-name="P5" draw:layer="layout" svg:width="3.028cm" svg:height="1.261cm" draw:transform="rotate (-3.14159265358979) translate (16.04cm 16.2860032027018cm)" svg:viewBox="0 0 3029 1262" svg:d="M0 1262l5-6 17-22 17-21 17-22 17-21 16-22 17-21 17-21 17-21 17-21 16-21v-1l17-21 17-21 17-20 16-21 17-21 17-21 17-20 16-20 17-21 17-20 17-20 16-20 17-20 17-19 16-20 18-19 17-19 16-19 17-19 17-18 16-19 17-18 17-18 17-18 16-17 17-18 17-17 16-17 17-16 17-17 16-16 17-16 17-16 16-15 17-15 17-15 16-15 17-14 17-14 16-14 17-13 17-14 17-12 16-13 17-13 16-12 17-11 16-11 17-12 17-10 16-11 17-10 16-9 17-10 16-9 17-9 16-8 16-8 17-8 16-7 17-7 16-7 17-6 16-6 16-5 17-6 16-5 16-4 17-4 16-4 17-4 16-3 16-3 16-2 17-2 16-1 16-2h17l16-1h16 16l16 1h17l16 2 16 1 16 2 16 2 17 3 16 3 16 4 17 4 16 4 17 4 16 5 17 6 16 5 16 6 16 6 17 7 16 7 17 7 16 8 17 8 16 8 17 9 16 9 16 10 17 9 17 10 16 11 17 10 16 12 17 11 16 11 17 12 16 13 17 13 17 12 17 14 17 13 16 14 17 14 16 14 17 15 17 15 16 15 17 15 17 16 16 16 17 16 17 17 16 16 17 17 17 17 16 18 17 17 17 18 17 18 16 18 17 19 17 18 16 19 17 19 17 19 17 19 17 20 17 19 16 20 17 20 17 20 16 20 17 21 17 20 17 20 16 21h1l16 21 17 21 17 20 16 21 17 21c0 1 0 1 0 1l17 21 17 21 17 21 16 21 17 21 17 22 17 21 16 22 17 21 17 22 17-10 18-10-17-22-17-21-16-22-17-21-17-21c0-1 0-1 0-1l-17-21-17-21-16-21-17-21-17-21-17-22-17-21-16-21-17-20v-1l-17-20-17-21-17-21-16-20-17-20-17-21-17-20-17-20-17-20-16-19-17-20-18-19-16-19-17-20-17-19-17-18-17-19-16-18c-1 0-1 0-1 0l-16-18-17-18-17-18-17-17c0-1 0-1 0-1l-17-17-17-17-16-17h-1l-16-16-17-17h-1l-16-16-17-16-17-15c0-1 0-1 0-1l-17-15-17-15-17-15-16-14h-1l-16-15h-1l-16-14h-1l-16-13c-1 0-1-1-1-1l-17-13-17-13-17-13-17-13-17-12-16-12c-1 0-1 0-1 0l-17-12-17-11-16-11c-1 0-1 0-1 0l-17-11-17-10-17-10-17-10-17-9-17-9-17-9-17-8-1-1-16-7-17-8h-1l-16-7c-1 0-1 0-1 0l-17-7-17-7-17-6-1-1-17-5-16-5-17-6c-1 0-1 0-1 0l-18-4v-1l-17-4-17-4-17-3h-1l-16-4-17-3c-1 0-1 0-1 0l-17-2-17-2h-1l-17-2-17-1h-1l-16-1-17-1c-1 0-1 0-1 0h-17-17-1l-17 1-17 1-17 1-17 2h-1l-17 2-17 2h-1l-17 3-17 4-17 3h-1l-16 4-17 4c0 0 0 1-1 1l-17 4h-1l-17 6-17 5-17 5c0 1 0 1-1 1l-16 6c-1 0-1 0-1 0l-17 7-16 7c-1 0-1 0-1 0l-17 7-17 8-17 7c0 1 0 1 0 1h-1l-16 8-17 9h-1l-16 9-17 9h-1l-17 10-16 10c-1 0-1 0-1 0l-17 10-16 11c-1 0-1 0-1 0l-17 11-17 11-16 12c-1 0-1 0-1 0l-17 12-16 12c-1 0-1 0-1 0l-17 13-17 13-16 13-18 13v1l-17 13-17 14-17 15-17 14-17 15-16 15h-1l-16 15-1 1-16 15-17 16-17 16-17 17-17 16-17 17-17 17-16 17v1l-17 17-17 18-17 18-17 18-17 18-17 19-16 18-17 19-17 20-17 19-17 19-17 20-17 19-17 20-17 20-16 20-17 21-17 20-17 20-17 21-16 21-17 20v1l-17 20-17 21-17 21-16 22-17 21-17 21-17 21-17 21-16 21v1l-17 21-17 21-17 22-4 5z">
          <text:p/>
        </draw:path>
        <draw:line draw:style-name="gr22" draw:text-style-name="P1" draw:layer="layout" svg:x1="9.092cm" svg:y1="13.619cm" svg:x2="11.808cm" svg:y2="13.606cm">
          <text:p/>
        </draw:line>
        <draw:line draw:style-name="gr22" draw:text-style-name="P1" draw:layer="layout" svg:x1="15.956cm" svg:y1="16.397cm" svg:x2="13.24cm" svg:y2="16.397cm">
          <text:p/>
        </draw:line>
        <draw:custom-shape draw:style-name="gr34" draw:text-style-name="P9" draw:layer="layout" svg:width="3.055cm" svg:height="0.24cm" svg:x="16.091cm" svg:y="14.869cm">
          <text:p/>
          <draw:enhanced-geometry svg:viewBox="0 0 21600 21600" draw:type="rectangle" draw:enhanced-path="M 0 0 L 21600 0 21600 21600 0 21600 0 0 Z N"/>
        </draw:custom-shape>
        <draw:path draw:style-name="gr17" draw:text-style-name="P6" draw:layer="layout" svg:width="1.222cm" svg:height="0.698cm" svg:x="16.383cm" svg:y="14.336cm" svg:viewBox="0 0 1223 699" svg:d="M1223 699l-2-4-7-11-7-12-7-12-6-12-7-12-7-12-7-11-7-12-6-12-7-12-7-11-7-12-6-11-7-12-7-11-7-12-6-11-7-11-7-12-7-11-6-11-7-11-7-11-7-11-6-11-7-10-7-11-7-10-7-11-6-10-7-10-7-10-7-10-6-10-7-10-7-10-7-9-6-9-7-10-7-9-7-9-6-8-7-9-7-9-6-8-7-8-7-8-7-9-6-7-7-8-7-7-7-8-6-7-7-7-7-7-7-6-6-7-7-6-7-6-6-6-7-6-7-5-6-6-7-5-7-5-6-5-7-4-7-5-6-4-7-4-6-4-7-4-7-3-6-4-7-3-7-3-6-2-7-3-6-2-7-2-7-2-6-2-7-1-6-2-7-1-6-1h-7l-7-1h-6-7-6-7l-6 1h-7l-6 1-7 1-6 2-7 1-7 2-6 2-7 2-7 2-6 3-7 2-6 3-7 3-7 4-6 3-7 4-6 4-7 4-7 4-6 5-7 4-7 5-6 5-7 5-7 6-6 5-7 6-7 6-6 6-7 6-7 7-6 6-7 7-7 7-7 7-7 8-6 7-7 8-7 7-6 9-7 8-7 8-6 8-7 9-7 9-7 8-6 9-7 9-7 10-7 9-6 9-7 10-7 10-7 10-6 10-7 10-7 10-7 10-6 11-7 10-7 11-7 10-7 11-6 11-7 11-7 11-7 11-6 11-7 12-7 11-7 11-6 12-7 11-7 12-7 11-6 12-7 11-7 12-7 12-6 12-7 11-7 12-7 12-7 12-6 12-7 12-7 11-7-5-7-6 7-11 7-12 6-12 7-12 7-12 7-12 6-11 7-12 7-12 7-12 7-11v-1l6-11 7-12 7-11 7-12 6-11 7-12 7-11 7-11 7-11 6-11 7-12 7-11 7-10 7-11v-1l7-10 6-11 7-10 7-11 7-10 7-10 6-11 7-10 7-9 7-10 7-10 6-10 7-9 7-9v-1l7-9 7-9 6-9 7-8c0-1 0-1 0-1l7-8 7-9 7-8 7-8 6-8 7-8 7-8 7-8 7-7 7-7 7-8 6-7c1 0 1 0 1 0l6-6 7-7 7-7 7-6 7-6 7-6 7-5c0-1 0-1 0-1l6-5 7-5c0-1 0-1 1-1l6-5 7-5 7-4 7-5 7-5 7-4 7-4 7-4 6-3h1l6-4c1 0 1 0 1 0l7-3 6-3 7-3h1l7-3 7-2 6-2h1l6-2h1l6-2 7-2h1l6-1 7-1h1l6-1 7-1h1 6l7-1h1 6 7 1l6 1h7l7 1 7 1h1l6 1 7 1h1l6 2 7 2 7 2 7 2 7 2 7 3h1l6 3 7 3 7 3 7 4 7 3 7 4 7 4 7 4 7 5 7 5 7 4 6 5 7 5 1 1 6 5 7 5v1l7 5 7 6 7 6 7 6 6 7h1l6 7 7 6 7 7 7 8 7 7 7 7 7 8 6 8h1l6 8 7 8 7 8 7 8 7 9 6 8c0 0 1 0 1 1l6 8 7 9 7 9 7 9c0 1 0 1 0 1l7 9 6 9 7 10 7 10 7 10 7 9 6 10 7 11 7 10 7 10 7 11 6 10 7 11 7 10c0 1 0 1 0 1l7 11 7 10 7 11 6 12 7 11 7 11 7 11 6 11h1l6 12 7 11 7 12 7 11 6 12 7 11c0 1 0 1 0 1l7 11 7 12 7 12 6 12 7 11 7 12 7 12 6 12 7 12 2 3z">
          <text:p/>
        </draw:path>
        <draw:line draw:style-name="gr22" draw:text-style-name="P1" draw:layer="layout" svg:x1="16.379cm" svg:y1="14.215cm" svg:x2="17.79cm" svg:y2="14.19cm">
          <text:p/>
        </draw:line>
        <draw:line draw:style-name="gr22" draw:text-style-name="P1" draw:layer="layout" svg:x1="1.052cm" svg:y1="21.955cm" svg:x2="3.768cm" svg:y2="21.942cm">
          <text:p/>
        </draw:line>
        <draw:line draw:style-name="gr2" draw:text-style-name="P1" draw:layer="layout" svg:x1="3.698cm" svg:y1="19.975cm" svg:x2="3.698cm" svg:y2="21.683cm">
          <text:p/>
        </draw:line>
        <draw:circle draw:style-name="gr33" draw:text-style-name="P4" draw:layer="layout" svg:width="1.184cm" svg:height="1.184cm" svg:x="3.091cm" svg:y="21.326cm" draw:kind="arc" draw:start-angle="272.81" draw:end-angle="92.17">
          <text:p/>
        </draw:circle>
        <draw:circle draw:style-name="gr33" draw:text-style-name="P4" draw:layer="layout" svg:width="2.009cm" svg:height="2.009cm" svg:x="2.695cm" svg:y="20.926cm" draw:kind="arc" draw:start-angle="272.81" draw:end-angle="92.17">
          <text:p/>
        </draw:circle>
        <draw:circle draw:style-name="gr33" draw:text-style-name="P4" draw:layer="layout" svg:width="2.868cm" svg:height="2.867cm" svg:x="2.283cm" svg:y="20.526cm" draw:kind="arc" draw:start-angle="272.81" draw:end-angle="92.17">
          <text:p/>
        </draw:circle>
        <draw:ellipse draw:style-name="gr33" draw:text-style-name="P4" draw:layer="layout" svg:width="3.725cm" svg:height="3.724cm" svg:x="1.871cm" svg:y="20.127cm" draw:kind="arc" draw:start-angle="272.81" draw:end-angle="92.17">
          <text:p/>
        </draw:ellipse>
        <draw:line draw:style-name="gr2" draw:text-style-name="P1" draw:layer="layout" svg:x1="3.699cm" svg:y1="22.109cm" svg:x2="3.699cm" svg:y2="22.883cm">
          <text:p/>
        </draw:line>
        <draw:line draw:style-name="gr2" draw:text-style-name="P1" draw:layer="layout" svg:x1="3.699cm" svg:y1="23.475cm" svg:x2="3.699cm" svg:y2="25.183cm">
          <text:p/>
        </draw:line>
        <draw:circle draw:style-name="gr33" draw:text-style-name="P4" draw:layer="layout" svg:width="1.184cm" svg:height="1.184cm" svg:x="3.092cm" svg:y="22.526cm" draw:kind="arc" draw:start-angle="272.81" draw:end-angle="92.17">
          <text:p/>
        </draw:circle>
        <draw:circle draw:style-name="gr33" draw:text-style-name="P4" draw:layer="layout" svg:width="2.009cm" svg:height="2.009cm" svg:x="2.696cm" svg:y="22.126cm" draw:kind="arc" draw:start-angle="272.81" draw:end-angle="92.17">
          <text:p/>
        </draw:circle>
        <draw:circle draw:style-name="gr33" draw:text-style-name="P4" draw:layer="layout" svg:width="2.868cm" svg:height="2.867cm" svg:x="2.284cm" svg:y="21.726cm" draw:kind="arc" draw:start-angle="272.81" draw:end-angle="92.17">
          <text:p/>
        </draw:circle>
        <draw:ellipse draw:style-name="gr33" draw:text-style-name="P4" draw:layer="layout" svg:width="3.725cm" svg:height="3.724cm" svg:x="1.872cm" svg:y="21.327cm" draw:kind="arc" draw:start-angle="272.81" draw:end-angle="92.17">
          <text:p/>
        </draw:ellipse>
        <draw:line draw:style-name="gr22" draw:text-style-name="P1" draw:layer="layout" svg:x1="1.039cm" svg:y1="23.151cm" svg:x2="3.755cm" svg:y2="23.138cm">
          <text:p/>
        </draw:line>
        <draw:line draw:style-name="gr2" draw:text-style-name="P1" draw:layer="layout" svg:x1="2.386cm" svg:y1="21.409cm" svg:x2="2.386cm" svg:y2="24.077cm">
          <text:p/>
        </draw:line>
        <draw:line draw:style-name="gr2" draw:text-style-name="P1" draw:layer="layout" svg:x1="2.086cm" svg:y1="21.411cm" svg:x2="2.086cm" svg:y2="24.079cm">
          <text:p/>
        </draw:line>
        <draw:line draw:style-name="gr2" draw:text-style-name="P1" draw:layer="layout" svg:x1="1.786cm" svg:y1="21.411cm" svg:x2="1.786cm" svg:y2="24.079cm">
          <text:p/>
        </draw:line>
        <draw:line draw:style-name="gr2" draw:text-style-name="P1" draw:layer="layout" svg:x1="1.486cm" svg:y1="21.413cm" svg:x2="1.486cm" svg:y2="24.081cm">
          <text:p/>
        </draw:line>
        <draw:line draw:style-name="gr35" draw:text-style-name="P1" draw:layer="layout" svg:x1="5.636cm" svg:y1="20.06cm" svg:x2="5.636cm" svg:y2="25.135cm">
          <text:p/>
        </draw:line>
        <draw:line draw:style-name="gr36" draw:text-style-name="P1" draw:layer="layout" svg:x1="5.652cm" svg:y1="21.888cm" svg:x2="6.061cm" svg:y2="21.888cm">
          <text:p/>
        </draw:line>
        <draw:line draw:style-name="gr36" draw:text-style-name="P1" draw:layer="layout" svg:x1="5.653cm" svg:y1="23.288cm" svg:x2="6.062cm" svg:y2="23.288cm">
          <text:p/>
        </draw:line>
        <draw:line draw:style-name="gr37" draw:text-style-name="P1" draw:layer="layout" svg:x1="3.776cm" svg:y1="23.139cm" svg:x2="5.652cm" svg:y2="21.84cm">
          <text:p/>
        </draw:line>
        <draw:line draw:style-name="gr37" draw:text-style-name="P1" draw:layer="layout" svg:x1="3.704cm" svg:y1="21.96cm" svg:x2="5.652cm" svg:y2="21.841cm">
          <text:p/>
        </draw:line>
      </draw:page>
      <draw:page draw:name="page8" draw:style-name="dp1" draw:master-page-name="Default">
        <draw:frame draw:style-name="gr38" draw:text-style-name="P4" draw:layer="layout" svg:width="8.413cm" svg:height="11.429cm" svg:x="8.334cm" svg:y="8.837cm">
          <draw:image xlink:href="Pictures/100000010000013E000001B08174C9C0CF932388.png" xlink:type="simple" xlink:show="embed" xlink:actuate="onLoad" draw:mime-type="image/png">
            <text:p/>
          </draw:image>
        </draw:frame>
      </draw:page>
      <draw:page draw:name="page9" draw:style-name="dp1" draw:master-page-name="Default">
        <draw:custom-shape draw:style-name="gr39" draw:text-style-name="P4" draw:layer="layout" svg:width="0.433cm" svg:height="0.433cm" svg:x="10.391cm" svg:y="5.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0" draw:layer="layout" svg:width="0.77cm" svg:height="0.77cm" svg:x="10.191cm" svg:y="5.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0" draw:layer="layout" svg:width="1.217cm" svg:height="1.217cm" svg:x="9.992cm" svg:y="5.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0" draw:layer="layout" svg:width="1.601cm" svg:height="1.601cm" svg:x="9.792cm" svg:y="4.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0" draw:layer="layout" svg:width="1.978cm" svg:height="1.978cm" svg:x="9.592cm" svg:y="4.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0" draw:layer="layout" svg:width="2.386cm" svg:height="2.386cm" svg:x="9.393cm" svg:y="4.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0" draw:layer="layout" svg:width="2.785cm" svg:height="2.785cm" svg:x="9.194cm" svg:y="4.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0" draw:layer="layout" svg:width="3.169cm" svg:height="3.169cm" svg:x="8.994cm" svg:y="4.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0" draw:layer="layout" svg:width="3.593cm" svg:height="3.593cm" svg:x="8.794cm" svg:y="3.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4" draw:layer="layout" svg:width="0.433cm" svg:height="0.433cm" svg:x="10.491cm" svg:y="10.8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0" draw:layer="layout" svg:width="0.77cm" svg:height="0.77cm" svg:x="10.191cm" svg:y="10.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0" draw:layer="layout" svg:width="1.217cm" svg:height="1.217cm" svg:x="9.892cm" svg:y="10.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0" draw:layer="layout" svg:width="1.601cm" svg:height="1.601cm" svg:x="9.592cm" svg:y="10.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0" draw:layer="layout" svg:width="1.978cm" svg:height="1.978cm" svg:x="9.292cm" svg:y="10.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0" draw:layer="layout" svg:width="2.386cm" svg:height="2.386cm" svg:x="8.993cm" svg:y="9.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0" draw:layer="layout" svg:width="2.785cm" svg:height="2.785cm" svg:x="8.694cm" svg:y="9.6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0" draw:layer="layout" svg:width="3.169cm" svg:height="3.169cm" svg:x="8.394cm" svg:y="9.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0" draw:layer="layout" svg:width="3.593cm" svg:height="3.593cm" svg:x="8.094cm" svg:y="9.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4" draw:layer="layout" svg:width="0.433cm" svg:height="0.433cm" svg:x="16.691cm" svg:y="10.8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0" draw:layer="layout" svg:width="0.77cm" svg:height="0.77cm" svg:x="16.491cm" svg:y="10.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0" draw:layer="layout" svg:width="1.217cm" svg:height="1.217cm" svg:x="16.292cm" svg:y="10.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0" draw:layer="layout" svg:width="1.601cm" svg:height="1.601cm" svg:x="16.092cm" svg:y="10.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0" draw:layer="layout" svg:width="1.978cm" svg:height="1.978cm" svg:x="15.892cm" svg:y="10.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0" draw:layer="layout" svg:width="2.386cm" svg:height="2.386cm" svg:x="15.693cm" svg:y="9.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0" draw:layer="layout" svg:width="2.785cm" svg:height="2.785cm" svg:x="15.494cm" svg:y="9.6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0" draw:layer="layout" svg:width="3.169cm" svg:height="3.169cm" svg:x="15.294cm" svg:y="9.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0" draw:layer="layout" svg:width="3.593cm" svg:height="3.593cm" svg:x="15.094cm" svg:y="9.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1" draw:layer="layout" svg:width="0.433cm" svg:height="0.433cm" svg:x="11.991cm" svg:y="10.8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1" draw:layer="layout" svg:width="0.433cm" svg:height="0.433cm" svg:x="8.191cm" svg:y="5.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9" draw:text-style-name="P1" draw:layer="layout" svg:x1="10.517cm" svg:y1="10.543cm" svg:x2="11.43cm" svg:y2="10.57cm">
          <text:p/>
        </draw:line>
      </draw:page>
      <draw:page draw:name="page10" draw:style-name="dp1" draw:master-page-name="Default">
        <draw:custom-shape draw:style-name="gr50" draw:text-style-name="P4" draw:layer="layout" svg:width="0.409cm" svg:height="1.972cm" svg:x="7.384cm" svg:y="16.308cm">
          <text:p/>
          <draw:enhanced-geometry svg:viewBox="0 0 21600 21600" draw:type="rectangle" draw:enhanced-path="M 0 0 L 21600 0 21600 21600 0 21600 0 0 Z N"/>
        </draw:custom-shape>
        <draw:frame draw:style-name="gr1" draw:text-style-name="P1" draw:layer="layout" svg:width="7.452cm" svg:height="3.579cm" svg:x="10.772cm" svg:y="3.573cm">
          <draw:image xlink:href="Pictures/2000000900002D5F000015CB73BB74FDCAEEA18C.svm" xlink:type="simple" xlink:show="embed" xlink:actuate="onLoad" draw:mime-type="image/x-svm">
            <text:p/>
          </draw:image>
          <draw:image xlink:href="Pictures/10000001000001B8000000D45DFA1A323F81B772.png" xlink:type="simple" xlink:show="embed" xlink:actuate="onLoad" draw:mime-type="image/png"/>
        </draw:frame>
        <draw:custom-shape draw:style-name="gr51" draw:text-style-name="P4" draw:layer="layout" svg:width="0.385cm" svg:height="0.37cm" svg:x="12.477cm" svg:y="3.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3.067cm" svg:y1="9.285cm" svg:x2="18.187cm" svg:y2="7.201cm">
          <text:p/>
        </draw:line>
        <draw:custom-shape draw:style-name="gr51" draw:text-style-name="P4" draw:layer="layout" svg:width="0.385cm" svg:height="0.37cm" svg:x="12.477cm" svg:y="3.4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5cm" svg:height="0.37cm" svg:x="12.477cm" svg:y="4.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5cm" svg:height="0.37cm" svg:x="12.477cm" svg:y="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5cm" svg:height="0.37cm" svg:x="12.477cm" svg:y="6.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5cm" svg:height="0.37cm" svg:x="12.477cm" svg:y="5.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5cm" svg:height="0.37cm" svg:x="12.477cm" svg:y="7.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4" draw:layer="layout" svg:width="0.385cm" svg:height="0.371cm" svg:x="12.477cm" svg:y="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5cm" svg:height="0.37cm" svg:x="12.477cm" svg:y="7.5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2.027cm" svg:y="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2.027cm" svg:y="3.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2.027cm" svg:y="5.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2.027cm" svg:y="4.7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2.027cm" svg:y="6.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2.027cm" svg:y="5.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4" draw:layer="layout" svg:width="0.386cm" svg:height="0.371cm" svg:x="12.027cm" svg:y="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2.027cm" svg:y="6.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2.027cm" svg:y="7.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1.642cm" svg:y="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1.642cm" svg:y="3.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1.642cm" svg:y="5.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1.642cm" svg:y="4.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4" draw:layer="layout" svg:width="0.386cm" svg:height="0.371cm" svg:x="11.642cm" svg:y="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1.642cm" svg:y="6.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1.642cm" svg:y="7.5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1.642cm" svg:y="7.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1.257cm" svg:y="4.7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1.257cm" svg:y="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1.257cm" svg:y="5.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1.257cm" svg:y="5.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1.257cm" svg:y="6.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1.257cm" svg:y="6.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1.257cm" svg:y="7.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4" draw:layer="layout" svg:width="0.386cm" svg:height="0.371cm" svg:x="11.257cm" svg:y="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0.872cm" svg:y="5.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0.872cm" svg:y="4.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4" draw:layer="layout" svg:width="0.386cm" svg:height="0.371cm" svg:x="10.872cm" svg:y="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0.872cm" svg:y="6.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0.872cm" svg:y="7.5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0.872cm" svg:y="7.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2.925cm" svg:y="4.22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2.925cm" svg:y="3.70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2.925cm" svg:y="5.24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2.925cm" svg:y="4.73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2.925cm" svg:y="6.27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2.925cm" svg:y="5.76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2" draw:text-style-name="P4" draw:layer="layout" svg:width="0.386cm" svg:height="0.371cm" svg:x="12.925cm" svg:y="7.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2.925cm" svg:y="6.78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3.31cm" svg:y="4.47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3.31cm" svg:y="3.96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3.31cm" svg:y="5.50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3.31cm" svg:y="4.9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2" draw:text-style-name="P4" draw:layer="layout" svg:width="0.386cm" svg:height="0.371cm" svg:x="13.31cm" svg:y="6.5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3.31cm" svg:y="6.01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3.31cm" svg:y="7.55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3.31cm" svg:y="7.04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3.695cm" svg:y="4.73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3.695cm" svg:y="4.22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3.695cm" svg:y="5.76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3.695cm" svg:y="5.24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3.695cm" svg:y="6.78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3.695cm" svg:y="6.27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2" draw:text-style-name="P4" draw:layer="layout" svg:width="0.386cm" svg:height="0.371cm" svg:x="13.695cm" svg:y="7.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4.08cm" svg:y="5.50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4.08cm" svg:y="4.9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2" draw:text-style-name="P4" draw:layer="layout" svg:width="0.386cm" svg:height="0.371cm" svg:x="14.08cm" svg:y="6.5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4.08cm" svg:y="6.01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4.08cm" svg:y="7.55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4.08cm" svg:y="7.04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4.465cm" svg:y="6.27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4.465cm" svg:y="5.76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2" draw:text-style-name="P4" draw:layer="layout" svg:width="0.386cm" svg:height="0.371cm" svg:x="14.465cm" svg:y="7.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4.465cm" svg:y="6.78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4.914cm" svg:y="6.59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2" draw:text-style-name="P4" draw:layer="layout" svg:width="0.386cm" svg:height="0.371cm" svg:x="14.914cm" svg:y="6.08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4.914cm" svg:y="7.10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5.363cm" svg:y="7.36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2" draw:text-style-name="P4" draw:layer="layout" svg:width="0.386cm" svg:height="0.371cm" svg:x="15.363cm" svg:y="6.85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5.812cm" svg:y="7.10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5cm" svg:height="0.37cm" svg:x="16.259cm" svg:y="7.17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2" draw:text-style-name="P4" draw:layer="layout" svg:width="0.386cm" svg:height="0.371cm" svg:x="17.993cm" svg:y="6.145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7.993cm" svg:y="5.632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7.993cm" svg:y="6.659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52" draw:text-style-name="P4" draw:layer="layout" svg:width="0.386cm" svg:height="0.371cm" svg:x="17.544cm" svg:y="6.466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7.544cm" svg:y="5.953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7.544cm" svg:y="6.9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7.095cm" svg:y="6.723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6.71cm" svg:y="7.044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7.452cm" svg:height="3.579cm" svg:x="3.393cm" svg:y="3.573cm">
          <draw:image xlink:href="Pictures/2000000900002D5F000015CB73BB74FDCAEEA18C.svm" xlink:type="simple" xlink:show="embed" xlink:actuate="onLoad" draw:mime-type="image/x-svm">
            <text:p/>
          </draw:image>
          <draw:image xlink:href="Pictures/10000001000001B8000000D45DFA1A323F81B772.png" xlink:type="simple" xlink:show="embed" xlink:actuate="onLoad" draw:mime-type="image/png"/>
        </draw:frame>
        <draw:frame draw:style-name="gr1" draw:text-style-name="P1" draw:layer="layout" svg:width="7.452cm" svg:height="3.579cm" svg:x="3.394cm" svg:y="3.573cm">
          <draw:image xlink:href="Pictures/2000000900002D5F000015CB73BB74FDCAEEA18C.svm" xlink:type="simple" xlink:show="embed" xlink:actuate="onLoad" draw:mime-type="image/x-svm">
            <text:p/>
          </draw:image>
          <draw:image xlink:href="Pictures/10000001000001B8000000D45DFA1A323F81B772.png" xlink:type="simple" xlink:show="embed" xlink:actuate="onLoad" draw:mime-type="image/png"/>
        </draw:frame>
        <draw:custom-shape draw:style-name="gr51" draw:text-style-name="P4" draw:layer="layout" svg:width="0.386cm" svg:height="0.37cm" svg:x="5.098cm" svg:y="3.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5.098cm" svg:y="3.4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5.098cm" svg:y="4.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5.098cm" svg:y="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5.098cm" svg:y="6.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5.098cm" svg:y="5.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5.098cm" svg:y="7.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4" draw:layer="layout" svg:width="0.386cm" svg:height="0.371cm" svg:x="5.098cm" svg:y="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5.098cm" svg:y="7.5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4.649cm" svg:y="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4.649cm" svg:y="3.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4.649cm" svg:y="5.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4.649cm" svg:y="4.7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4.649cm" svg:y="6.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4.649cm" svg:y="5.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4" draw:layer="layout" svg:width="0.386cm" svg:height="0.371cm" svg:x="4.649cm" svg:y="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4.649cm" svg:y="6.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4.649cm" svg:y="7.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4.264cm" svg:y="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4.264cm" svg:y="3.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4.264cm" svg:y="5.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4.264cm" svg:y="4.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4" draw:layer="layout" svg:width="0.386cm" svg:height="0.371cm" svg:x="4.264cm" svg:y="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4.264cm" svg:y="6.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4.264cm" svg:y="7.5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4.264cm" svg:y="7.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3.879cm" svg:y="4.7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3.879cm" svg:y="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3.879cm" svg:y="5.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3.879cm" svg:y="5.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3.879cm" svg:y="6.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3.879cm" svg:y="6.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3.879cm" svg:y="7.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4" draw:layer="layout" svg:width="0.386cm" svg:height="0.371cm" svg:x="3.879cm" svg:y="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3.494cm" svg:y="5.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3.494cm" svg:y="4.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4" draw:layer="layout" svg:width="0.386cm" svg:height="0.371cm" svg:x="3.494cm" svg:y="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3.494cm" svg:y="6.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3.494cm" svg:y="7.5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3.494cm" svg:y="7.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5.547cm" svg:y="4.22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5.547cm" svg:y="3.70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5.547cm" svg:y="5.24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5.547cm" svg:y="4.73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5.547cm" svg:y="6.27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5.547cm" svg:y="5.76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2" draw:text-style-name="P4" draw:layer="layout" svg:width="0.386cm" svg:height="0.371cm" svg:x="5.547cm" svg:y="7.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5.547cm" svg:y="6.78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5.932cm" svg:y="4.47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5.932cm" svg:y="3.96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5.932cm" svg:y="5.50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5.932cm" svg:y="4.9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2" draw:text-style-name="P4" draw:layer="layout" svg:width="0.386cm" svg:height="0.371cm" svg:x="5.932cm" svg:y="6.5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5.932cm" svg:y="6.01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5.932cm" svg:y="7.55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5.932cm" svg:y="7.04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6.317cm" svg:y="4.73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6.317cm" svg:y="4.22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6.317cm" svg:y="5.76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6.317cm" svg:y="5.24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6.317cm" svg:y="6.78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6.317cm" svg:y="6.27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2" draw:text-style-name="P4" draw:layer="layout" svg:width="0.386cm" svg:height="0.371cm" svg:x="6.317cm" svg:y="7.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5cm" svg:height="0.37cm" svg:x="6.699cm" svg:y="5.50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5cm" svg:height="0.37cm" svg:x="6.699cm" svg:y="4.9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2" draw:text-style-name="P4" draw:layer="layout" svg:width="0.385cm" svg:height="0.371cm" svg:x="6.699cm" svg:y="6.5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5cm" svg:height="0.37cm" svg:x="6.699cm" svg:y="6.01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5cm" svg:height="0.37cm" svg:x="6.699cm" svg:y="7.55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5cm" svg:height="0.37cm" svg:x="6.699cm" svg:y="7.04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5cm" svg:height="0.37cm" svg:x="7.084cm" svg:y="6.27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5cm" svg:height="0.37cm" svg:x="7.084cm" svg:y="5.76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2" draw:text-style-name="P4" draw:layer="layout" svg:width="0.385cm" svg:height="0.371cm" svg:x="7.084cm" svg:y="7.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5cm" svg:height="0.37cm" svg:x="7.084cm" svg:y="6.78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7.536cm" svg:y="6.59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2" draw:text-style-name="P4" draw:layer="layout" svg:width="0.386cm" svg:height="0.371cm" svg:x="7.536cm" svg:y="6.08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7.536cm" svg:y="7.10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7.985cm" svg:y="7.36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2" draw:text-style-name="P4" draw:layer="layout" svg:width="0.386cm" svg:height="0.371cm" svg:x="7.985cm" svg:y="6.85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8.434cm" svg:y="7.10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8.883cm" svg:y="7.17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2" draw:text-style-name="P4" draw:layer="layout" svg:width="0.385cm" svg:height="0.371cm" svg:x="10.487cm" svg:y="6.145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5cm" svg:height="0.37cm" svg:x="10.487cm" svg:y="5.632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5cm" svg:height="0.37cm" svg:x="10.487cm" svg:y="6.659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52" draw:text-style-name="P4" draw:layer="layout" svg:width="0.386cm" svg:height="0.371cm" svg:x="10.102cm" svg:y="6.466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0.102cm" svg:y="5.953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0.102cm" svg:y="6.9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9.717cm" svg:y="6.723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9.332cm" svg:y="7.044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4.627cm" svg:y="8.39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4.627cm" svg:y="8.904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5.118cm" svg:y="8.647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52" draw:text-style-name="P4" draw:layer="layout" svg:width="0.385cm" svg:height="0.371cm" svg:x="8.544cm" svg:y="8.092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5cm" svg:height="0.37cm" svg:x="8.544cm" svg:y="7.582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9.011cm" svg:y="7.81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52" draw:text-style-name="P4" draw:layer="layout" svg:width="0.386cm" svg:height="0.371cm" svg:x="9.396cm" svg:y="7.55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9.396cm" svg:y="8.07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9.781cm" svg:y="7.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9.781cm" svg:y="7.81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52" draw:text-style-name="P4" draw:layer="layout" svg:width="0.386cm" svg:height="0.371cm" svg:x="10.166cm" svg:y="7.55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0.166cm" svg:y="8.07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52" draw:text-style-name="P4" draw:layer="layout" svg:width="0.386cm" svg:height="0.371cm" svg:x="10.49cm" svg:y="7.295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7.536cm" svg:y="7.621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7.536cm" svg:y="8.134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7.151cm" svg:y="7.877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6.711cm" svg:y="8.092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5cm" svg:height="0.37cm" svg:x="6.31cm" svg:y="7.818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5cm" svg:height="0.37cm" svg:x="8.009cm" svg:y="7.885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6.294cm" svg:y="8.34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5.906cm" svg:y="8.068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5.519cm" svg:y="7.782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gr52" draw:text-style-name="P4" draw:layer="layout" svg:width="0.386cm" svg:height="0.371cm" svg:x="5.533cm" svg:y="8.427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gr52" draw:text-style-name="P4" draw:layer="layout" svg:width="0.386cm" svg:height="0.371cm" svg:x="7.123cm" svg:y="8.434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5cm" svg:height="0.37cm" svg:x="5.113cm" svg:y="8.126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10.618cm" svg:y="7.876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4.306cm" svg:y="8.07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4.306cm" svg:y="8.58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52" draw:text-style-name="P4" draw:layer="layout" svg:width="0.386cm" svg:height="0.371cm" svg:x="3.856cm" svg:y="8.32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6cm" svg:height="0.37cm" svg:x="3.856cm" svg:y="8.84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5cm" svg:height="0.37cm" svg:x="3.468cm" svg:y="8.07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0.385cm" svg:height="0.37cm" svg:x="3.468cm" svg:y="8.58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6.464cm" svg:y1="2.911cm" svg:x2="13.075cm" svg:y2="2.919cm">
          <text:p/>
        </draw:line>
        <draw:path draw:style-name="gr53" draw:text-style-name="P4" draw:layer="layout" svg:width="2.344cm" svg:height="1.888cm" svg:x="6.027cm" svg:y="15.436cm" svg:viewBox="0 0 2345 1889" svg:d="M1959 96c49 83 119 151 203 199 57 32 119 54 183 64-42 46-88 92-136 140-185 184-407 379-643 565-235 185-476 356-698 493-223 138-418 238-568 291-149 52-247 55-284 9-36-46-10-141 76-274s229-300 414-484c186-184 407-379 643-565 235-185 476-355 699-493 22-14 45-28 67-41 11 33 26 66 44 96z">
          <text:p/>
        </draw:path>
        <draw:custom-shape draw:style-name="gr50" draw:text-style-name="P4" draw:layer="layout" svg:width="0.409cm" svg:height="1.972cm" draw:transform="rotate (1.5707963267949) translate (6.602cm 18.398cm)">
          <text:p/>
          <draw:enhanced-geometry svg:viewBox="0 0 21600 21600" draw:type="rectangle" draw:enhanced-path="M 0 0 L 21600 0 21600 21600 0 21600 0 0 Z N"/>
        </draw:custom-shape>
        <draw:custom-shape draw:style-name="gr54" draw:text-style-name="P12" draw:layer="layout" svg:width="1.107cm" svg:height="1.083cm" svg:x="7.913cm" svg:y="1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13" draw:layer="layout" svg:width="1.107cm" svg:height="1.083cm" svg:x="7.961cm" svg:y="14.79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6" draw:text-style-name="P4" draw:layer="layout" svg:width="1.298cm" svg:height="3.911cm" svg:x="15.225cm" svg:y="14.413cm" svg:viewBox="0 0 1299 3912" svg:d="M0 0c181 40 356 120 517 237 238 174 435 425 572 727 138 301 210 643 210 992 0 348-72 690-210 992-137 302-334 552-572 726-161 118-336 198-517 238z">
          <text:p/>
        </draw:path>
        <draw:custom-shape draw:style-name="gr57" draw:text-style-name="P4" draw:layer="layout" svg:width="0.962cm" svg:height="1.9cm" svg:x="16.236cm" svg:y="15.37cm">
          <text:p/>
          <draw:enhanced-geometry svg:viewBox="0 0 21600 21600" draw:type="rectangle" draw:enhanced-path="M 0 0 L 21600 0 21600 21600 0 21600 0 0 Z N"/>
        </draw:custom-shape>
        <draw:ellipse draw:style-name="gr58" draw:text-style-name="P4" draw:layer="layout" svg:width="1.347cm" svg:height="1.395cm" svg:x="14.456cm" svg:y="15.538cm" draw:kind="arc" draw:start-angle="91.79" draw:end-angle="266.27">
          <text:p/>
        </draw:ellipse>
        <draw:ellipse draw:style-name="gr58" draw:text-style-name="P4" draw:layer="layout" svg:width="2.2cm" svg:height="2.278cm" svg:x="14.043cm" svg:y="15.138cm" draw:kind="arc" draw:start-angle="91.79" draw:end-angle="266.27">
          <text:p/>
        </draw:ellipse>
        <draw:ellipse draw:style-name="gr58" draw:text-style-name="P4" draw:layer="layout" svg:width="3.098cm" svg:height="3.207cm" svg:x="13.608cm" svg:y="14.739cm" draw:kind="arc" draw:start-angle="91.79" draw:end-angle="266.27">
          <text:p/>
        </draw:ellipse>
      </draw:page>
      <draw:page draw:name="page11" draw:style-name="dp1" draw:master-page-name="Default">
        <draw:path draw:style-name="gr59" draw:text-style-name="P14" draw:layer="layout" svg:width="3.405cm" svg:height="3.362cm" svg:x="9.798cm" svg:y="7.583cm" svg:viewBox="0 0 3406 3363" svg:d="M3406 1991l-39 27-44 29-43 30-44 29-42 29c-1 0-1 0-1 0l-43 30-44 29-43 29-42 28c-1 0-1 0-1 1l-43 29-43 28-42 28-43 29-43 28-43 28-42 28-42 27-42 28-42 27-42 27-42 26-41 27-41 26-41 25-41 25c-1 0-1 0-1 0l-41 26-41 25-40 24-39 24h-1l-40 24-39 23-39 23-40 23-39 22-38 22-38 21-38 21-38 21-38 20-37 20-37 18-37 20-36 18-36 17-35 17-36 17-35 16-35 16-34 15-34 14-34 14-33 13-34 13-32 12-32 12-32 11-31 10-31 10-31 10-30 8-30 8-30 8-29 7-28 5-28 6-28 5-28 5-26 3-27 3-26 2-26 1-26 2h-24l-24-1-24-1-24-1-23-3-23-3-22-4-22-4-22-6-21-5-20-6-20-7-19-9-19-8-19-10-19-9-18-11-17-11-17-12-17-13-16-13-16-14-15-15-15-15-14-16-14-17-14-18-13-18-14-19-13-19-11-21-12-21-12-21-10-22-10-24-11-24-9-24-9-25-9-25-8-27-9-27-7-28-8-28-6-29-7-30-6-30-6-31-5-32-5-32-5-32-4-34-4-34-4-34-3-36-3-36-3-37-2-36-2-37-2-38-1-39-1-40-1-39v-39-41l1-42v-41l1-42 1-42 2-44 2-43 1-44 3-44 2-45 3-45 3-45 3-46 4-47 3-46 4-47 4-48 5-47c0-1 0-1 0-1l3-48 5-48 5-49 5-48 5-50 6-49 5-50 6-50 5-50 6-50 7-51 6-50 6-51v-1l6-50 6-51 7-52 7-51 6-52 7-51 7-53 7-51 7-52 7-52 6-52 7-51z">
          <text:p/>
        </draw:path>
        <draw:path draw:style-name="gr60" draw:text-style-name="P4" draw:layer="layout" svg:width="3.362cm" svg:height="3.311cm" svg:x="10.038cm" svg:y="6.207cm" svg:viewBox="0 0 3363 3312" svg:d="M0 1343l40-27 43-30 44-29 42-28c1-1 1-1 1-1l43-29 44-30 42-28 43-29c1 0 1 0 1 0l43-29 43-29 42-28 43-28 43-28 43-29 42-28 42-26c0-1 0-1 0-1l42-27 42-27 42-27 42-27 41-26 41-26 41-26 41-25c1 0 1 0 1 0l41-25 40-25 40-25 40-23 41-25 39-23 39-23 40-22 39-23 38-22 38-20 38-22 38-20 38-20 37-20 36-19c1 0 1 0 1 0l37-19 36-18 36-18 35-16 36-17 35-17 35-15 34-15 33-14 35-14 33-13 34-14 32-12 32-12 32-11 31-10 31-10 31-10 30-8 30-8 29-7 30-7 28-6 28-6 28-4 28-5 26-3 27-3 26-3 26-1 25-1 25-1 24 1 24 1 24 1 23 3 23 4 22 3 22 5 21 5 22 5 20 7 20 7 19 8 19 9 19 9 19 9 17 11 18 11 17 13 16 12 17 14 16 13 15 15 15 15 14 17 14 17 14 17 13 19 14 18 13 20 11 20 12 22 12 21 10 22 10 23 10 24 10 24 9 26 9 25 8 27 9 27 7 28 8 27 6 30 7 29 6 31 6 30 5 32 5 33 5 32 4 33 4 34 4 35 3 35 3 36 3 37 2 36 2 38 2 38 1 39 1 39 1 39v40 40l-1 42v1 40l-1 42-1 43-2 43-2 44-1 43-3 44-2 45-3 46-3 45-3 46-4 46c0 1 0 1 0 1l-3 46-4 46-4 48-5 48-3 48-5 48-5 49-5 49-5 49-6 50-5 49-6 50v1l-5 49-6 50-7 51-6 51-6 51-6 50-6 51-7 52v1l-7 51-6 51-7 52-7 52-7 51-7 52-7 52-6 52z">
          <text:p/>
        </draw:path>
        <draw:path draw:style-name="gr60" draw:text-style-name="P4" draw:layer="layout" svg:width="3.397cm" svg:height="3.365cm" svg:x="6.537cm" svg:y="5.563cm" svg:viewBox="0 0 3398 3366" svg:d="M3398 1985l-3 2 2 9v4l-30 20-44 30-43 29-44 30-42 28c-1 0-1 0-1 0l-43 30-44 29-43 29-42 29c-1 0-1 0-1 0l-43 29-43 29-42 27v1l-43 28-43 28-43 29-42 27-42 27-42 28-42 27-42 27-42 27-41 26-41 26-41 26-41 24c-1 1-1 1-1 1l-41 25-41 25-40 24-39 24h-1l-40 24-39 24-39 22-40 23-39 23-38 21-38 21-38 21-38 21-38 20-37 20-37 18v1l-37 19-36 18-36 17-35 17-36 17-35 17-35 15-34 15-34 14-34 14-33 13-34 13-32 13-32 11-32 12-31 10-31 9-31 10-30 8-30 9-30 7-29 7-28 6-28 5-28 5-28 5-26 3-27 3-26 2-26 2-26 1-24 1-24-1-24-1-24-1-23-3-23-4-22-4-22-4-22-5-21-5-20-7-20-7-19-8-19-9-19-9-19-10-18-10-17-11-17-13-17-13-16-13-16-13-15-15-15-15-14-17-14-17-14-17-13-19-14-19-13-19-11-21-12-21-12-21-10-22-10-24-11-23-9-25-9-25-9-25-8-27-9-27-7-28-8-28-6-29-7-30-6-30-6-30-5-32-5-33-5-32-4-33-4-34-4-35-3-36-3-36-3-36-2-37-2-37-2-38-1-39-1-39-1-39v-40-41l1-41v-1-40l1-43 1-42 2-44 2-43 1-44 3-44 2-45 3-45 3-45 3-46 4-47 3-46 4-47 4-47 5-48v-1l3-47 5-49 5-48 5-49 5-49 6-50 5-49 6-51 5-49 6-50 7-51c0-1 0-1 0-1l6-50 6-51 6-51 6-51 7-52 7-51 6-51 7-52 7-52v-1l7-51 7-52 7-52 6-52 7-52 2-1z">
          <text:p/>
        </draw:path>
        <draw:path draw:style-name="gr59" draw:text-style-name="P14" draw:layer="layout" svg:width="3.359cm" svg:height="3.307cm" svg:x="6.779cm" svg:y="4.19cm" svg:viewBox="0 0 3360 3308" svg:d="M0 1341l37-25 44-30 43-29 43-28c0-1 0-1 0-1l44-29 43-30 43-28 43-29 43-29 43-29 42-28h1l43-28 42-28 43-29 42-28 42-26c0-1 0-1 0-1l43-27 41-27 42-27 42-27 41-26 42-26 41-26 41-25 41-25 41-25 40-25 39-23c1 0 1 0 1 0l40-25 39-23 40-23 39-22 39-23 38-22 38-20 39-22 38-20 37-20 38-20 36-19 37-19 36-18 36-18 36-16 35-17 36-17 34-15 34-15 34-14 34-14 34-13 33-14 32-12 33-12 31-11 31-10 32-10 30-10 30-8 30-8 30-7 29-7 28-6 29-6 27-4 28-5 26-3 27-3 26-3 26-1 26-1 24-1 24 1 25 1 23 1 23 3 23 4 23 3 21 5 22 5 21 5 20 7 20 7 19 8 20 9 19 9 18 9 18 11 17 11 17 13 17 12 16 14 16 13 15 15 15 15 14 17 15 17 13 17 14 19 13 18 13 20 11 20 12 22 12 21 10 22 11 23 10 24 9 24 10 26 9 25 8 27 8 27 8 28 7 27 7 30 6 29 6 31 7 30 5 32 5 33 5 32 4 33 4 34 3 35 3 35 3 36 3 37 3 36 2 38 1 38 1 39 1 39 1 39v40 40l-1 42v1 40l-1 42-1 43-2 43-1 44-2 43-2 44-3 45-3 46-3 45-3 46-4 46c0 1 0 1 0 1l-3 46-4 46-4 48-4 48-4 48-5 48-5 49-5 49-5 49-5 50-6 49-6 50v1l-5 49-6 50-6 51-6 51-7 51-6 50-6 51-7 52v1l-7 51-6 51-7 52-7 52-6 51-7 52-7 52-7 48z">
          <text:p/>
        </draw:path>
        <draw:path draw:style-name="gr59" draw:text-style-name="P14" draw:layer="layout" svg:width="3.398cm" svg:height="3.368cm" svg:x="3.276cm" svg:y="3.545cm" svg:viewBox="0 0 3399 3369" svg:d="M3399 1983v3l-4 2 2 8v7l-30 20-44 30-43 29-44 30-42 28c-1 0-1 0-1 0l-43 30-44 29-43 29-42 29c-1 0-1 0-1 0l-43 29-43 29-42 27c0 1 0 1 0 1l-43 28-43 28-43 29-42 27-42 27-42 28-42 27-42 27-42 27-41 26-41 26-41 26-41 25c-1 0-1 0-1 0l-41 25-41 25-40 24-39 24h-1l-40 24-39 24-39 22-40 23-39 23-38 21-38 21-38 21-38 21-38 20-37 20-37 18v1l-37 19-36 18-36 17-35 17-36 17-35 17-35 15-34 15-34 14-34 14-33 13-34 13-32 13-32 11-32 12-31 10-31 10-31 9-30 8-30 9-30 7-29 7-28 6-28 5-28 5-28 5-26 3-27 3-26 2-26 2-26 1-24 1-24-1-24-1-24-1-23-3-23-4-22-4-22-4-22-5-21-5-20-7-20-7-19-8-19-9-19-9-19-10-18-10-17-11-17-13-17-12-16-14-16-13-15-15-15-15-14-17-14-17-14-17-13-19-14-19-13-19-11-21-12-21-12-21-10-22-10-24-11-23-9-25-9-25-9-25-8-27-9-27-7-28-8-28-6-29-7-30-6-30-6-30-5-32-5-33-5-32-4-33-4-34-4-35-3-36-3-36-3-36-2-37-2-37-2-38-1-39-1-39-1-39v-40-41l1-41v-1-40l1-43 1-42 2-44 2-43 1-44 3-44 2-45 3-45 3-45 3-46 4-47 3-46 4-47 4-47 5-48v-1l3-47 5-49 5-48 5-49 5-49 6-50 5-49 6-50c0-1 0-1 0-1l5-49 6-50 7-51v-1l6-50 6-51 6-51 6-51 7-51c0-1 0-1 0-1l7-51 6-51 7-52 7-52v-1l7-51 7-52 7-52 6-52 7-52 7-4z">
          <text:p/>
        </draw:path>
        <draw:path draw:style-name="gr60" draw:text-style-name="P4" draw:layer="layout" svg:width="3.355cm" svg:height="3.302cm" svg:x="3.522cm" svg:y="2.174cm" svg:viewBox="0 0 3356 3303" svg:d="M0 1338l33-22 43-30 43-29 43-28c0-1 0-1 1-1l43-29 43-30 43-28 43-29h1l43-29 43-29 42-28 43-28 42-28h1l42-29 43-28 41-26c1-1 1-1 1-1l42-27 42-27 42-27 42-27 41-26 41-26 41-26 41-25h1l41-25 40-25 40-25 40-23 40-25 40-23 39-23 39-22 39-23 39-22 38-20 38-22 38-20 38-20 37-20 36-19h1l37-19 36-18 36-18 35-16 36-17 35-17 35-15 34-15 33-14 35-14 33-13 33-14 33-12 32-12 32-11 31-10 31-10 31-10 30-8 30-8 29-7 29-7 29-6 28-6 28-4 27-5 27-3 27-3 26-3 26-1 25-1 25-1 24 1 24 1 24 1 23 3 22 4 23 3 22 5 21 5 21 5 21 7 20 7 19 8 19 9 19 9 19 9 17 11 18 11 16 13 17 12 17 14 16 13 15 15 15 15 14 17 14 17 14 17 13 19 13 18 13 20 12 20 12 22 11 21 11 22 10 23 10 24 10 24 9 26 9 25 8 27 8 27 8 28 8 27 6 30 7 29 6 31 6 30 5 32 5 33 5 32 4 33 4 34 4 35 3 35 3 36 3 37 2 36 2 38 2 38 1 39v39l1 39 1 40v40l-1 42v1 40l-1 42-2 43-1 43-2 44-2 43-2 44-3 45-2 46-3 45-3 46-4 46c0 1 0 1 0 1l-3 46-4 46-5 48-4 48-4 48-4 48-5 49-5 49-6 49-5 50-5 49-6 50v1l-6 49-5 50-7 51-6 51-6 51-6 50-7 51-7 52v1l-6 51-6 51-7 52-7 52-7 51-7 52-7 52-5 43z">
          <text:p/>
        </draw:path>
        <draw:line draw:style-name="gr61" draw:text-style-name="P1" draw:layer="layout" svg:x1="2.694cm" svg:y1="3cm" svg:x2="15.01cm" svg:y2="10.631cm">
          <text:p/>
        </draw:line>
        <draw:g>
          <draw:path draw:style-name="gr62" draw:text-style-name="P6" draw:layer="layout" svg:width="3.877cm" svg:height="2.824cm" draw:transform="rotate (2.58779968193199) translate (8.54271956997818cm 9.88801181328446cm)" svg:viewBox="0 0 3878 2825" svg:d="M0 2825l6-14 23-48 21-48 22-48 21-48 22-48 21-47 22-48 21-48 21-47 22-47 21-48 22-47 21-46 22-47 21-46 22-47 21-45 21-45c1 0 1 0 1 0l21-46 21-45 22-45 21-45 22-44 21-44 21-43 22-43h1l21-43 22-43 21-42 21-41 22-42 21-40 21-40 22-40 21-40 22-39 21-37 21-38 22-38 21-37 21-37 22-34v-1l21-35 21-35 22-34 21-32 22-33 21-33 21-32 21-30 21-30 22-29 22-29 21-29 21-28 22-27 21-26 21-25 21-25 21-24 21-23 22-22 21-22 21-22 21-19 21-20 21-19 21-18 21-17 21-16 21-16 21-15 22-15 20-13 21-12 21-12 21-11 21-10 21-9 21-8 21-8 21-7 21-7 21-4 20-5 21-3 21-3 21-2 21-2h20 21l21 2 21 2 21 3 20 3 21 5 21 4 20 7 22 7 20 8 21 8 22 9 21 10 20 11 22 12 21 12 20 13 21 15 21 15 21 16 22 16 20 17 21 18 22 19 21 20 21 19 21 22 21 22 21 22 21 23 21 24 22 25 21 25 21 26 21 27 22 28 21 29 21 29 22 29 21 30 22 30 21 32 21 33 22 33 21 32 21 34 21 35 22 35c0 1 0 1 0 1l21 34 22 37 21 37 21 38 22 38 21 37 21 39 22 40 21 40 22 40 21 40 21 42 22 41 21 42 22 43 21 43 22 43 21 43 22 44 21 44 22 45 21 45 22 45 21 46 22 45 21 45 21 47h1l21 46 21 47 22 46 21 47 22 48 21 47 22 47 21 48 22 48 21 47 22 48 21 48 21 48 22 48 21 48 23-22 22-23-21-48-22-48-21-48-22-48-21-48-22-47-21-48-22-48-21-47-22-47-21-48-22-47-21-46-22-47-21-46-22-47-21-46-1-1-21-44-21-46v-1l-22-45-21-44-22-45c0-1 0-1 0-1l-22-44-21-44-22-44v-1l-22-42-21-43-22-43v-1l-22-41c0-1 0-1 0-1l-21-41-21-41c-1-1-1-1-1-1l-21-41-22-40-21-40-22-40v-1l-21-39c-1 0-1 0-1 0l-21-38-22-38-21-38-22-37-21-37c-1-1-1-1-1-1l-21-35-22-36-21-35-1-1-21-34-22-33-21-33-22-33-22-32c0-1 0-1 0-1l-21-31h-1l-21-30v-1l-23-30-21-29-22-29-21-28c-1 0-1-1-1-1l-21-27-22-27-1-1-21-25-21-25-22-25c0 0-1 0-1-1l-21-23-22-23-22-22-21-22c-1 0-1-1-1-1l-22-20-21-20h-1l-21-19-22-19c0-1 0-1 0-1h-1l-21-17-22-17c0-1 0-1 0-1l-22-16-22-15-21-15c-1 0-1-1-1-1l-21-14c-1 0-1 0-2 0l-21-12-22-12-21-12c-1-1-1-1-2-1l-22-10-1-1-21-9-22-9-22-8h-1l-21-7-22-7c0 0-1 0-1-1l-22-5-21-5c-1 0-1 0-2 0l-21-3-22-3h-1l-21-2-21-2c-1 0-2 0-2 0h-22-21c-1 0-1 0-2 0l-21 2-22 2h-1l-21 3-22 3h-1l-22 5-21 5c-1 1-1 1-2 1l-21 7-22 7h-1l-21 8h-1l-21 9-22 9c0 1 0 1 0 1l-22 10c-1 0-1 0-2 1l-22 12-21 12-21 12c-1 0-1 0-2 0l-21 14c-1 0-1 1-1 1l-21 15-22 15h-1l-21 16-1 1-21 17-22 17c0 0-1 0-1 1l-21 19-22 19-22 20-21 20-1 1-22 22-21 22h-1l-21 23-21 23c-1 1-1 1-1 1l-22 25-21 25-22 25c0 1 0 1-1 1l-21 27-22 27v1l-21 28c-1 0-1 0-1 0l-21 29-22 29-22 30v1l-22 30-21 31c-1 0-1 0-1 1l-21 32h-1l-21 33-22 33-21 33-22 34c0 1 0 1 0 1l-21 35c-1 0-1 0-1 0l-21 36-21 35c-1 0-1 0-1 1l-21 37-22 37-22 38-21 38-22 38-21 39c0 1 0 1-1 1l-21 40-21 40-22 40-22 41v1l-21 41-22 41v1l-21 41c0 1 0 1 0 1l-22 43-21 43-22 42c0 1-1 1-1 1l-21 44-22 44-21 44v1l-22 45-21 44-22 45c0 1 0 1 0 1l-21 46-22 44c0 1 0 1 0 1l-21 46h-1l-21 47-21 46h-1l-21 47-21 46h-1l-21 47-22 48-21 47-21 47h-1l-21 48-21 48-22 47-22 48-21 48-21 48-6 13z">
            <text:p/>
          </draw:path>
          <draw:path draw:style-name="gr63" draw:text-style-name="P5" draw:layer="layout" svg:width="3.877cm" svg:height="2.824cm" draw:transform="rotate (-0.553792971657801) translate (8.1499172328767cm 3.14920621555232cm)" svg:viewBox="0 0 3878 2825" svg:d="M3878 2825l-6-14-22-48h-1l-21-48-22-48-21-48-21-48-22-47-21-48-22-48-21-47-22-47-21-48-22-47-21-46-22-47-21-46-22-47-21-45-21-45-22-46-21-45-22-45-21-45-22-44-21-44-21-43-22-43h-1l-21-43-21-43-22-42-21-41-22-42-21-40-21-40-22-40-21-40-21-39-22-37-21-38-22-38-21-37-21-37-22-34v-1l-21-35-21-35-22-34-21-32-21-33-22-33-21-32-21-30-21-30-22-29-22-29-21-29-21-28-21-27-22-26-21-25-21-25-21-24-21-23-21-22-22-22-21-22-21-19-21-20-21-19-21-18-21-17-21-16-21-16-21-15-21-15-21-13-21-12-21-12-21-11-21-10-21-9-21-8-21-8-21-7-21-7-20-4-21-5-21-3-21-3-21-2-21-2h-20-21l-20 2-22 2-21 3-20 3-21 5-21 4-20 7-21 7-21 8-21 8-21 9-22 10-20 11-22 12-20 12-21 13-21 15-21 15-21 16-21 16-21 17-21 18-21 19-22 20-21 19-21 22-21 22-21 22-21 23-21 24-22 25-21 25-21 26-21 27-21 28-22 29-21 29-22 29-21 30-21 30-22 32-21 33-22 33-21 32-21 34-21 35-22 35c0 1 0 1 0 1l-21 34-21 37-22 37-21 38-22 38-21 37-21 39-22 40-21 40-21 40-22 40-21 42-22 41-21 42-21 43-22 43-22 43-21 43-22 44-21 44-22 45-21 45-22 45-21 46-21 45-22 45-21 47-22 46-21 47-22 46-21 47-21 48c-1 0-1 0-1 0l-21 47-22 47-21 48-21 48h-1l-21 47-21 48-22 48-21 48-22 48-21 48-23-22-22-23 21-48 22-48 21-48 22-48 21-48h1l21-47 21-48 22-48 21-47 22-47 21-48 22-47 21-46 22-47 21-46 22-47 22-46v-1l21-44 21-46c1 0 1 0 1-1l21-45 22-44 21-45c0-1 0-1 0-1l22-44 21-44 22-44v-1l22-42 22-43 21-43v-1l22-41c0-1 0-1 0-1l21-41 22-41c0-1 0-1 0-1l21-41 22-40 21-40 22-40v-1l22-39 21-38 22-38 21-38h1l21-37 21-37c1-1 1-1 1-1l21-35 22-36 21-35c1 0 1 0 1-1l21-34 22-33 21-33 22-33 22-32c0-1 0-1 0-1l21-31c1 0 1 0 1 0l21-30c0 0 0-1 1-1l22-30 21-29 22-29 22-28v-1l21-27 22-27 1-1 21-25 22-25 21-25c0 0 1 0 1-1l21-23 22-23 22-22 21-22c1 0 1-1 1-1l22-20 21-20h1l21-19 22-19c0-1 0-1 0-1h1l21-17 22-17c0-1 0-1 0-1l22-16h1l21-15 22-15v-1l22-14h1l21-12 22-12 21-12c1-1 2-1 2-1l22-10c0 0 1 0 1-1l21-9 22-9 22-8h1l21-7 22-7c0 0 1 0 1-1l22-5 21-5c1 0 1 0 2 0l21-3 22-3h1l21-2 22-2h1 22 21c1 0 1 0 2 0l21 2 22 2h1l21 3 22 3h1l22 5 21 5c1 1 1 1 2 1l21 7 22 7h1l21 8h1l21 9 22 9c0 1 0 1 0 1l23 10c0 0 1 0 1 1l22 12 21 12 22 12h1l21 14c1 0 1 1 1 1l22 15 21 15h1l21 16c0 0 1 0 1 1l21 17 22 17h1v1l21 19 22 19 22 20 21 20c1 0 1 1 1 1l22 22 21 22h1l21 23 22 23c0 1 0 1 0 1l22 25 21 25 22 25c0 1 0 1 1 1l21 27 22 27v1l22 28 21 29 22 29 22 30v1l22 30 22 31v1l21 32h1l21 33 22 33 21 33 22 34c0 1 0 1 0 1l22 35 21 36 22 35v1l22 37 21 37 22 38 21 38 22 38 21 39c1 1 1 1 1 1l21 40 22 40 21 40 22 41v1l21 41 22 41v1l21 41c0 1 1 1 1 1l21 43 21 43 22 42c1 1 1 1 1 1l21 44 22 44 21 44 1 1 21 45 21 44 22 45c0 1 0 1 0 1l22 46 21 44c0 1 0 1 0 1l22 46 21 47 22 46 21 47 22 46 21 47 22 48 21 47 22 47 21 48 22 48 21 47 22 48 21 48 22 48 5 13z">
            <text:p/>
          </draw:path>
          <draw:path draw:style-name="gr62" draw:text-style-name="P6" draw:layer="layout" svg:width="3.877cm" svg:height="2.824cm" draw:transform="rotate (-0.553792971657801) translate (4.88856932975641cm 1.13377265507068cm)" svg:viewBox="0 0 3878 2825" svg:d="M3878 2825l-6-14-22-48h-1l-21-48-22-48-21-48-21-48-22-47-21-48-22-48-21-47-22-47-21-48-22-47-21-46-22-47-21-46-22-47-21-45-21-45-22-46-21-45-22-45-21-45-22-44-21-44-21-43-22-43h-1l-21-43-21-43-22-42-21-41-22-42-21-40-21-40-22-40-21-40-21-39-22-37-21-38-22-38-21-37-21-37-22-34v-1l-21-35-21-35-22-34-21-32-21-33-22-33-21-32-21-30-21-30-22-29-22-29-21-29-21-28-21-27-22-26-21-25-21-25-21-24-21-23-21-22-22-22-21-22-21-19-21-20-21-19-21-18-21-17-21-16-21-16-21-15-21-15-21-13-21-12-21-12-21-11-21-10-21-9-21-8-21-8-21-7-21-7-20-4-21-5-21-3-21-3-21-2-21-2h-20-21l-20 2-22 2-21 3-20 3-21 5-21 4-20 7-21 7-21 8-21 8-21 9-22 10-20 11-22 12-20 12-21 13-21 15-21 15-21 16-21 16-21 17-21 18-21 19-22 20-21 19-21 22-21 22-21 22-21 23-21 24-22 25-21 25-21 26-21 27-21 28-22 29-21 29-22 29-21 30-21 30-22 32-21 33-22 33-21 32-21 34-21 35-22 35c0 1 0 1 0 1l-21 34-21 37-22 37-21 38-22 38-21 37-21 39-22 40-21 40-21 40-22 40-21 42-22 41-21 42-21 43-22 43-22 43-21 43-22 44-21 44-22 45-21 45-22 45-21 46-21 45-22 45-21 47-22 46-21 47-22 46-21 47-21 48c-1 0-1 0-1 0l-21 47-22 47-21 48-21 48h-1l-21 47-21 48-22 48-21 48-22 48-21 48-23-22-22-23 21-48 22-48 21-48 22-48 21-48h1l21-47 21-48 22-48 21-47 22-47 21-48 22-47 21-46 22-47 21-46 22-47 22-46v-1l21-44 21-46c1 0 1 0 1-1l21-45 22-44 21-45c0-1 0-1 0-1l22-44 21-44 22-44v-1l22-42 22-43 21-43v-1l22-41c0-1 0-1 0-1l21-41 22-41c0-1 0-1 0-1l21-41 22-40 21-40 22-40v-1l22-39 21-38 22-38 21-38h1l21-37 21-37c1-1 1-1 1-1l21-35 22-36 21-35c1 0 1 0 1-1l21-34 22-33 21-33 22-33 22-32c0-1 0-1 0-1l21-31c1 0 1 0 1 0l21-30c0 0 0-1 1-1l22-30 21-29 22-29 22-28v-1l21-27 22-27 1-1 21-25 22-25 21-25c0 0 1 0 1-1l21-23 22-23 22-22 21-22c1 0 1-1 1-1l22-20 21-20h1l21-19 22-19c0-1 0-1 0-1h1l21-17 22-17c0-1 0-1 0-1l22-16h1l21-15 22-15v-1l22-14h1l21-12 22-12 21-12c1-1 2-1 2-1l22-10c0 0 1 0 1-1l21-9 22-9 22-8h1l21-7 22-7c0 0 1 0 1-1l22-5 21-5c1 0 1 0 2 0l21-3 22-3h1l21-2 22-2h1 22 21c1 0 1 0 2 0l21 2 22 2h1l21 3 22 3h1l22 5 21 5c1 1 1 1 2 1l21 7 22 7h1l21 8h1l21 9 22 9c0 1 0 1 0 1l23 10c0 0 1 0 1 1l22 12 21 12 22 12h1l21 14c1 0 1 1 1 1l22 15 21 15h1l21 16c0 0 1 0 1 1l21 17 22 17h1v1l21 19 22 19 22 20 21 20c1 0 1 1 1 1l22 22 21 22h1l21 23 22 23c0 1 0 1 0 1l22 25 21 25 22 25c0 1 0 1 1 1l21 27 22 27v1l22 28 21 29 22 29 22 30v1l22 30 22 31v1l21 32h1l21 33 22 33 21 33 22 34c0 1 0 1 0 1l22 35 21 36 22 35v1l22 37 21 37 22 38 21 38 22 38 21 39c1 1 1 1 1 1l21 40 22 40 21 40 22 41v1l21 41 22 41v1l21 41c0 1 1 1 1 1l21 43 21 43 22 42c1 1 1 1 1 1l21 44 22 44 21 44 1 1 21 45 21 44 22 45c0 1 0 1 0 1l22 46 21 44c0 1 0 1 0 1l22 46 21 47 22 46 21 47 22 46 21 47 22 48 21 47 22 47 21 48 22 48 21 47 22 48 21 48 22 48 5 13z">
            <text:p/>
          </draw:path>
          <draw:path draw:style-name="gr63" draw:text-style-name="P5" draw:layer="layout" svg:width="3.877cm" svg:height="2.824cm" draw:transform="rotate (2.58779968193199) translate (5.28137166685789cm 7.87257825280282cm)" svg:viewBox="0 0 3878 2825" svg:d="M0 2825l6-14 23-48 21-48 22-48 21-48 22-48 21-47 22-48 21-48 21-47 22-47 21-48 22-47 21-46 22-47 21-46 22-47 21-45 21-45c1 0 1 0 1 0l21-46 21-45 22-45 21-45 22-44 21-44 21-43 22-43h1l21-43 22-43 21-42 21-41 22-42 21-40 21-40 22-40 21-40 22-39 21-37 21-38 22-38 21-37 21-37 22-34v-1l21-35 21-35 22-34 21-32 22-33 21-33 21-32 21-30 21-30 22-29 22-29 21-29 21-28 22-27 21-26 21-25 21-25 21-24 21-23 22-22 21-22 21-22 21-19 21-20 21-19 21-18 21-17 21-16 21-16 21-15 22-15 20-13 21-12 21-12 21-11 21-10 21-9 21-8 21-8 21-7 21-7 21-4 20-5 21-3 21-3 21-2 21-2h20 21l21 2 21 2 21 3 20 3 21 5 21 4 20 7 22 7 20 8 21 8 22 9 21 10 20 11 22 12 21 12 20 13 21 15 21 15 21 16 22 16 20 17 21 18 22 19 21 20 21 19 21 22 21 22 21 22 21 23 21 24 22 25 21 25 21 26 21 27 22 28 21 29 21 29 22 29 21 30 22 30 21 32 21 33 22 33 21 32 21 34 21 35 22 35c0 1 0 1 0 1l21 34 22 37 21 37 21 38 22 38 21 37 21 39 22 40 21 40 22 40 21 40 21 42 22 41 21 42 22 43 21 43 22 43 21 43 22 44 21 44 22 45 21 45 22 45 21 46 22 45 21 45 21 47h1l21 46 21 47 22 46 21 47 22 48 21 47 22 47 21 48 22 48 21 47 22 48 21 48 21 48 22 48 21 48 23-22 22-23-21-48-22-48-21-48-22-48-21-48-22-47-21-48-22-48-21-47-22-47-21-48-22-47-21-46-22-47-21-46-22-47-21-46-1-1-21-44-21-46v-1l-22-45-21-44-22-45c0-1 0-1 0-1l-22-44-21-44-22-44v-1l-22-42-21-43-22-43v-1l-22-41c0-1 0-1 0-1l-21-41-21-41c-1-1-1-1-1-1l-21-41-22-40-21-40-22-40v-1l-21-39c-1 0-1 0-1 0l-21-38-22-38-21-38-22-37-21-37c-1-1-1-1-1-1l-21-35-22-36-21-35-1-1-21-34-22-33-21-33-22-33-22-32c0-1 0-1 0-1l-21-31h-1l-21-30v-1l-23-30-21-29-22-29-21-28c-1 0-1-1-1-1l-21-27-22-27-1-1-21-25-21-25-22-25c0 0-1 0-1-1l-21-23-22-23-22-22-21-22c-1 0-1-1-1-1l-22-20-21-20h-1l-21-19-22-19c0-1 0-1 0-1h-1l-21-17-22-17c0-1 0-1 0-1l-22-16-22-15-21-15c-1 0-1-1-1-1l-21-14c-1 0-1 0-2 0l-21-12-22-12-21-12c-1-1-1-1-2-1l-22-10-1-1-21-9-22-9-22-8h-1l-21-7-22-7c0 0-1 0-1-1l-22-5-21-5c-1 0-1 0-2 0l-21-3-22-3h-1l-21-2-21-2c-1 0-2 0-2 0h-22-21c-1 0-1 0-2 0l-21 2-22 2h-1l-21 3-22 3h-1l-22 5-21 5c-1 1-1 1-2 1l-21 7-22 7h-1l-21 8h-1l-21 9-22 9c0 1 0 1 0 1l-22 10c-1 0-1 0-2 1l-22 12-21 12-21 12c-1 0-1 0-2 0l-21 14c-1 0-1 1-1 1l-21 15-22 15h-1l-21 16-1 1-21 17-22 17c0 0-1 0-1 1l-21 19-22 19-22 20-21 20-1 1-22 22-21 22h-1l-21 23-21 23c-1 1-1 1-1 1l-22 25-21 25-22 25c0 1 0 1-1 1l-21 27-22 27v1l-21 28c-1 0-1 0-1 0l-21 29-22 29-22 30v1l-22 30-21 31c-1 0-1 0-1 1l-21 32h-1l-21 33-22 33-21 33-22 34c0 1 0 1 0 1l-21 35c-1 0-1 0-1 0l-21 36-21 35c-1 0-1 0-1 1l-21 37-22 37-22 38-21 38-22 38-21 39c0 1 0 1-1 1l-21 40-21 40-22 40-22 41v1l-21 41-22 41v1l-21 41c0 1 0 1 0 1l-22 43-21 43-22 42c0 1-1 1-1 1l-21 44-22 44-21 44v1l-22 45-21 44-22 45c0 1 0 1 0 1l-21 46-22 44c0 1 0 1 0 1l-21 46h-1l-21 47-21 46h-1l-21 47-21 46h-1l-21 47-22 48-21 47-21 47h-1l-21 48-21 48-22 47-22 48-21 48-21 48-6 13z">
            <text:p/>
          </draw:path>
          <draw:path draw:style-name="gr62" draw:text-style-name="P6" draw:layer="layout" svg:width="3.877cm" svg:height="2.824cm" draw:transform="rotate (-0.553792971657801) translate (11.4110790834415cm 5.16687619178528cm)" svg:viewBox="0 0 3878 2825" svg:d="M3878 2825l-6-14-22-48h-1l-21-48-22-48-21-48-21-48-22-47-21-48-22-48-21-47-22-47-21-48-22-47-21-46-22-47-21-46-22-47-21-45-21-45-22-46-21-45-22-45-21-45-22-44-21-44-21-43-22-43h-1l-21-43-21-43-22-42-21-41-22-42-21-40-21-40-22-40-21-40-21-39-22-37-21-38-22-38-21-37-21-37-22-34v-1l-21-35-21-35-22-34-21-32-21-33-22-33-21-32-21-30-21-30-22-29-22-29-21-29-21-28-21-27-22-26-21-25-21-25-21-24-21-23-21-22-22-22-21-22-21-19-21-20-21-19-21-18-21-17-21-16-21-16-21-15-21-15-21-13-21-12-21-12-21-11-21-10-21-9-21-8-21-8-21-7-21-7-20-4-21-5-21-3-21-3-21-2-21-2h-20-21l-20 2-22 2-21 3-20 3-21 5-21 4-20 7-21 7-21 8-21 8-21 9-22 10-20 11-22 12-20 12-21 13-21 15-21 15-21 16-21 16-21 17-21 18-21 19-22 20-21 19-21 22-21 22-21 22-21 23-21 24-22 25-21 25-21 26-21 27-21 28-22 29-21 29-22 29-21 30-21 30-22 32-21 33-22 33-21 32-21 34-21 35-22 35c0 1 0 1 0 1l-21 34-21 37-22 37-21 38-22 38-21 37-21 39-22 40-21 40-21 40-22 40-21 42-22 41-21 42-21 43-22 43-22 43-21 43-22 44-21 44-22 45-21 45-22 45-21 46-21 45-22 45-21 47-22 46-21 47-22 46-21 47-21 48c-1 0-1 0-1 0l-21 47-22 47-21 48-21 48h-1l-21 47-21 48-22 48-21 48-22 48-21 48-23-22-22-23 21-48 22-48 21-48 22-48 21-48h1l21-47 21-48 22-48 21-47 22-47 21-48 22-47 21-46 22-47 21-46 22-47 22-46v-1l21-44 21-46c1 0 1 0 1-1l21-45 22-44 21-45c0-1 0-1 0-1l22-44 21-44 22-44v-1l22-42 22-43 21-43v-1l22-41c0-1 0-1 0-1l21-41 22-41c0-1 0-1 0-1l21-41 22-40 21-40 22-40v-1l22-39 21-38 22-38 21-38h1l21-37 21-37c1-1 1-1 1-1l21-35 22-36 21-35c1 0 1 0 1-1l21-34 22-33 21-33 22-33 22-32c0-1 0-1 0-1l21-31c1 0 1 0 1 0l21-30c0 0 0-1 1-1l22-30 21-29 22-29 22-28v-1l21-27 22-27 1-1 21-25 22-25 21-25c0 0 1 0 1-1l21-23 22-23 22-22 21-22c1 0 1-1 1-1l22-20 21-20h1l21-19 22-19c0-1 0-1 0-1h1l21-17 22-17c0-1 0-1 0-1l22-16h1l21-15 22-15v-1l22-14h1l21-12 22-12 21-12c1-1 2-1 2-1l22-10c0 0 1 0 1-1l21-9 22-9 22-8h1l21-7 22-7c0 0 1 0 1-1l22-5 21-5c1 0 1 0 2 0l21-3 22-3h1l21-2 22-2h1 22 21c1 0 1 0 2 0l21 2 22 2h1l21 3 22 3h1l22 5 21 5c1 1 1 1 2 1l21 7 22 7h1l21 8h1l21 9 22 9c0 1 0 1 0 1l23 10c0 0 1 0 1 1l22 12 21 12 22 12h1l21 14c1 0 1 1 1 1l22 15 21 15h1l21 16c0 0 1 0 1 1l21 17 22 17h1v1l21 19 22 19 22 20 21 20c1 0 1 1 1 1l22 22 21 22h1l21 23 22 23c0 1 0 1 0 1l22 25 21 25 22 25c0 1 0 1 1 1l21 27 22 27v1l22 28 21 29 22 29 22 30v1l22 30 22 31v1l21 32h1l21 33 22 33 21 33 22 34c0 1 0 1 0 1l22 35 21 36 22 35v1l22 37 21 37 22 38 21 38 22 38 21 39c1 1 1 1 1 1l21 40 22 40 21 40 22 41v1l21 41 22 41v1l21 41c0 1 1 1 1 1l21 43 21 43 22 42c1 1 1 1 1 1l21 44 22 44 21 44 1 1 21 45 21 44 22 45c0 1 0 1 0 1l22 46 21 44c0 1 0 1 0 1l22 46 21 47 22 46 21 47 22 46 21 47 22 48 21 47 22 47 21 48 22 48 21 47 22 48 21 48 22 48 5 13z">
            <text:p/>
          </draw:path>
          <draw:path draw:style-name="gr63" draw:text-style-name="P5" draw:layer="layout" svg:width="3.877cm" svg:height="2.824cm" draw:transform="rotate (2.58779968193199) translate (11.803881420543cm 11.9056817895174cm)" svg:viewBox="0 0 3878 2825" svg:d="M0 2825l6-14 23-48 21-48 22-48 21-48 22-48 21-47 22-48 21-48 21-47 22-47 21-48 22-47 21-46 22-47 21-46 22-47 21-45 21-45c1 0 1 0 1 0l21-46 21-45 22-45 21-45 22-44 21-44 21-43 22-43h1l21-43 22-43 21-42 21-41 22-42 21-40 21-40 22-40 21-40 22-39 21-37 21-38 22-38 21-37 21-37 22-34v-1l21-35 21-35 22-34 21-32 22-33 21-33 21-32 21-30 21-30 22-29 22-29 21-29 21-28 22-27 21-26 21-25 21-25 21-24 21-23 22-22 21-22 21-22 21-19 21-20 21-19 21-18 21-17 21-16 21-16 21-15 22-15 20-13 21-12 21-12 21-11 21-10 21-9 21-8 21-8 21-7 21-7 21-4 20-5 21-3 21-3 21-2 21-2h20 21l21 2 21 2 21 3 20 3 21 5 21 4 20 7 22 7 20 8 21 8 22 9 21 10 20 11 22 12 21 12 20 13 21 15 21 15 21 16 22 16 20 17 21 18 22 19 21 20 21 19 21 22 21 22 21 22 21 23 21 24 22 25 21 25 21 26 21 27 22 28 21 29 21 29 22 29 21 30 22 30 21 32 21 33 22 33 21 32 21 34 21 35 22 35c0 1 0 1 0 1l21 34 22 37 21 37 21 38 22 38 21 37 21 39 22 40 21 40 22 40 21 40 21 42 22 41 21 42 22 43 21 43 22 43 21 43 22 44 21 44 22 45 21 45 22 45 21 46 22 45 21 45 21 47h1l21 46 21 47 22 46 21 47 22 48 21 47 22 47 21 48 22 48 21 47 22 48 21 48 21 48 22 48 21 48 23-22 22-23-21-48-22-48-21-48-22-48-21-48-22-47-21-48-22-48-21-47-22-47-21-48-22-47-21-46-22-47-21-46-22-47-21-46-1-1-21-44-21-46v-1l-22-45-21-44-22-45c0-1 0-1 0-1l-22-44-21-44-22-44v-1l-22-42-21-43-22-43v-1l-22-41c0-1 0-1 0-1l-21-41-21-41c-1-1-1-1-1-1l-21-41-22-40-21-40-22-40v-1l-21-39c-1 0-1 0-1 0l-21-38-22-38-21-38-22-37-21-37c-1-1-1-1-1-1l-21-35-22-36-21-35-1-1-21-34-22-33-21-33-22-33-22-32c0-1 0-1 0-1l-21-31h-1l-21-30v-1l-23-30-21-29-22-29-21-28c-1 0-1-1-1-1l-21-27-22-27-1-1-21-25-21-25-22-25c0 0-1 0-1-1l-21-23-22-23-22-22-21-22c-1 0-1-1-1-1l-22-20-21-20h-1l-21-19-22-19c0-1 0-1 0-1h-1l-21-17-22-17c0-1 0-1 0-1l-22-16-22-15-21-15c-1 0-1-1-1-1l-21-14c-1 0-1 0-2 0l-21-12-22-12-21-12c-1-1-1-1-2-1l-22-10-1-1-21-9-22-9-22-8h-1l-21-7-22-7c0 0-1 0-1-1l-22-5-21-5c-1 0-1 0-2 0l-21-3-22-3h-1l-21-2-21-2c-1 0-2 0-2 0h-22-21c-1 0-1 0-2 0l-21 2-22 2h-1l-21 3-22 3h-1l-22 5-21 5c-1 1-1 1-2 1l-21 7-22 7h-1l-21 8h-1l-21 9-22 9c0 1 0 1 0 1l-22 10c-1 0-1 0-2 1l-22 12-21 12-21 12c-1 0-1 0-2 0l-21 14c-1 0-1 1-1 1l-21 15-22 15h-1l-21 16-1 1-21 17-22 17c0 0-1 0-1 1l-21 19-22 19-22 20-21 20-1 1-22 22-21 22h-1l-21 23-21 23c-1 1-1 1-1 1l-22 25-21 25-22 25c0 1 0 1-1 1l-21 27-22 27v1l-21 28c-1 0-1 0-1 0l-21 29-22 29-22 30v1l-22 30-21 31c-1 0-1 0-1 1l-21 32h-1l-21 33-22 33-21 33-22 34c0 1 0 1 0 1l-21 35c-1 0-1 0-1 0l-21 36-21 35c-1 0-1 0-1 1l-21 37-22 37-22 38-21 38-22 38-21 39c0 1 0 1-1 1l-21 40-21 40-22 40-22 41v1l-21 41-22 41v1l-21 41c0 1 0 1 0 1l-22 43-21 43-22 42c0 1-1 1-1 1l-21 44-22 44-21 44v1l-22 45-21 44-22 45c0 1 0 1 0 1l-21 46-22 44c0 1 0 1 0 1l-21 46h-1l-21 47-21 46h-1l-21 47-21 46h-1l-21 47-22 48-21 47-21 47h-1l-21 48-21 48-22 47-22 48-21 48-21 48-6 13z">
            <text:p/>
          </draw:path>
        </draw:g>
        <draw:g>
          <draw:line draw:style-name="gr35" draw:text-style-name="P1" draw:layer="layout" svg:x1="4.475cm" svg:y1="2.857cm" svg:x2="4.475cm" svg:y2="4.157cm">
            <text:p/>
          </draw:line>
          <draw:line draw:style-name="gr35" draw:text-style-name="P1" draw:layer="layout" svg:x1="4.982cm" svg:y1="2.453cm" svg:x2="4.983cm" svg:y2="4.339cm">
            <text:p/>
          </draw:line>
          <draw:line draw:style-name="gr35" draw:text-style-name="P1" draw:layer="layout" svg:x1="5.493cm" svg:y1="2.266cm" svg:x2="5.494cm" svg:y2="4.622cm">
            <text:p/>
          </draw:line>
          <draw:line draw:style-name="gr35" draw:text-style-name="P1" draw:layer="layout" svg:x1="6.104cm" svg:y1="2.116cm" svg:x2="6.104cm" svg:y2="5.04cm">
            <text:p/>
          </draw:line>
          <draw:line draw:style-name="gr35" draw:text-style-name="P1" draw:layer="layout" svg:x1="3.975cm" svg:y1="3.151cm" svg:x2="3.975cm" svg:y2="3.757cm">
            <text:p/>
          </draw:line>
        </draw:g>
        <draw:line draw:style-name="gr35" draw:text-style-name="P1" draw:layer="layout" svg:x1="8.804cm" svg:y1="6.757cm" svg:x2="8.804cm" svg:y2="8.057cm">
          <text:p/>
        </draw:line>
        <draw:line draw:style-name="gr35" draw:text-style-name="P1" draw:layer="layout" svg:x1="8.298cm" svg:y1="6.453cm" svg:x2="8.297cm" svg:y2="8.339cm">
          <text:p/>
        </draw:line>
        <draw:line draw:style-name="gr35" draw:text-style-name="P1" draw:layer="layout" svg:x1="7.786cm" svg:y1="6.166cm" svg:x2="7.785cm" svg:y2="8.522cm">
          <text:p/>
        </draw:line>
        <draw:line draw:style-name="gr35" draw:text-style-name="P1" draw:layer="layout" svg:x1="7.175cm" svg:y1="5.916cm" svg:x2="7.175cm" svg:y2="8.84cm">
          <text:p/>
        </draw:line>
        <draw:line draw:style-name="gr35" draw:text-style-name="P1" draw:layer="layout" svg:x1="9.304cm" svg:y1="7.051cm" svg:x2="9.304cm" svg:y2="7.657cm">
          <text:p/>
        </draw:line>
        <draw:g>
          <draw:line draw:style-name="gr35" draw:text-style-name="P1" draw:layer="layout" svg:x1="10.976cm" svg:y1="6.857cm" svg:x2="10.976cm" svg:y2="8.157cm">
            <text:p/>
          </draw:line>
          <draw:line draw:style-name="gr35" draw:text-style-name="P1" draw:layer="layout" svg:x1="11.483cm" svg:y1="6.453cm" svg:x2="11.484cm" svg:y2="8.339cm">
            <text:p/>
          </draw:line>
          <draw:line draw:style-name="gr35" draw:text-style-name="P1" draw:layer="layout" svg:x1="11.994cm" svg:y1="6.266cm" svg:x2="11.995cm" svg:y2="8.622cm">
            <text:p/>
          </draw:line>
          <draw:line draw:style-name="gr35" draw:text-style-name="P1" draw:layer="layout" svg:x1="12.605cm" svg:y1="6.116cm" svg:x2="12.605cm" svg:y2="9.04cm">
            <text:p/>
          </draw:line>
          <draw:line draw:style-name="gr35" draw:text-style-name="P1" draw:layer="layout" svg:x1="10.476cm" svg:y1="7.151cm" svg:x2="10.476cm" svg:y2="7.757cm">
            <text:p/>
          </draw:line>
        </draw:g>
        <draw:g>
          <draw:line draw:style-name="gr64" draw:text-style-name="P1" draw:layer="layout" svg:x1="3.945cm" svg:y1="3.803cm" svg:x2="3.413cm" svg:y2="4.11cm">
            <text:p/>
          </draw:line>
          <draw:line draw:style-name="gr64" draw:text-style-name="P1" draw:layer="layout" svg:x1="4.447cm" svg:y1="4.104cm" svg:x2="3.343cm" svg:y2="4.739cm">
            <text:p/>
          </draw:line>
          <draw:line draw:style-name="gr64" draw:text-style-name="P1" draw:layer="layout" svg:x1="4.947cm" svg:y1="4.405cm" svg:x2="3.247cm" svg:y2="5.382cm">
            <text:p/>
          </draw:line>
          <draw:line draw:style-name="gr64" draw:text-style-name="P1" draw:layer="layout" svg:x1="5.447cm" svg:y1="4.806cm" svg:x2="3.264cm" svg:y2="6.061cm">
            <text:p/>
          </draw:line>
          <draw:line draw:style-name="gr64" draw:text-style-name="P1" draw:layer="layout" svg:x1="6.048cm" svg:y1="5.107cm" svg:x2="3.427cm" svg:y2="6.614cm">
            <text:p/>
          </draw:line>
        </draw:g>
        <draw:g>
          <draw:line draw:style-name="gr64" draw:text-style-name="P1" draw:layer="layout" svg:x1="10.464cm" svg:y1="7.845cm" svg:x2="9.932cm" svg:y2="8.152cm">
            <text:p/>
          </draw:line>
          <draw:line draw:style-name="gr64" draw:text-style-name="P1" draw:layer="layout" svg:x1="10.966cm" svg:y1="8.146cm" svg:x2="9.862cm" svg:y2="8.781cm">
            <text:p/>
          </draw:line>
          <draw:line draw:style-name="gr64" draw:text-style-name="P1" draw:layer="layout" svg:x1="11.466cm" svg:y1="8.447cm" svg:x2="9.766cm" svg:y2="9.424cm">
            <text:p/>
          </draw:line>
          <draw:line draw:style-name="gr64" draw:text-style-name="P1" draw:layer="layout" svg:x1="11.966cm" svg:y1="8.848cm" svg:x2="9.783cm" svg:y2="10.103cm">
            <text:p/>
          </draw:line>
          <draw:line draw:style-name="gr64" draw:text-style-name="P1" draw:layer="layout" svg:x1="12.567cm" svg:y1="9.149cm" svg:x2="9.946cm" svg:y2="10.656cm">
            <text:p/>
          </draw:line>
        </draw:g>
        <draw:g>
          <draw:line draw:style-name="gr64" draw:text-style-name="P1" draw:layer="layout" svg:x1="9.347cm" svg:y1="7.114cm" svg:x2="9.879cm" svg:y2="6.807cm">
            <text:p/>
          </draw:line>
          <draw:line draw:style-name="gr64" draw:text-style-name="P1" draw:layer="layout" svg:x1="8.846cm" svg:y1="6.813cm" svg:x2="9.95cm" svg:y2="6.178cm">
            <text:p/>
          </draw:line>
          <draw:line draw:style-name="gr64" draw:text-style-name="P1" draw:layer="layout" svg:x1="8.346cm" svg:y1="6.512cm" svg:x2="10.046cm" svg:y2="5.535cm">
            <text:p/>
          </draw:line>
          <draw:line draw:style-name="gr64" draw:text-style-name="P1" draw:layer="layout" svg:x1="7.846cm" svg:y1="6.111cm" svg:x2="10.029cm" svg:y2="4.856cm">
            <text:p/>
          </draw:line>
          <draw:line draw:style-name="gr64" draw:text-style-name="P1" draw:layer="layout" svg:x1="7.245cm" svg:y1="5.81cm" svg:x2="9.866cm" svg:y2="4.303cm">
            <text:p/>
          </draw:line>
        </draw:g>
        <draw:path draw:style-name="gr65" draw:text-style-name="P4" draw:layer="layout" svg:width="3.664cm" svg:height="5.289cm" svg:x="12.981cm" svg:y="7.617cm" svg:viewBox="0 0 3665 5290" svg:d="M2195 3697l-45-2184-595 358 45 2184zM3665 3261l-3598 2029-67-3260 3598-2030z">
          <text:p/>
        </draw:path>
        <draw:line draw:style-name="gr61" draw:text-style-name="P1" draw:layer="layout" svg:x1="14.768cm" svg:y1="10.418cm" svg:x2="18.723cm" svg:y2="12.868cm">
          <text:p/>
        </draw:line>
        <draw:path draw:style-name="gr60" draw:text-style-name="P4" draw:layer="layout" svg:width="3.362cm" svg:height="3.311cm" svg:x="14.839cm" svg:y="9.107cm" svg:viewBox="0 0 3363 3312" svg:d="M0 1343l40-27 43-30 44-29 42-28c1-1 1-1 1-1l43-29 44-30 42-28 43-29c1 0 1 0 1 0l43-29 43-29 42-28 43-28 43-28 43-29 42-28 42-26c0-1 0-1 0-1l42-27 42-27 42-27 42-27 41-26 41-26 41-26 41-25c1 0 1 0 1 0l41-25 40-25 40-25 40-23 41-25 39-23 39-23 40-22 39-23 38-22 38-20 38-22 38-20 38-20 37-20 36-19c1 0 1 0 1 0l37-19 36-18 36-18 35-16 36-17 35-17 35-15 34-15 33-14 35-14 33-13 34-14 32-12 32-12 32-11 31-10 31-10 31-10 30-8 30-8 29-7 30-7 28-6 28-6 28-4 28-5 26-3 27-3 26-3 26-1 25-1 25-1 24 1 24 1 24 1 23 3 23 4 22 3 22 5 21 5 22 5 20 7 20 7 19 8 19 9 19 9 19 9 17 11 18 11 17 13 16 12 17 14 16 13 15 15 15 15 14 17 14 17 14 17 13 19 14 18 13 20 11 20 12 22 12 21 10 22 10 23 10 24 10 24 9 26 9 25 8 27 9 27 7 28 8 27 6 30 7 29 6 31 6 30 5 32 5 33 5 32 4 33 4 34 4 35 3 35 3 36 3 37 2 36 2 38 2 38 1 39 1 39 1 39v40 40l-1 42v1 40l-1 42-1 43-2 43-2 44-1 43-3 44-2 45-3 46-3 45-3 46-4 46c0 1 0 1 0 1l-3 46-4 46-4 48-5 48-3 48-5 48-5 49-5 49-5 49-6 50-5 49-6 50v1l-5 49-6 50-7 51-6 51-6 51-6 50-6 51-7 52v1l-7 51-6 51-7 52-7 52-7 51-7 52-7 52-6 52z">
          <text:p/>
        </draw:path>
        <draw:g>
          <draw:line draw:style-name="gr35" draw:text-style-name="P1" draw:layer="layout" svg:x1="15.877cm" svg:y1="9.857cm" svg:x2="15.877cm" svg:y2="11.157cm">
            <text:p/>
          </draw:line>
          <draw:line draw:style-name="gr35" draw:text-style-name="P1" draw:layer="layout" svg:x1="16.384cm" svg:y1="9.453cm" svg:x2="16.385cm" svg:y2="11.339cm">
            <text:p/>
          </draw:line>
          <draw:line draw:style-name="gr35" draw:text-style-name="P1" draw:layer="layout" svg:x1="16.895cm" svg:y1="9.266cm" svg:x2="16.896cm" svg:y2="11.622cm">
            <text:p/>
          </draw:line>
          <draw:line draw:style-name="gr35" draw:text-style-name="P1" draw:layer="layout" svg:x1="17.506cm" svg:y1="9.116cm" svg:x2="17.506cm" svg:y2="12.04cm">
            <text:p/>
          </draw:line>
          <draw:line draw:style-name="gr35" draw:text-style-name="P1" draw:layer="layout" svg:x1="15.377cm" svg:y1="10.151cm" svg:x2="15.377cm" svg:y2="10.757cm">
            <text:p/>
          </draw:line>
        </draw:g>
        <draw:custom-shape draw:style-name="gr66" draw:text-style-name="P15" draw:layer="layout" svg:width="4.57cm" svg:height="1.467cm" svg:x="5.604cm" svg:y="16.236cm">
          <text:p/>
          <draw:enhanced-geometry svg:viewBox="0 0 21600 21600" draw:type="rectangle" draw:enhanced-path="M 0 0 L 21600 0 21600 21600 0 21600 0 0 Z N"/>
        </draw:custom-shape>
        <draw:custom-shape draw:style-name="gr67" draw:text-style-name="P16" draw:layer="layout" svg:width="0.505cm" svg:height="1.419cm" svg:x="7.636cm" svg:y="16.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7" draw:layer="layout" svg:width="0.505cm" svg:height="1.419cm" svg:x="8.136cm" svg:y="16.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8" draw:layer="layout" svg:width="0.505cm" svg:height="1.419cm" svg:x="8.636cm" svg:y="16.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19" draw:layer="layout" svg:width="0.505cm" svg:height="1.419cm" svg:x="9.136cm" svg:y="16.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15" draw:layer="layout" svg:width="0.505cm" svg:height="1.419cm" svg:x="9.636cm" svg:y="16.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15" draw:layer="layout" svg:width="0.505cm" svg:height="1.419cm" svg:x="5.636cm" svg:y="16.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19" draw:layer="layout" svg:width="0.505cm" svg:height="1.419cm" svg:x="6.136cm" svg:y="16.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8" draw:layer="layout" svg:width="0.505cm" svg:height="1.419cm" svg:x="6.636cm" svg:y="16.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7" draw:layer="layout" svg:width="0.505cm" svg:height="1.419cm" svg:x="7.136cm" svg:y="16.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12" draw:style-name="dp1" draw:master-page-name="Default">
        <draw:line draw:style-name="gr72" draw:text-style-name="P20" draw:layer="layout" svg:x1="13.283cm" svg:y1="7.473cm" svg:x2="15.737cm" svg:y2="3.793cm">
          <text:p/>
        </draw:line>
        <draw:line draw:style-name="gr73" draw:text-style-name="P20" draw:layer="layout" svg:x1="13.422cm" svg:y1="3.728cm" svg:x2="15.876cm" svg:y2="7.408cm">
          <text:p/>
        </draw:line>
        <draw:line draw:style-name="gr73" draw:text-style-name="P20" draw:layer="layout" svg:x1="12.909cm" svg:y1="3.715cm" svg:x2="15.363cm" svg:y2="7.395cm">
          <text:p/>
        </draw:line>
        <draw:line draw:style-name="gr73" draw:text-style-name="P20" draw:layer="layout" svg:x1="12.396cm" svg:y1="3.702cm" svg:x2="14.85cm" svg:y2="7.382cm">
          <text:p/>
        </draw:line>
        <draw:line draw:style-name="gr72" draw:text-style-name="P20" draw:layer="layout" svg:x1="14.309cm" svg:y1="7.447cm" svg:x2="16.763cm" svg:y2="3.767cm">
          <text:p/>
        </draw:line>
        <draw:line draw:style-name="gr72" draw:text-style-name="P20" draw:layer="layout" svg:x1="13.796cm" svg:y1="7.46cm" svg:x2="16.25cm" svg:y2="3.78cm">
          <text:p/>
        </draw:line>
        <draw:line draw:style-name="gr2" draw:text-style-name="P20" draw:layer="layout" svg:x1="4.821cm" svg:y1="2.302cm" svg:x2="4.821cm" svg:y2="9.855cm">
          <text:p/>
        </draw:line>
        <draw:line draw:style-name="gr22" draw:text-style-name="P20" draw:layer="layout" svg:x1="2.223cm" svg:y1="2.254cm" svg:x2="4.677cm" svg:y2="5.934cm">
          <text:p/>
        </draw:line>
        <draw:line draw:style-name="gr74" draw:text-style-name="P20" draw:layer="layout" svg:x1="5.11cm" svg:y1="5.921cm" svg:x2="7.564cm" svg:y2="2.241cm">
          <text:p/>
        </draw:line>
        <draw:line draw:style-name="gr25" draw:text-style-name="P20" draw:layer="layout" svg:x1="4.904cm" svg:y1="6.162cm" svg:x2="6.409cm" svg:y2="9.999cm">
          <text:p/>
        </draw:line>
        <draw:line draw:style-name="gr23" draw:text-style-name="P20" draw:layer="layout" svg:x1="7.371cm" svg:y1="6.051cm" svg:x2="2.247cm" svg:y2="6.051cm">
          <text:p/>
        </draw:line>
        <draw:circle draw:style-name="gr75" draw:text-style-name="P21" draw:layer="layout" svg:width="5.124cm" svg:height="5.123cm" svg:x="2.223cm" svg:y="3.529cm" draw:kind="arc" draw:start-angle="88.66" draw:end-angle="122.1">
          <text:p/>
        </draw:circle>
        <draw:circle draw:style-name="gr76" draw:text-style-name="P21" draw:layer="layout" svg:width="5.124cm" svg:height="5.123cm" svg:x="2.322cm" svg:y="3.529cm" draw:kind="arc" draw:start-angle="57.9" draw:end-angle="91.34">
          <text:p/>
        </draw:circle>
        <draw:circle draw:style-name="gr75" draw:text-style-name="P21" draw:layer="layout" svg:width="5.124cm" svg:height="5.123cm" draw:transform="rotate (-3.14159265358979) translate (7.445cm 9.823cm)" draw:kind="arc" draw:start-angle="88.66" draw:end-angle="122.1">
          <text:p/>
        </draw:circle>
        <draw:frame draw:style-name="gr77" draw:text-style-name="P22" draw:layer="layout" svg:width="0.976cm" svg:height="0.842cm" svg:x="3.395cm" svg:y="2.567cm">
          <draw:text-box>
            <text:p><text:span text:style-name="T1">θ1</text:span></text:p>
          </draw:text-box>
        </draw:frame>
        <draw:frame draw:style-name="gr77" draw:text-style-name="P22" draw:layer="layout" svg:width="0.976cm" svg:height="0.842cm" svg:x="5.095cm" svg:y="2.567cm">
          <draw:text-box>
            <text:p><text:span text:style-name="T1">θ2</text:span></text:p>
          </draw:text-box>
        </draw:frame>
        <draw:frame draw:style-name="gr77" draw:text-style-name="P22" draw:layer="layout" svg:width="0.976cm" svg:height="0.842cm" svg:x="4.995cm" svg:y="8.667cm">
          <draw:text-box>
            <text:p><text:span text:style-name="T1">θ3</text:span></text:p>
          </draw:text-box>
        </draw:frame>
        <draw:frame draw:style-name="gr77" draw:text-style-name="P22" draw:layer="layout" svg:width="0.976cm" svg:height="0.842cm" svg:x="2.295cm" svg:y="5.167cm">
          <draw:text-box>
            <text:p><text:span text:style-name="T1">n1</text:span></text:p>
          </draw:text-box>
        </draw:frame>
        <draw:frame draw:style-name="gr77" draw:text-style-name="P22" draw:layer="layout" svg:width="0.976cm" svg:height="0.842cm" svg:x="2.295cm" svg:y="6.067cm">
          <draw:text-box>
            <text:p><text:span text:style-name="T1">n2</text:span></text:p>
          </draw:text-box>
        </draw:frame>
        <draw:line draw:style-name="gr2" draw:text-style-name="P20" draw:layer="layout" svg:x1="13.946cm" svg:y1="2.302cm" svg:x2="13.946cm" svg:y2="9.855cm">
          <text:p/>
        </draw:line>
        <draw:line draw:style-name="gr22" draw:text-style-name="P20" draw:layer="layout" svg:x1="12.948cm" svg:y1="2.254cm" svg:x2="15.402cm" svg:y2="5.934cm">
          <text:p/>
        </draw:line>
        <draw:line draw:style-name="gr25" draw:text-style-name="P20" draw:layer="layout" svg:x1="14.029cm" svg:y1="6.162cm" svg:x2="15.534cm" svg:y2="9.999cm">
          <text:p/>
        </draw:line>
        <draw:line draw:style-name="gr23" draw:text-style-name="P20" draw:layer="layout" svg:x1="16.496cm" svg:y1="6.051cm" svg:x2="11.372cm" svg:y2="6.051cm">
          <text:p/>
        </draw:line>
        <draw:circle draw:style-name="gr75" draw:text-style-name="P21" draw:layer="layout" svg:width="5.124cm" svg:height="5.123cm" svg:x="11.348cm" svg:y="3.529cm" draw:kind="arc" draw:start-angle="88.66" draw:end-angle="122.1">
          <text:p/>
        </draw:circle>
        <draw:circle draw:style-name="gr75" draw:text-style-name="P21" draw:layer="layout" svg:width="5.124cm" svg:height="5.123cm" draw:transform="rotate (-3.14159265358979) translate (16.57cm 9.823cm)" draw:kind="arc" draw:start-angle="88.66" draw:end-angle="122.1">
          <text:p/>
        </draw:circle>
        <draw:frame draw:style-name="gr77" draw:text-style-name="P22" draw:layer="layout" svg:width="0.976cm" svg:height="0.842cm" svg:x="14.12cm" svg:y="8.667cm">
          <draw:text-box>
            <text:p><text:span text:style-name="T1">θ3</text:span></text:p>
          </draw:text-box>
        </draw:frame>
        <draw:frame draw:style-name="gr78" draw:text-style-name="P22" draw:layer="layout" svg:width="1.205cm" svg:height="0.842cm" svg:x="11.306cm" svg:y="5.167cm">
          <draw:text-box>
            <text:p><text:span text:style-name="T1">n1</text:span></text:p>
          </draw:text-box>
        </draw:frame>
        <draw:frame draw:style-name="gr77" draw:text-style-name="P22" draw:layer="layout" svg:width="0.976cm" svg:height="0.842cm" svg:x="11.42cm" svg:y="6.067cm">
          <draw:text-box>
            <text:p><text:span text:style-name="T1">n2</text:span></text:p>
          </draw:text-box>
        </draw:frame>
        <draw:line draw:style-name="gr22" draw:text-style-name="P20" draw:layer="layout" svg:x1="12.435cm" svg:y1="2.241cm" svg:x2="14.889cm" svg:y2="5.921cm">
          <text:p/>
        </draw:line>
        <draw:line draw:style-name="gr22" draw:text-style-name="P20" draw:layer="layout" svg:x1="11.922cm" svg:y1="2.228cm" svg:x2="14.376cm" svg:y2="5.908cm">
          <text:p/>
        </draw:line>
        <draw:line draw:style-name="gr22" draw:text-style-name="P20" draw:layer="layout" svg:x1="11.409cm" svg:y1="2.215cm" svg:x2="13.863cm" svg:y2="5.895cm">
          <text:p/>
        </draw:line>
        <draw:line draw:style-name="gr74" draw:text-style-name="P20" draw:layer="layout" svg:x1="15.322cm" svg:y1="5.934cm" svg:x2="17.776cm" svg:y2="2.254cm">
          <text:p/>
        </draw:line>
        <draw:line draw:style-name="gr74" draw:text-style-name="P20" draw:layer="layout" svg:x1="14.809cm" svg:y1="5.947cm" svg:x2="17.263cm" svg:y2="2.267cm">
          <text:p/>
        </draw:line>
        <draw:line draw:style-name="gr74" draw:text-style-name="P20" draw:layer="layout" svg:x1="14.296cm" svg:y1="5.96cm" svg:x2="16.75cm" svg:y2="2.28cm">
          <text:p/>
        </draw:line>
        <draw:line draw:style-name="gr74" draw:text-style-name="P20" draw:layer="layout" svg:x1="13.783cm" svg:y1="5.973cm" svg:x2="16.237cm" svg:y2="2.293cm">
          <text:p/>
        </draw:line>
        <draw:line draw:style-name="gr2" draw:text-style-name="P20" draw:layer="layout" svg:x1="13.733cm" svg:y1="12.489cm" svg:x2="13.733cm" svg:y2="20.042cm">
          <text:p/>
        </draw:line>
        <draw:line draw:style-name="gr22" draw:text-style-name="P20" draw:layer="layout" svg:x1="12.735cm" svg:y1="12.441cm" svg:x2="15.189cm" svg:y2="16.121cm">
          <text:p/>
        </draw:line>
        <draw:line draw:style-name="gr25" draw:text-style-name="P20" draw:layer="layout" svg:x1="13.816cm" svg:y1="16.349cm" svg:x2="15.321cm" svg:y2="20.186cm">
          <text:p/>
        </draw:line>
        <draw:line draw:style-name="gr23" draw:text-style-name="P20" draw:layer="layout" svg:x1="16.283cm" svg:y1="16.238cm" svg:x2="11.159cm" svg:y2="16.238cm">
          <text:p/>
        </draw:line>
        <draw:circle draw:style-name="gr75" draw:text-style-name="P21" draw:layer="layout" svg:width="5.124cm" svg:height="5.123cm" svg:x="11.135cm" svg:y="13.716cm" draw:kind="arc" draw:start-angle="88.66" draw:end-angle="122.1">
          <text:p/>
        </draw:circle>
        <draw:circle draw:style-name="gr75" draw:text-style-name="P21" draw:layer="layout" svg:width="5.124cm" svg:height="5.123cm" draw:transform="rotate (-3.14159265358979) translate (16.357cm 20.01cm)" draw:kind="arc" draw:start-angle="88.66" draw:end-angle="122.1">
          <text:p/>
        </draw:circle>
        <draw:frame draw:style-name="gr77" draw:text-style-name="P22" draw:layer="layout" svg:width="0.976cm" svg:height="0.842cm" svg:x="13.907cm" svg:y="18.854cm">
          <draw:text-box>
            <text:p><text:span text:style-name="T1">θ3</text:span></text:p>
          </draw:text-box>
        </draw:frame>
        <draw:frame draw:style-name="gr77" draw:text-style-name="P22" draw:layer="layout" svg:width="0.976cm" svg:height="0.842cm" svg:x="11.207cm" svg:y="15.354cm">
          <draw:text-box>
            <text:p><text:span text:style-name="T1">n1</text:span></text:p>
          </draw:text-box>
        </draw:frame>
        <draw:frame draw:style-name="gr77" draw:text-style-name="P22" draw:layer="layout" svg:width="0.976cm" svg:height="0.842cm" svg:x="11.207cm" svg:y="16.254cm">
          <draw:text-box>
            <text:p><text:span text:style-name="T1">n2</text:span></text:p>
          </draw:text-box>
        </draw:frame>
        <draw:line draw:style-name="gr22" draw:text-style-name="P20" draw:layer="layout" svg:x1="12.222cm" svg:y1="12.428cm" svg:x2="14.676cm" svg:y2="16.108cm">
          <text:p/>
        </draw:line>
        <draw:line draw:style-name="gr22" draw:text-style-name="P20" draw:layer="layout" svg:x1="11.709cm" svg:y1="12.415cm" svg:x2="14.163cm" svg:y2="16.095cm">
          <text:p/>
        </draw:line>
        <draw:line draw:style-name="gr22" draw:text-style-name="P20" draw:layer="layout" svg:x1="11.196cm" svg:y1="12.402cm" svg:x2="13.65cm" svg:y2="16.082cm">
          <text:p/>
        </draw:line>
        <draw:line draw:style-name="gr74" draw:text-style-name="P20" draw:layer="layout" svg:x1="15.109cm" svg:y1="16.121cm" svg:x2="17.563cm" svg:y2="12.441cm">
          <text:p/>
        </draw:line>
        <draw:line draw:style-name="gr74" draw:text-style-name="P20" draw:layer="layout" svg:x1="14.596cm" svg:y1="16.134cm" svg:x2="17.05cm" svg:y2="12.454cm">
          <text:p/>
        </draw:line>
        <draw:line draw:style-name="gr74" draw:text-style-name="P20" draw:layer="layout" svg:x1="14.083cm" svg:y1="16.147cm" svg:x2="16.537cm" svg:y2="12.467cm">
          <text:p/>
        </draw:line>
        <draw:line draw:style-name="gr74" draw:text-style-name="P20" draw:layer="layout" svg:x1="13.57cm" svg:y1="16.16cm" svg:x2="16.024cm" svg:y2="12.48cm">
          <text:p/>
        </draw:line>
        <draw:line draw:style-name="gr25" draw:text-style-name="P20" draw:layer="layout" svg:x1="14.304cm" svg:y1="16.336cm" svg:x2="15.809cm" svg:y2="20.173cm">
          <text:p/>
        </draw:line>
        <draw:line draw:style-name="gr25" draw:text-style-name="P20" draw:layer="layout" svg:x1="14.792cm" svg:y1="16.323cm" svg:x2="16.297cm" svg:y2="20.16cm">
          <text:p/>
        </draw:line>
        <draw:line draw:style-name="gr25" draw:text-style-name="P20" draw:layer="layout" svg:x1="15.28cm" svg:y1="16.31cm" svg:x2="16.785cm" svg:y2="20.147cm">
          <text:p/>
        </draw:line>
        <draw:frame draw:style-name="gr79" draw:text-style-name="P23" draw:layer="layout" svg:width="0.976cm" svg:height="0.842cm" svg:x="12.307cm" svg:y="12.754cm">
          <draw:text-box>
            <text:p><text:span text:style-name="T1">θ1</text:span></text:p>
          </draw:text-box>
        </draw:frame>
        <draw:frame draw:style-name="gr79" draw:text-style-name="P23" draw:layer="layout" svg:width="0.976cm" svg:height="0.842cm" svg:x="12.52cm" svg:y="2.567cm">
          <draw:text-box>
            <text:p><text:span text:style-name="T1">θ1</text:span></text:p>
          </draw:text-box>
        </draw:frame>
        <draw:line draw:style-name="gr2" draw:text-style-name="P20" draw:layer="layout" svg:x1="15.273cm" svg:y1="16.332cm" svg:x2="12.892cm" svg:y2="17.463cm">
          <text:p/>
        </draw:line>
        <draw:line draw:style-name="gr2" draw:text-style-name="P20" draw:layer="layout" svg:x1="15.774cm" svg:y1="17.533cm" svg:x2="13.393cm" svg:y2="18.664cm">
          <text:p/>
        </draw:line>
        <draw:line draw:style-name="gr2" draw:text-style-name="P20" draw:layer="layout" svg:x1="5.608cm" svg:y1="12.495cm" svg:x2="5.608cm" svg:y2="20.048cm">
          <text:p/>
        </draw:line>
        <draw:line draw:style-name="gr22" draw:text-style-name="P20" draw:layer="layout" svg:x1="2.21cm" svg:y1="12.447cm" svg:x2="5.46cm" svg:y2="16.092cm">
          <text:p/>
        </draw:line>
        <draw:line draw:style-name="gr25" draw:text-style-name="P20" draw:layer="layout" svg:x1="5.7cm" svg:y1="16.38cm" svg:x2="6.396cm" svg:y2="20.192cm">
          <text:p/>
        </draw:line>
        <draw:line draw:style-name="gr23" draw:text-style-name="P20" draw:layer="layout" svg:x1="7.358cm" svg:y1="16.244cm" svg:x2="2.234cm" svg:y2="16.244cm">
          <text:p/>
        </draw:line>
        <draw:ellipse draw:style-name="gr75" draw:text-style-name="P21" draw:layer="layout" svg:width="7.633cm" svg:height="5.123cm" svg:x="1.722cm" svg:y="13.322cm" draw:kind="arc" draw:start-angle="88.66" draw:end-angle="122.1">
          <text:p/>
        </draw:ellipse>
        <draw:ellipse draw:style-name="gr75" draw:text-style-name="P21" draw:layer="layout" svg:width="2.001cm" svg:height="5.123cm" draw:transform="rotate (-3.14159265358979) translate (6.7cm 20.016cm)" draw:kind="arc" draw:start-angle="88.66" draw:end-angle="122.1">
          <text:p/>
        </draw:ellipse>
        <draw:frame draw:style-name="gr80" draw:text-style-name="P22" draw:layer="layout" svg:width="0.976cm" svg:height="1.277cm" svg:x="4.473cm" svg:y="13.467cm">
          <draw:text-box>
            <text:p><text:span text:style-name="T1">θ1</text:span></text:p>
          </draw:text-box>
        </draw:frame>
        <draw:frame draw:style-name="gr81" draw:text-style-name="P22" draw:layer="layout" svg:width="0.976cm" svg:height="1.409cm" svg:x="2.604cm" svg:y="14.793cm">
          <draw:text-box>
            <text:p><text:span text:style-name="T1">n1</text:span></text:p>
          </draw:text-box>
        </draw:frame>
        <draw:frame draw:style-name="gr80" draw:text-style-name="P22" draw:layer="layout" svg:width="0.976cm" svg:height="1.371cm" svg:x="2.725cm" svg:y="16.26cm">
          <draw:text-box>
            <text:p><text:span text:style-name="T1">n2</text:span></text:p>
          </draw:text-box>
        </draw:frame>
        <draw:line draw:style-name="gr2" draw:text-style-name="P20" draw:layer="layout" svg:x1="2.236cm" svg:y1="12.436cm" svg:x2="6.326cm" svg:y2="20.109cm">
          <text:p/>
        </draw:line>
        <draw:line draw:style-name="gr2" draw:text-style-name="P20" draw:layer="layout" svg:x1="2.261cm" svg:y1="20.061cm" svg:x2="6.277cm" svg:y2="20.061cm">
          <text:p/>
        </draw:line>
        <draw:line draw:style-name="gr2" draw:text-style-name="P20" draw:layer="layout" svg:x1="2.188cm" svg:y1="12.436cm" svg:x2="2.236cm" svg:y2="20.012cm">
          <text:p/>
        </draw:line>
        <draw:frame draw:style-name="gr82" draw:text-style-name="P22" draw:layer="layout" svg:width="0.786cm" svg:height="1.178cm" svg:x="2.901cm" svg:y="12.412cm">
          <draw:text-box>
            <text:p><text:span text:style-name="T1">A</text:span></text:p>
          </draw:text-box>
        </draw:frame>
        <draw:frame draw:style-name="gr82" draw:text-style-name="P22" draw:layer="layout" svg:width="0.786cm" svg:height="1.178cm" svg:x="6.088cm" svg:y="17.319cm">
          <draw:text-box>
            <text:p><text:span text:style-name="T1">B</text:span></text:p>
          </draw:text-box>
        </draw:frame>
        <draw:frame draw:style-name="gr83" draw:text-style-name="P25" draw:layer="layout" svg:width="0.976cm" svg:height="1.324cm" svg:x="4.453cm" svg:y="18.689cm">
          <draw:text-box>
            <text:p text:style-name="P24"><text:span text:style-name="T1">θ3</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Blue_20_45_20_Degrees_20_Crossed" draw:display-name="Blue 45 Degrees Crossed" draw:style="double" draw:color="#2a6099" draw:distance="0.203cm" draw:rotation="450"/>
    <draw:marker draw:name="Arrow" svg:viewBox="0 0 20 30" svg:d="M10 0l-10 30h20z"/>
    <draw:marker draw:name="Arrowheads_20_2" draw:display-name="Arrowheads 2" svg:viewBox="0 0 20 20" svg:d="M0 20l10-20 10 20z"/>
    <draw:marker draw:name="Arrowheads_20_3" draw:display-name="Arrowheads 3" svg:viewBox="0 0 15000 8146" svg:d="M29 0l-29 653 244 1943 761 1804 1183 1560 1562 1182 1806 760 1894 244 1994-244 1806-760 1562-1182 1183-1560 761-1804 244-1943-29-653z"/>
    <draw:marker draw:name="Arrowheads_20_5" draw:display-name="Arrowheads 5" svg:viewBox="0 0 1131 1580" svg:d="M1013 1491l118 89-567-1580-564 1580 114-85 136-68 148-46 161-17 161 13 153 46z"/>
    <draw:marker draw:name="Arrowheads_20_6" draw:display-name="Arrowheads 6" svg:viewBox="0 0 1013 1130" svg:d="M1009 1050l-449-1008-22-30-29-12-34 12-21 26-449 1012-5 13v8l5 21 12 21 17 13 21 4h903l21-4 21-13 9-21 4-21v-8z"/>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height="false" draw:auto-grow-width="true" draw:fit-to-size="false" style:shrink-to-fit="true" fo:padding-top="0.125cm" fo:padding-bottom="0.125cm" fo:padding-left="0.25cm" fo:padding-right="0.25cm" fo:wrap-option="no-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3T13:03:59.201097014</meta:creation-date>
    <dc:date>2024-07-10T22:45:12.671190367</dc:date>
    <meta:editing-duration>P23DT13H43M</meta:editing-duration>
    <meta:editing-cycles>13</meta:editing-cycles>
    <meta:generator>LibreOffice/7.5.9.2$Linux_X86_64 LibreOffice_project/50$Build-2</meta:generator>
    <meta:document-statistic meta:object-count="626"/>
  </office:meta>
</office:document-meta>
</file>